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4333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0.9021in"/>
    </style:style>
    <style:style style:name="Table1.C" style:family="table-column">
      <style:table-column-properties style:column-width="0.790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514in" table:align="left"/>
    </style:style>
    <style:style style:name="Table2.A" style:family="table-column">
      <style:table-column-properties style:column-width="1.0792in"/>
    </style:style>
    <style:style style:name="Table2.B" style:family="table-column">
      <style:table-column-properties style:column-width="0.9535in"/>
    </style:style>
    <style:style style:name="Table2.C" style:family="table-column">
      <style:table-column-properties style:column-width="1.01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7764in" table:align="left"/>
    </style:style>
    <style:style style:name="Table3.A" style:family="table-column">
      <style:table-column-properties style:column-width="0.7785in"/>
    </style:style>
    <style:style style:name="Table3.B" style:family="table-column">
      <style:table-column-properties style:column-width="0.8931in"/>
    </style:style>
    <style:style style:name="Table3.C" style:family="table-column">
      <style:table-column-properties style:column-width="1.1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5306in" table:align="left"/>
    </style:style>
    <style:style style:name="Table4.A" style:family="table-column">
      <style:table-column-properties style:column-width="0.7042in"/>
    </style:style>
    <style:style style:name="Table4.B" style:family="table-column">
      <style:table-column-properties style:column-width="0.826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6243in" table:align="left"/>
    </style:style>
    <style:style style:name="Table5.A" style:family="table-column">
      <style:table-column-properties style:column-width="0.7972in"/>
    </style:style>
    <style:style style:name="Table5.B" style:family="table-column">
      <style:table-column-properties style:column-width="0.8979in"/>
    </style:style>
    <style:style style:name="Table5.C" style:family="table-column">
      <style:table-column-properties style:column-width="0.929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4">
      <style:text-properties officeooo:paragraph-rsid="000d2d0b"/>
    </style:style>
    <style:style style:name="P52" style:family="paragraph" style:parent-style-name="Text_20_body" style:list-style-name="L45"/>
    <style:style style:name="P53" style:family="paragraph" style:parent-style-name="Text_20_body" style:list-style-name="L46"/>
    <style:style style:name="P54" style:family="paragraph" style:parent-style-name="Text_20_body" style:list-style-name="L47"/>
    <style:style style:name="P55" style:family="paragraph" style:parent-style-name="Text_20_body" style:list-style-name="L48"/>
    <style:style style:name="P56" style:family="paragraph" style:parent-style-name="Text_20_body" style:list-style-name="L49"/>
    <style:style style:name="P57" style:family="paragraph" style:parent-style-name="Text_20_body" style:list-style-name="L50"/>
    <style:style style:name="P58" style:family="paragraph" style:parent-style-name="Text_20_body" style:list-style-name="L51"/>
    <style:style style:name="P59" style:family="paragraph" style:parent-style-name="Text_20_body" style:list-style-name="L52"/>
    <style:style style:name="P60" style:family="paragraph" style:parent-style-name="Text_20_body" style:list-style-name="L53"/>
    <style:style style:name="P61" style:family="paragraph" style:parent-style-name="Text_20_body" style:list-style-name="L54"/>
    <style:style style:name="P62" style:family="paragraph" style:parent-style-name="Text_20_body" style:list-style-name="L55"/>
    <style:style style:name="P63" style:family="paragraph" style:parent-style-name="Text_20_body" style:list-style-name="L56"/>
    <style:style style:name="P64" style:family="paragraph" style:parent-style-name="Text_20_body" style:list-style-name="L57"/>
    <style:style style:name="P65" style:family="paragraph" style:parent-style-name="Text_20_body" style:list-style-name="L58"/>
    <style:style style:name="P66" style:family="paragraph" style:parent-style-name="Text_20_body" style:list-style-name="L59"/>
    <style:style style:name="P67" style:family="paragraph" style:parent-style-name="Text_20_body" style:list-style-name="L60"/>
    <style:style style:name="P68" style:family="paragraph" style:parent-style-name="Text_20_body" style:list-style-name="L61"/>
    <style:style style:name="P69" style:family="paragraph" style:parent-style-name="Text_20_body" style:list-style-name="L62"/>
    <style:style style:name="P70" style:family="paragraph" style:parent-style-name="Text_20_body" style:list-style-name="L63"/>
    <style:style style:name="P71" style:family="paragraph" style:parent-style-name="Text_20_body" style:list-style-name="L64"/>
    <style:style style:name="P72" style:family="paragraph" style:parent-style-name="Text_20_body" style:list-style-name="L65"/>
    <style:style style:name="P73" style:family="paragraph" style:parent-style-name="Text_20_body" style:list-style-name="L66"/>
    <style:style style:name="P74" style:family="paragraph" style:parent-style-name="Text_20_body" style:list-style-name="L67"/>
    <style:style style:name="P75" style:family="paragraph" style:parent-style-name="Text_20_body" style:list-style-name="L68"/>
    <style:style style:name="P76" style:family="paragraph" style:parent-style-name="Text_20_body" style:list-style-name="L69"/>
    <style:style style:name="P77" style:family="paragraph" style:parent-style-name="Text_20_body" style:list-style-name="L70"/>
    <style:style style:name="P78" style:family="paragraph" style:parent-style-name="Text_20_body" style:list-style-name="L71"/>
    <style:style style:name="P79" style:family="paragraph" style:parent-style-name="Text_20_body" style:list-style-name="L72"/>
    <style:style style:name="P80" style:family="paragraph" style:parent-style-name="Text_20_body" style:list-style-name="L73"/>
    <style:style style:name="P81" style:family="paragraph" style:parent-style-name="Text_20_body" style:list-style-name="L74"/>
    <style:style style:name="P82" style:family="paragraph" style:parent-style-name="Text_20_body" style:list-style-name="L75"/>
    <style:style style:name="P83" style:family="paragraph" style:parent-style-name="Text_20_body" style:list-style-name="L76"/>
    <style:style style:name="P84" style:family="paragraph" style:parent-style-name="Text_20_body" style:list-style-name="L77"/>
    <style:style style:name="P85" style:family="paragraph" style:parent-style-name="Text_20_body" style:list-style-name="L78"/>
    <style:style style:name="P86" style:family="paragraph" style:parent-style-name="Text_20_body" style:list-style-name="L79"/>
    <style:style style:name="P87" style:family="paragraph" style:parent-style-name="Text_20_body" style:list-style-name="L80"/>
    <style:style style:name="P88" style:family="paragraph" style:parent-style-name="Text_20_body" style:list-style-name="L81"/>
    <style:style style:name="P89" style:family="paragraph" style:parent-style-name="Text_20_body" style:list-style-name="L82"/>
    <style:style style:name="P90" style:family="paragraph" style:parent-style-name="Text_20_body" style:list-style-name="L83"/>
    <style:style style:name="P91" style:family="paragraph" style:parent-style-name="Text_20_body" style:list-style-name="L84"/>
    <style:style style:name="P92" style:family="paragraph" style:parent-style-name="Text_20_body" style:list-style-name="L85"/>
    <style:style style:name="P93" style:family="paragraph" style:parent-style-name="Text_20_body" style:list-style-name="L86"/>
    <style:style style:name="P94" style:family="paragraph" style:parent-style-name="Text_20_body" style:list-style-name="L87"/>
    <style:style style:name="P95" style:family="paragraph" style:parent-style-name="Text_20_body" style:list-style-name="L88"/>
    <style:style style:name="T1" style:family="text">
      <style:text-properties officeooo:rsid="000d2d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<text:span text:style-name="Strong_20_Emphasis">TOPIC 1: SQL &amp; PL/SQL</text:span></text:h>
      <text:p text:style-name="Text_20_body"><text:span text:style-name="Emphasis">(Document first lines)</text:span></text:p>
      <text:h text:style-name="Heading_20_3" text:outline-level="3">🔹 <text:span text:style-name="Strong_20_Emphasis">SQL (Structured Query Language)</text:span></text:h>
      <text:list text:style-name="L1">
        <text:list-item>
          <text:p text:style-name="P7">Database tho <text:span text:style-name="Strong_20_Emphasis">communicate cheyyadaniki</text:span> use chese language.</text:p>
        </text:list-item>
        <text:list-item>
          <text:p text:style-name="P7">Tables lo unna data ni:</text:p>
          <text:list>
            <text:list-item>
              <text:p text:style-name="P7">create</text:p>
            </text:list-item>
            <text:list-item>
              <text:p text:style-name="P7">read</text:p>
            </text:list-item>
            <text:list-item>
              <text:p text:style-name="P7">update</text:p>
            </text:list-item>
            <text:list-item>
              <text:p text:style-name="P7">delete<text:line-break/>cheyyadaniki SQL use chestam.</text:p>
            </text:list-item>
          </text:list>
        </text:list-item>
        <text:list-item>
          <text:p text:style-name="P7">SQL <text:span text:style-name="Strong_20_Emphasis">commands-based language</text:span> (queries).</text:p>
        </text:list-item>
      </text:list>
      <text:p text:style-name="Text_20_body">👉 <text:span text:style-name="Strong_20_Emphasis">Simple ga</text:span>:</text:p>
      <text:p text:style-name="Quotations">SQL = DB tho matladataniki language</text:p>
      <text:p text:style-name="Horizontal_20_Line"/>
      <text:h text:style-name="Heading_20_3" text:outline-level="3">🔹 <text:span text:style-name="Strong_20_Emphasis">PL/SQL (Procedural Language / SQL)</text:span></text:h>
      <text:list text:style-name="L2">
        <text:list-item>
          <text:p text:style-name="P8">SQL ki <text:span text:style-name="Strong_20_Emphasis">programming features</text:span> add chesina language.</text:p>
        </text:list-item>
        <text:list-item>
          <text:p text:style-name="P8">Variables, conditions (IF), loops untayi.</text:p>
        </text:list-item>
        <text:list-item>
          <text:p text:style-name="P8">SQL statements ni <text:span text:style-name="Strong_20_Emphasis">block/logic</text:span> lo rastharu.</text:p>
        </text:list-item>
      </text:list>
      <text:p text:style-name="Text_20_body">👉 <text:span text:style-name="Strong_20_Emphasis">Simple ga</text:span>:</text:p>
      <text:p text:style-name="Quotations">SQL = data work<text:line-break/>PL/SQL = logic + control</text:p>
      <text:p text:style-name="Horizontal_20_Line"/>
      <text:h text:style-name="Heading_20_3" text:outline-level="3">🔑 <text:span text:style-name="Strong_20_Emphasis">Key difference (document meaning)</text:span></text:h>
      <text:list text:style-name="L3">
        <text:list-item>
          <text:p text:style-name="P9"><text:span text:style-name="Strong_20_Emphasis">SQL</text:span> → data manipulation &amp; retrieval</text:p>
        </text:list-item>
        <text:list-item>
          <text:p text:style-name="P9"><text:span text:style-name="Strong_20_Emphasis">PL/SQL</text:span> → procedural logic with SQL</text:p>
        </text:list-item>
      </text:list>
      <text:p text:style-name="Horizontal_20_Line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📘 <text:span text:style-name="Strong_20_Emphasis">TOPIC 2: SQL Databases &amp; NoSQL Databases</text:span></text:h>
      <text:h text:style-name="Heading_20_3" text:outline-level="3">🔹 <text:span text:style-name="Strong_20_Emphasis">SQL Databases</text:span></text:h>
      <text:list text:style-name="L4">
        <text:list-item>
          <text:p text:style-name="P10">Data <text:span text:style-name="Strong_20_Emphasis">tables (rows + columns)</text:span> lo store avtundi</text:p>
        </text:list-item>
        <text:list-item>
          <text:p text:style-name="P10"><text:span text:style-name="Strong_20_Emphasis">Fixed schema</text:span> (structure predefined)</text:p>
        </text:list-item>
        <text:list-item>
          <text:p text:style-name="P10">Relations (primary key, foreign key) untayi</text:p>
        </text:list-item>
      </text:list>
      <text:p text:style-name="Text_20_body"><text:span text:style-name="Strong_20_Emphasis">Examples :</text:span></text:p>
      <text:list text:style-name="L5">
        <text:list-item>
          <text:p text:style-name="P11">Oracle</text:p>
        </text:list-item>
        <text:list-item>
          <text:p text:style-name="P11">SQL Server</text:p>
        </text:list-item>
        <text:list-item>
          <text:p text:style-name="P11">MySQL</text:p>
        </text:list-item>
        <text:list-item>
          <text:p text:style-name="P11">PostgreSQL</text:p>
        </text:list-item>
      </text:list>
      <text:p text:style-name="Text_20_body">👉 Simple ga:</text:p>
      <text:p text:style-name="Quotations">SQL DB = <text:span text:style-name="Strong_20_Emphasis">table-based, structured data</text:span></text:p>
      <text:p text:style-name="Horizontal_20_Line"/>
      <text:h text:style-name="Heading_20_3" text:outline-level="3">🔹 <text:span text:style-name="Strong_20_Emphasis">NoSQL Databases</text:span></text:h>
      <text:list text:style-name="L6">
        <text:list-item>
          <text:p text:style-name="P12">Data <text:span text:style-name="Strong_20_Emphasis">tables kaadu</text:span></text:p>
        </text:list-item>
        <text:list-item>
          <text:p text:style-name="P12"><text:span text:style-name="Strong_20_Emphasis">Documents / collections</text:span> lo store avtundi</text:p>
        </text:list-item>
        <text:list-item>
          <text:p text:style-name="P12"><text:span text:style-name="Strong_20_Emphasis">Flexible schema</text:span> (structure change avvachu)</text:p>
        </text:list-item>
      </text:list>
      <text:p text:style-name="Text_20_body"><text:span text:style-name="Strong_20_Emphasis">Example (document lo):</text:span></text:p>
      <text:list text:style-name="L7">
        <text:list-item>
          <text:p text:style-name="P13">MongoDB</text:p>
        </text:list-item>
      </text:list>
      <text:p text:style-name="Text_20_body">👉 Simple ga:</text:p>
      <text:p text:style-name="Quotations">NoSQL DB = <text:span text:style-name="Strong_20_Emphasis">flexible, non-table data</text:span></text:p>
      <text:p text:style-name="Horizontal_20_Line"/>
      <text:h text:style-name="Heading_20_3" text:outline-level="3">🔑 <text:span text:style-name="Strong_20_Emphasis">Core difference (document meaning)</text:span></text:h>
      <text:list text:style-name="L8">
        <text:list-item>
          <text:p text:style-name="P14">SQL → structured, relational</text:p>
        </text:list-item>
        <text:list-item>
          <text:p text:style-name="P14">NoSQL → non-relational, flexible</text:p>
        </text:list-item>
      </text:list>
      <text:p text:style-name="Horizontal_20_Line"/>
      <text:p text:style-name="Text_20_body"/>
      <text:h text:style-name="Heading_20_2" text:outline-level="2">📘 <text:span text:style-name="Strong_20_Emphasis">TOPIC 3: Database (DB)</text:span></text:h>
      <text:p text:style-name="Text_20_body"><text:span text:style-name="Emphasis"/></text:p>
      <text:h text:style-name="Heading_20_3" text:outline-level="3"><text:soft-page-break/>🔹 <text:span text:style-name="Strong_20_Emphasis">Database ante enti?</text:span></text:h>
      <text:list text:style-name="L9">
        <text:list-item>
          <text:p text:style-name="P15"><text:span text:style-name="Strong_20_Emphasis">Database = organized collection of interrelated data</text:span></text:p>
        </text:list-item>
        <text:list-item>
          <text:p text:style-name="P15">Data random ga kaadu, <text:span text:style-name="Strong_20_Emphasis">proper structure tho</text:span> store chestaru</text:p>
        </text:list-item>
      </text:list>
      <text:p text:style-name="Horizontal_20_Line"/>
      <text:h text:style-name="Heading_20_3" text:outline-level="3">🔹 <text:span text:style-name="Strong_20_Emphasis">Examples (document lo exact ga unnavi):</text:span></text:h>
      <text:list text:style-name="L10">
        <text:list-item>
          <text:p text:style-name="P16"><text:span text:style-name="Strong_20_Emphasis">Bank Database</text:span></text:p>
          <text:list>
            <text:list-item>
              <text:p text:style-name="P16">customers</text:p>
            </text:list-item>
            <text:list-item>
              <text:p text:style-name="P16">accounts</text:p>
            </text:list-item>
            <text:list-item>
              <text:p text:style-name="P16">transactions</text:p>
            </text:list-item>
          </text:list>
        </text:list-item>
        <text:list-item>
          <text:p text:style-name="P16"><text:span text:style-name="Strong_20_Emphasis">University Database</text:span></text:p>
          <text:list>
            <text:list-item>
              <text:p text:style-name="P16">students</text:p>
            </text:list-item>
            <text:list-item>
              <text:p text:style-name="P16">courses</text:p>
            </text:list-item>
            <text:list-item>
              <text:p text:style-name="P16">faculty</text:p>
            </text:list-item>
          </text:list>
        </text:list-item>
      </text:list>
      <text:p text:style-name="Horizontal_20_Line"/>
      <text:h text:style-name="Heading_20_3" text:outline-level="3">🔑 <text:span text:style-name="Strong_20_Emphasis">Main idea (document meaning):</text:span></text:h>
      <text:list text:style-name="L11">
        <text:list-item>
          <text:p text:style-name="P17">Oka system ki related data <text:span text:style-name="Strong_20_Emphasis">oke place lo</text:span></text:p>
        </text:list-item>
        <text:list-item>
          <text:p text:style-name="P17"><text:span text:style-name="Strong_20_Emphasis">Relation maintain chestu</text:span> store cheyyadam</text:p>
        </text:list-item>
      </text:list>
      <text:p text:style-name="Text_20_body">👉 Simple ga:</text:p>
      <text:p text:style-name="Quotations">Database = related data ni organized ga store chese place</text:p>
      <text:p text:style-name="Horizontal_20_Line"/>
      <text:p text:style-name="Text_20_body"><text:span text:style-name="Strong_20_Emphasis">Ok Siva 👍<text:line-break/>Neat + simple (English + Telugu mix) ga explain chestha, exam-friendly points lo.</text:span></text:p>
      <text:p text:style-name="Horizontal_20_Line"/>
      <text:h text:style-name="Heading_20_2" text:outline-level="2"><text:span text:style-name="Strong_20_Emphasis">Database Development Life Cycle (DDLC)</text:span></text:h>
      <text:p text:style-name="Text_20_body">👉 Database ni <text:span text:style-name="Strong_20_Emphasis">plan cheyyadam → design → build → test → use → maintain</text:span> cheyyadam anedi ee cycle.</text:p>
      <text:p text:style-name="Horizontal_20_Line"/>
      <text:h text:style-name="Heading_20_2" text:outline-level="2"><text:span text:style-name="Strong_20_Emphasis">1️⃣ Analysis</text:span></text:h>
      <text:p text:style-name="Text_20_body"><text:span text:style-name="Strong_20_Emphasis">Meaning:</text:span><text:line-break/>👉 <text:span text:style-name="Emphasis">Database lo em data kavali? end users em chestaru?</text:span> ani decide cheyyadam.</text:p>
      <text:p text:style-name="Text_20_body"><text:span text:style-name="Strong_20_Emphasis">Telugu lo:</text:span></text:p>
      <text:list text:style-name="L12">
        <text:list-item>
          <text:p text:style-name="P18"><text:soft-page-break/>End users requirements collect chestaru</text:p>
        </text:list-item>
        <text:list-item>
          <text:p text:style-name="P18">Example: Student DB ante → name, roll, marks, attendance kavali ani decide avutaru</text:p>
        </text:list-item>
      </text:list>
      <text:p text:style-name="Horizontal_20_Line"/>
      <text:h text:style-name="Heading_20_2" text:outline-level="2"><text:span text:style-name="Strong_20_Emphasis">2️⃣ Design</text:span></text:h>
      <text:p text:style-name="Text_20_body"><text:span text:style-name="Strong_20_Emphasis">Meaning:</text:span><text:line-break/>👉 Database structure plan cheyyadam.</text:p>
      <text:h text:style-name="Heading_20_3" text:outline-level="3"><text:span text:style-name="Strong_20_Emphasis">DB Design ante?</text:span></text:h>
      <text:list text:style-name="L13">
        <text:list-item>
          <text:p text:style-name="P19">Tables design cheyyadam</text:p>
        </text:list-item>
        <text:list-item>
          <text:p text:style-name="P19">Columns, data types, relationships decide cheyyadam</text:p>
        </text:list-item>
      </text:list>
      <text:h text:style-name="Heading_20_3" text:outline-level="3"><text:span text:style-name="Strong_20_Emphasis">Evaru chestaru?</text:span></text:h>
      <text:list text:style-name="L14">
        <text:list-item>
          <text:p text:style-name="P20"><text:span text:style-name="Strong_20_Emphasis">DB Designers &amp; Architects</text:span></text:p>
        </text:list-item>
      </text:list>
      <text:h text:style-name="Heading_20_3" text:outline-level="3"><text:span text:style-name="Strong_20_Emphasis">Ela design chestaru?</text:span></text:h>
      <text:p text:style-name="Text_20_body">1️⃣ <text:span text:style-name="Strong_20_Emphasis">ER Model (Entity Relationship Model)</text:span></text:p>
      <text:list text:style-name="L15">
        <text:list-item>
          <text:p text:style-name="P21">Tables madhya relation chupistundi</text:p>
        </text:list-item>
        <text:list-item>
          <text:p text:style-name="P21">Example: Student ↔ Course</text:p>
        </text:list-item>
      </text:list>
      <text:p text:style-name="Text_20_body">2️⃣ <text:span text:style-name="Strong_20_Emphasis">Normalization</text:span></text:p>
      <text:list text:style-name="L16">
        <text:list-item>
          <text:p text:style-name="P22">Data duplication avoid cheyyadam</text:p>
        </text:list-item>
        <text:list-item>
          <text:p text:style-name="P22">Data clean &amp; efficient ga undela cheyyadam</text:p>
        </text:list-item>
      </text:list>
      <text:p text:style-name="Text_20_body">🧠 <text:span text:style-name="Emphasis">Simple ga:</text:span></text:p>
      <text:p text:style-name="Quotations">“Design = blueprint of database”</text:p>
      <text:p text:style-name="Horizontal_20_Line"/>
      <text:h text:style-name="Heading_20_2" text:outline-level="2"><text:span text:style-name="Strong_20_Emphasis">3️⃣ Development</text:span></text:h>
      <text:p text:style-name="Text_20_body"><text:span text:style-name="Strong_20_Emphasis">Meaning:</text:span><text:line-break/>👉 Design chesina DB ni <text:span text:style-name="Strong_20_Emphasis">actually create cheyyadam</text:span>.</text:p>
      <text:h text:style-name="Heading_20_3" text:outline-level="3"><text:span text:style-name="Strong_20_Emphasis">Evaru chestaru?</text:span></text:h>
      <text:list text:style-name="L17">
        <text:list-item>
          <text:p text:style-name="P23"><text:span text:style-name="Strong_20_Emphasis">DB Developers</text:span></text:p>
        </text:list-item>
        <text:list-item>
          <text:p text:style-name="P23"><text:span text:style-name="Strong_20_Emphasis">DBAs (Database Administrators)</text:span></text:p>
        </text:list-item>
      </text:list>
      <text:h text:style-name="Heading_20_3" text:outline-level="3"><text:span text:style-name="Strong_20_Emphasis">Developers work</text:span></text:h>
      <text:list text:style-name="L18">
        <text:list-item>
          <text:p text:style-name="P24">Tables create cheyyadam</text:p>
        </text:list-item>
        <text:list-item>
          <text:p text:style-name="P24">Views</text:p>
        </text:list-item>
        <text:list-item>
          <text:p text:style-name="P24"><text:soft-page-break/>Synonyms</text:p>
        </text:list-item>
        <text:list-item>
          <text:p text:style-name="P24">Sequences</text:p>
        </text:list-item>
        <text:list-item>
          <text:p text:style-name="P24">Indexes</text:p>
        </text:list-item>
        <text:list-item>
          <text:p text:style-name="P24">Procedures</text:p>
        </text:list-item>
        <text:list-item>
          <text:p text:style-name="P24">Functions</text:p>
        </text:list-item>
        <text:list-item>
          <text:p text:style-name="P24">Triggers</text:p>
        </text:list-item>
        <text:list-item>
          <text:p text:style-name="P24">Queries write cheyyadam</text:p>
        </text:list-item>
      </text:list>
      <text:h text:style-name="Heading_20_3" text:outline-level="3"><text:span text:style-name="Strong_20_Emphasis">DBAs work</text:span></text:h>
      <text:list text:style-name="L19">
        <text:list-item>
          <text:p text:style-name="P25">Oracle installation</text:p>
        </text:list-item>
        <text:list-item>
          <text:p text:style-name="P25">Database create cheyyadam</text:p>
        </text:list-item>
        <text:list-item>
          <text:p text:style-name="P25">Users / logins create cheyyadam</text:p>
        </text:list-item>
        <text:list-item>
          <text:p text:style-name="P25">Backup &amp; Restore</text:p>
        </text:list-item>
        <text:list-item>
          <text:p text:style-name="P25">Export &amp; Import</text:p>
        </text:list-item>
      </text:list>
      <text:p text:style-name="Text_20_body">🧠 <text:span text:style-name="Emphasis">Memory trick:</text:span></text:p>
      <text:p text:style-name="Quotations">Developer = writes SQL<text:line-break/>DBA = manages database</text:p>
      <text:p text:style-name="Horizontal_20_Line"/>
      <text:h text:style-name="Heading_20_2" text:outline-level="2"><text:span text:style-name="Strong_20_Emphasis">4️⃣ Testing</text:span></text:h>
      <text:p text:style-name="Text_20_body"><text:span text:style-name="Strong_20_Emphasis">Meaning:</text:span><text:line-break/>👉 Database correct ga work avutunda ani check cheyyadam.</text:p>
      <text:h text:style-name="Heading_20_3" text:outline-level="3"><text:span text:style-name="Strong_20_Emphasis">Evaru chestaru?</text:span></text:h>
      <text:list text:style-name="L20">
        <text:list-item>
          <text:p text:style-name="P26"><text:span text:style-name="Strong_20_Emphasis">QA (Quality Analyst) team</text:span></text:p>
        </text:list-item>
      </text:list>
      <text:h text:style-name="Heading_20_3" text:outline-level="3"><text:span text:style-name="Strong_20_Emphasis">Types of testing</text:span></text:h>
      <text:p text:style-name="Text_20_body">1️⃣ <text:span text:style-name="Strong_20_Emphasis">Manual Testing</text:span></text:p>
      <text:list text:style-name="L21">
        <text:list-item>
          <text:p text:style-name="P27">Manually queries run chesi check cheyyadam</text:p>
        </text:list-item>
      </text:list>
      <text:p text:style-name="Text_20_body">2️⃣ <text:span text:style-name="Strong_20_Emphasis">Automation Testing</text:span></text:p>
      <text:list text:style-name="L22">
        <text:list-item>
          <text:p text:style-name="P28">Tools use chesi automatic ga test cheyyadam</text:p>
        </text:list-item>
      </text:list>
      <text:p text:style-name="Text_20_body">🧠 <text:span text:style-name="Emphasis">Goal:</text:span></text:p>
      <text:p text:style-name="Quotations">Bugs, errors, wrong data catch cheyyadam</text:p>
      <text:p text:style-name="Horizontal_20_Line"/>
      <text:h text:style-name="Heading_20_2" text:outline-level="2"><text:soft-page-break/><text:span text:style-name="Strong_20_Emphasis">5️⃣ Deployment / Implementation</text:span></text:h>
      <text:p text:style-name="Text_20_body"><text:span text:style-name="Strong_20_Emphasis">Meaning:</text:span><text:line-break/>👉 Database ni <text:span text:style-name="Strong_20_Emphasis">DEV server nundi PROD server ki move cheyyadam</text:span>.</text:p>
      <text:h text:style-name="Heading_20_3" text:outline-level="3"><text:span text:style-name="Strong_20_Emphasis">Why deployment?</text:span></text:h>
      <text:list text:style-name="L23">
        <text:list-item>
          <text:p text:style-name="P29">End users real-time lo DB use cheyyali</text:p>
        </text:list-item>
      </text:list>
      <text:h text:style-name="Heading_20_3" text:outline-level="3"><text:span text:style-name="Strong_20_Emphasis">Oracle DB deployment types</text:span></text:h>
      <text:p text:style-name="Text_20_body">1️⃣ <text:span text:style-name="Strong_20_Emphasis">On-Premises</text:span></text:p>
      <text:list text:style-name="L24">
        <text:list-item>
          <text:p text:style-name="P30">Client own server lo DB</text:p>
        </text:list-item>
        <text:list-item>
          <text:p text:style-name="P30">Client manage chestadu</text:p>
        </text:list-item>
      </text:list>
      <text:p text:style-name="Text_20_body">2️⃣ <text:span text:style-name="Strong_20_Emphasis">On Cloud</text:span></text:p>
      <text:list text:style-name="L25">
        <text:list-item>
          <text:p text:style-name="P31">Cloud provider server lo DB</text:p>
        </text:list-item>
        <text:list-item>
          <text:p text:style-name="P31">Example: <text:span text:style-name="Strong_20_Emphasis">Amazon (AWS)</text:span></text:p>
        </text:list-item>
        <text:list-item>
          <text:p text:style-name="P31">Oracle 12c nundi cloud support</text:p>
        </text:list-item>
      </text:list>
      <text:p text:style-name="Text_20_body">🧠 <text:span text:style-name="Emphasis">Simple:</text:span></text:p>
      <text:p text:style-name="Quotations">Deployment = Live ki veyadam</text:p>
      <text:p text:style-name="Horizontal_20_Line"/>
      <text:h text:style-name="Heading_20_2" text:outline-level="2"><text:span text:style-name="Strong_20_Emphasis">6️⃣ Maintenance</text:span></text:h>
      <text:p text:style-name="Text_20_body"><text:span text:style-name="Strong_20_Emphasis">Meaning:</text:span><text:line-break/>👉 Deployment taruvatha DB ni <text:span text:style-name="Strong_20_Emphasis">regular ga maintain cheyyadam</text:span>.</text:p>
      <text:h text:style-name="Heading_20_3" text:outline-level="3"><text:span text:style-name="Strong_20_Emphasis">Includes</text:span></text:h>
      <text:list text:style-name="L26">
        <text:list-item>
          <text:p text:style-name="P32">Performance tuning</text:p>
        </text:list-item>
        <text:list-item>
          <text:p text:style-name="P32">Backup</text:p>
        </text:list-item>
        <text:list-item>
          <text:p text:style-name="P32">Security</text:p>
        </text:list-item>
        <text:list-item>
          <text:p text:style-name="P32">Bug fixing</text:p>
        </text:list-item>
        <text:list-item>
          <text:p text:style-name="P32">New requirements add cheyyadam</text:p>
        </text:list-item>
      </text:list>
      <text:p text:style-name="Horizontal_20_Line"/>
      <text:h text:style-name="Heading_20_2" text:outline-level="2"><text:span text:style-name="Strong_20_Emphasis">One-line exam summary 📝</text:span></text:h>
      <text:p text:style-name="Quotations"><text:span text:style-name="Strong_20_Emphasis">DDLC</text:span> consists of <text:span text:style-name="Emphasis">Analysis → Design → Development → Testing → Deployment → Maintenance</text:span>, where DB is designed using <text:span text:style-name="Emphasis">ER Model &amp; Normalization</text:span>, developed using <text:span text:style-name="Emphasis">RDBMS tools like Oracle</text:span>, tested by <text:span text:style-name="Emphasis">QA</text:span>, deployed <text:span text:style-name="Emphasis">on-premises or cloud</text:span>, and maintained continuously.</text:p>
      <text:p text:style-name="Quotations"><text:soft-page-break/><text:span text:style-name="Strong_20_Emphasis">Cloud is used because it provides cost efficiency, scalability, high availability, automatic backup, better security, and easy global access compared to on-premises databases.</text:span></text:p>
      <text:h text:style-name="Heading_20_2" text:outline-level="2"><text:span text:style-name="Strong_20_Emphasis">Oracle – What is Oracle?</text:span></text:h>
      <text:list text:style-name="L27">
        <text:list-item>
          <text:p text:style-name="P33"><text:span text:style-name="Strong_20_Emphasis">Oracle</text:span> is basically an <text:span text:style-name="Strong_20_Emphasis">RDBMS software</text:span></text:p>
        </text:list-item>
        <text:list-item>
          <text:p text:style-name="P33">Along with RDBMS, it also supports <text:span text:style-name="Strong_20_Emphasis">ORDBMS features</text:span> (Object-Relational)</text:p>
        </text:list-item>
        <text:list-item>
          <text:p text:style-name="P33">Used to <text:span text:style-name="Strong_20_Emphasis">create, store, manage, and secure databases</text:span></text:p>
        </text:list-item>
      </text:list>
      <text:p text:style-name="Text_20_body">🧠 <text:span text:style-name="Emphasis">One line:</text:span></text:p>
      <text:p text:style-name="Quotations">Oracle = Database create &amp; manage cheyyadaniki use chese powerful software</text:p>
      <text:p text:style-name="Horizontal_20_Line"/>
      <text:h text:style-name="Heading_20_2" text:outline-level="2"><text:span text:style-name="Strong_20_Emphasis">Where Oracle is used?</text:span></text:h>
      <text:list text:style-name="L28">
        <text:list-item>
          <text:p text:style-name="P34"><text:span text:style-name="Strong_20_Emphasis">DB Development</text:span> (tables, procedures, queries, etc.)</text:p>
        </text:list-item>
        <text:list-item>
          <text:p text:style-name="P34"><text:span text:style-name="Strong_20_Emphasis">DB Administration</text:span> (backup, security, performance, users)</text:p>
        </text:list-item>
      </text:list>
      <text:p text:style-name="Text_20_body">👉 Developers + DBAs rendu mandiki use avutundi</text:p>
      <text:p text:style-name="Horizontal_20_Line"/>
      <text:h text:style-name="Heading_20_2" text:outline-level="2"><text:span text:style-name="Strong_20_Emphasis">Versions of Oracle</text:span></text:h>
      <text:p text:style-name="Preformatted_20_Text"><text:span text:style-name="Source_20_Text">2, 3, 4, 5, 6, 7,</text:span></text:p>
      <text:p text:style-name="Preformatted_20_Text"><text:span text:style-name="Source_20_Text">8i, 9i,</text:span></text:p>
      <text:p text:style-name="Preformatted_20_Text"><text:span text:style-name="Source_20_Text">10g, 11g,</text:span></text:p>
      <text:p text:style-name="Preformatted_20_Text"><text:span text:style-name="Source_20_Text">12c,</text:span></text:p>
      <text:p text:style-name="Preformatted_20_Text"><text:span text:style-name="Source_20_Text">18c, 19c, 21c,</text:span></text:p>
      <text:p text:style-name="P1"><text:span text:style-name="Source_20_Text">23ai</text:span></text:p>
      <text:p text:style-name="Horizontal_20_Line"/>
      <text:h text:style-name="Heading_20_2" text:outline-level="2"><text:span text:style-name="Strong_20_Emphasis">Version letters meaning</text:span></text:h>
      <text:list text:style-name="L29">
        <text:list-item>
          <text:p text:style-name="P35"><text:span text:style-name="Strong_20_Emphasis">i → Internet</text:span></text:p>
        </text:list-item>
        <text:list-item>
          <text:p text:style-name="P35"><text:span text:style-name="Strong_20_Emphasis">g → Grid</text:span></text:p>
        </text:list-item>
        <text:list-item>
          <text:p text:style-name="P35"><text:span text:style-name="Strong_20_Emphasis">c → Cloud</text:span></text:p>
        </text:list-item>
        <text:list-item>
          <text:p text:style-name="P35"><text:span text:style-name="Strong_20_Emphasis">ai → Artificial Intelligence</text:span></text:p>
        </text:list-item>
      </text:list>
      <text:p text:style-name="Text_20_body">🧠 <text:span text:style-name="Emphasis">Easy memory:</text:span> <text:span text:style-name="Strong_20_Emphasis">i → g → c → ai</text:span> (Internet → Grid → Cloud → AI)</text:p>
      <text:p text:style-name="Horizontal_20_Line"/>
      <text:h text:style-name="Heading_20_2" text:outline-level="2"><text:soft-page-break/><text:span text:style-name="Strong_20_Emphasis">Important version points (Exam ⭐)</text:span></text:h>
      <text:h text:style-name="Heading_20_3" text:outline-level="3"><text:span text:style-name="Strong_20_Emphasis">🔹 8i onwards</text:span></text:h>
      <text:list text:style-name="L30">
        <text:list-item>
          <text:p text:style-name="P36">Oracle DB can be used for <text:span text:style-name="Strong_20_Emphasis">web applications</text:span></text:p>
        </text:list-item>
        <text:list-item>
          <text:p text:style-name="P36">Internet support introduce chesaru</text:p>
        </text:list-item>
      </text:list>
      <text:p text:style-name="Text_20_body">👉 <text:span text:style-name="Emphasis">Before 8i → mostly standalone DB</text:span></text:p>
      <text:p text:style-name="Horizontal_20_Line"/>
      <text:h text:style-name="Heading_20_3" text:outline-level="3"><text:span text:style-name="Strong_20_Emphasis">🔹 10g onwards (Grid)</text:span></text:h>
      <text:list text:style-name="L31">
        <text:list-item>
          <text:p text:style-name="P37"><text:span text:style-name="Strong_20_Emphasis">g = Grid</text:span></text:p>
        </text:list-item>
        <text:list-item>
          <text:p text:style-name="P37">Oracle DB can be accessed using <text:span text:style-name="Strong_20_Emphasis">multiple servers</text:span></text:p>
        </text:list-item>
        <text:list-item>
          <text:p text:style-name="P37">Feature: <text:span text:style-name="Strong_20_Emphasis">Oracle RAC (Real Application Clusters)</text:span></text:p>
        </text:list-item>
      </text:list>
      <text:p text:style-name="Text_20_body"><text:span text:style-name="Strong_20_Emphasis">Advantage:</text:span></text:p>
      <text:list text:style-name="L32">
        <text:list-item>
          <text:p text:style-name="P38">High Availability</text:p>
        </text:list-item>
        <text:list-item>
          <text:p text:style-name="P38">If one server fails → another server works</text:p>
        </text:list-item>
      </text:list>
      <text:p text:style-name="Text_20_body">🧠 <text:span text:style-name="Emphasis">Grid = multiple servers = less downtime</text:span></text:p>
      <text:p text:style-name="Horizontal_20_Line"/>
      <text:h text:style-name="Heading_20_3" text:outline-level="3"><text:span text:style-name="Strong_20_Emphasis">🔹 12c onwards (Cloud)</text:span></text:h>
      <text:list text:style-name="L33">
        <text:list-item>
          <text:p text:style-name="P39"><text:span text:style-name="Strong_20_Emphasis">c = Cloud</text:span></text:p>
        </text:list-item>
        <text:list-item>
          <text:p text:style-name="P39">Oracle DB can be deployed on <text:span text:style-name="Strong_20_Emphasis">cloud servers</text:span></text:p>
        </text:list-item>
        <text:list-item>
          <text:p text:style-name="P39">Managed by <text:span text:style-name="Strong_20_Emphasis">cloud service providers</text:span> (example: Amazon)</text:p>
        </text:list-item>
      </text:list>
      <text:p text:style-name="Text_20_body">👉 Hardware tension ledu, easy scalability</text:p>
      <text:p text:style-name="Horizontal_20_Line"/>
      <text:h text:style-name="Heading_20_3" text:outline-level="3"><text:span text:style-name="Strong_20_Emphasis">🔹 23ai</text:span></text:h>
      <text:list text:style-name="L34">
        <text:list-item>
          <text:p text:style-name="P40">Latest generation</text:p>
        </text:list-item>
        <text:list-item>
          <text:p text:style-name="P40">Built-in <text:span text:style-name="Strong_20_Emphasis">AI features</text:span></text:p>
        </text:list-item>
        <text:list-item>
          <text:p text:style-name="P40">Better automation, performance, intelligence</text:p>
        </text:list-item>
      </text:list>
      <text:p text:style-name="Horizontal_20_Line"/>
      <text:h text:style-name="Heading_20_2" text:outline-level="2"><text:span text:style-name="Strong_20_Emphasis">One-line exam summary 📝</text:span></text:h>
      <text:p text:style-name="Quotations"><text:span text:style-name="Strong_20_Emphasis">Oracle is an RDBMS software that also supports ORDBMS features, used for database development and administration, with major versions like 8i (internet), 10g (grid), 12c (cloud), and 23ai (AI).</text:span></text:p>
      <text:p text:style-name="Horizontal_20_Line"><text:span text:style-name="Strong_20_Emphasis"/></text:p>
      <text:h text:style-name="Heading_20_2" text:outline-level="2"><text:soft-page-break/><text:span text:style-name="Strong_20_Emphasis">CLIENT / SERVER Architecture</text:span></text:h>
      <text:p text:style-name="Text_20_body">👉 Two main parts untayi:<text:line-break/>1️⃣ <text:span text:style-name="Strong_20_Emphasis">Server</text:span><text:line-break/>2️⃣ <text:span text:style-name="Strong_20_Emphasis">Client</text:span></text:p>
      <text:p text:style-name="Horizontal_20_Line"/>
      <text:h text:style-name="Heading_20_2" text:outline-level="2"><text:span text:style-name="Strong_20_Emphasis">1️⃣ Server</text:span></text:h>
      <text:p text:style-name="Text_20_body"><text:span text:style-name="Strong_20_Emphasis">Meaning:</text:span><text:line-break/>👉 <text:span text:style-name="Strong_20_Emphasis">Oracle</text:span> install ayi <text:span text:style-name="Strong_20_Emphasis">run avuthunna system</text:span>.</text:p>
      <text:h text:style-name="Heading_20_3" text:outline-level="3"><text:span text:style-name="Strong_20_Emphasis">Server manages 2 memories</text:span></text:h>
      <text:p text:style-name="Text_20_body">1️⃣ <text:span text:style-name="Strong_20_Emphasis">Database (DB)</text:span><text:line-break/>2️⃣ <text:span text:style-name="Strong_20_Emphasis">Instance</text:span></text:p>
      <text:p text:style-name="Horizontal_20_Line"/>
      <text:h text:style-name="Heading_20_3" text:outline-level="3"><text:span text:style-name="Strong_20_Emphasis">Database (DB)</text:span></text:h>
      <text:list text:style-name="L35">
        <text:list-item>
          <text:p text:style-name="P41"><text:span text:style-name="Strong_20_Emphasis">Hard disk</text:span> lo create avuthundi</text:p>
        </text:list-item>
        <text:list-item>
          <text:p text:style-name="P41"><text:span text:style-name="Strong_20_Emphasis">Permanent storage</text:span></text:p>
        </text:list-item>
        <text:list-item>
          <text:p text:style-name="P41">Tables, data, files anni ikkade untayi</text:p>
        </text:list-item>
      </text:list>
      <text:p text:style-name="Text_20_body">🧠 <text:span text:style-name="Emphasis">DB = hard disk = permanent</text:span></text:p>
      <text:p text:style-name="Horizontal_20_Line"/>
      <text:h text:style-name="Heading_20_3" text:outline-level="3"><text:span text:style-name="Strong_20_Emphasis">Instance</text:span></text:h>
      <text:list text:style-name="L36">
        <text:list-item>
          <text:p text:style-name="P42"><text:span text:style-name="Strong_20_Emphasis">RAM</text:span> lo create avuthundi</text:p>
        </text:list-item>
        <text:list-item>
          <text:p text:style-name="P42"><text:span text:style-name="Strong_20_Emphasis">Temporary storage</text:span></text:p>
        </text:list-item>
        <text:list-item>
          <text:p text:style-name="P42">User request process avuthundi ikkada</text:p>
        </text:list-item>
      </text:list>
      <text:p text:style-name="Text_20_body">👉 Data first <text:span text:style-name="Strong_20_Emphasis">Instance (RAM)</text:span> lo untundi<text:line-break/>👉 Save chesaka <text:span text:style-name="Strong_20_Emphasis">DB (hard disk)</text:span> ki copy avuthundi</text:p>
      <text:p text:style-name="Text_20_body">🧠 <text:span text:style-name="Emphasis">Instance = RAM = temporary</text:span></text:p>
      <text:p text:style-name="Horizontal_20_Line"/>
      <text:h text:style-name="Heading_20_3" text:outline-level="3"><text:span text:style-name="Strong_20_Emphasis">One-line memory</text:span></text:h>
      <text:p text:style-name="Quotations"><text:span text:style-name="Strong_20_Emphasis">Oracle Server = Database (Disk) + Instance (RAM)</text:span></text:p>
      <text:p text:style-name="Horizontal_20_Line"/>
      <text:h text:style-name="Heading_20_2" text:outline-level="2"><text:soft-page-break/><text:span text:style-name="Strong_20_Emphasis">2️⃣ Client</text:span></text:h>
      <text:p text:style-name="Text_20_body"><text:span text:style-name="Strong_20_Emphasis">Meaning:</text:span><text:line-break/>👉 User use chese system (laptop / PC)</text:p>
      <text:h text:style-name="Heading_20_3" text:outline-level="3"><text:span text:style-name="Strong_20_Emphasis">Client work</text:span></text:h>
      <text:list text:style-name="L37">
        <text:list-item>
          <text:p text:style-name="P43">Server ki <text:span text:style-name="Strong_20_Emphasis">connect</text:span> avuthundi</text:p>
        </text:list-item>
        <text:list-item>
          <text:p text:style-name="P43"><text:span text:style-name="Strong_20_Emphasis">Requests (SQL queries)</text:span> send chestundi</text:p>
        </text:list-item>
        <text:list-item>
          <text:p text:style-name="P43"><text:span text:style-name="Strong_20_Emphasis">Response / result</text:span> receive chestundi</text:p>
        </text:list-item>
      </text:list>
      <text:p text:style-name="Text_20_body">🧠 <text:span text:style-name="Emphasis">Client = request, Server = processing</text:span></text:p>
      <text:p text:style-name="Horizontal_20_Line"/>
      <text:h text:style-name="Heading_20_2" text:outline-level="2"><text:span text:style-name="Strong_20_Emphasis">Client Tools</text:span></text:h>
      <text:h text:style-name="Heading_20_3" text:outline-level="3"><text:span text:style-name="Strong_20_Emphasis">1️⃣ SQL*Plus</text:span></text:h>
      <text:list text:style-name="L38">
        <text:list-item>
          <text:p text:style-name="P44"><text:span text:style-name="Strong_20_Emphasis">CUI based</text:span> (command line)</text:p>
        </text:list-item>
        <text:list-item>
          <text:p text:style-name="P44">Lightweight</text:p>
        </text:list-item>
        <text:list-item>
          <text:p text:style-name="P44">Fast</text:p>
        </text:list-item>
      </text:list>
      <text:h text:style-name="Heading_20_3" text:outline-level="3"><text:span text:style-name="Strong_20_Emphasis">2️⃣ SQL Developer</text:span></text:h>
      <text:list text:style-name="L39">
        <text:list-item>
          <text:p text:style-name="P45"><text:span text:style-name="Strong_20_Emphasis">GUI based</text:span></text:p>
        </text:list-item>
        <text:list-item>
          <text:p text:style-name="P45">Mouse + editor</text:p>
        </text:list-item>
        <text:list-item>
          <text:p text:style-name="P45">Beginner-friendly</text:p>
        </text:list-item>
      </text:list>
      <text:p text:style-name="Horizontal_20_Line"/>
      <text:h text:style-name="Heading_20_2" text:outline-level="2"><text:span text:style-name="Strong_20_Emphasis">Flow (Exam diagram explanation)</text:span></text:h>
      <text:p text:style-name="P4"><text:span text:style-name="Source_20_Text">User → SQL*Plus / SQL Developer → Oracle Server → Database</text:span></text:p>
      <text:h text:style-name="Heading_20_3" text:outline-level="3"><text:span text:style-name="Strong_20_Emphasis">Example</text:span></text:h>
      <text:p text:style-name="P4"><text:span text:style-name="Source_20_Text">User ---- SQL*Plus ---- Oracle ---- DB</text:span></text:p>
      <text:p text:style-name="Horizontal_20_Line"/>
      <text:h text:style-name="Heading_20_2" text:outline-level="2"><text:span text:style-name="Strong_20_Emphasis">MySQL Example (for comparison)</text:span></text:h>
      <text:p text:style-name="P4"><text:span text:style-name="Source_20_Text">User ---- MySQL Workbench ---- MySQL Server ---- DB</text:span></text:p>
      <text:p text:style-name="Text_20_body">👉 Concept same, software different.</text:p>
      <text:p text:style-name="Horizontal_20_Line"/>
      <text:h text:style-name="Heading_20_2" text:outline-level="2"><text:soft-page-break/><text:span text:style-name="Strong_20_Emphasis">One-line exam summary 📝</text:span></text:h>
      <text:p text:style-name="Quotations"><text:span text:style-name="Strong_20_Emphasis">In Client/Server architecture, the Oracle server hosts the database and instance, while the client connects to the server using tools like SQL*Plus or SQL Developer to send requests and receive responses.</text:span></text:p>
      <text:h text:style-name="Heading_20_2" text:outline-level="2"><text:span text:style-name="Strong_20_Emphasis">SQL (Structured Query Language)</text:span></text:h>
      <text:list text:style-name="L40">
        <text:list-item>
          <text:p text:style-name="P46"><text:span text:style-name="Strong_20_Emphasis">SQL</text:span> stands for <text:span text:style-name="Strong_20_Emphasis">Structured Query Language</text:span></text:p>
        </text:list-item>
        <text:list-item>
          <text:p text:style-name="P46">Oracle (and other DBs) tho <text:span text:style-name="Strong_20_Emphasis">communicate cheyyadaniki use chese language</text:span></text:p>
        </text:list-item>
        <text:list-item>
          <text:p text:style-name="P46">User <text:span text:style-name="Strong_20_Emphasis">queries (commands)</text:span> send chestadu → DB lo operations jarugutayi</text:p>
        </text:list-item>
      </text:list>
      <text:p text:style-name="Text_20_body">🧠 <text:span text:style-name="Emphasis">One line:</text:span></text:p>
      <text:p text:style-name="Quotations">SQL = User ↔ Database madhya communication language</text:p>
      <text:p text:style-name="Horizontal_20_Line"/>
      <text:h text:style-name="Heading_20_2" text:outline-level="2"><text:span text:style-name="Strong_20_Emphasis">Query ante enti?</text:span></text:h>
      <text:list text:style-name="L41">
        <text:list-item>
          <text:p text:style-name="P47">Query = <text:span text:style-name="Strong_20_Emphasis">command / instruction / question</text:span></text:p>
        </text:list-item>
        <text:list-item>
          <text:p text:style-name="P47">DB lo data <text:span text:style-name="Strong_20_Emphasis">create, modify, retrieve, control</text:span> cheyyadaniki use avutundi</text:p>
        </text:list-item>
      </text:list>
      <text:p text:style-name="Horizontal_20_Line"/>
      <text:h text:style-name="Heading_20_2" text:outline-level="2"><text:span text:style-name="Strong_20_Emphasis">History (Exam ⭐)</text:span></text:h>
      <text:list text:style-name="L42">
        <text:list-item>
          <text:p text:style-name="P48">SQL ni <text:span text:style-name="Strong_20_Emphasis">IBM</text:span> introduce chesindi</text:p>
        </text:list-item>
        <text:list-item>
          <text:p text:style-name="P48">Initial name 👉 <text:span text:style-name="Strong_20_Emphasis">SEQUEL</text:span></text:p>
        </text:list-item>
        <text:list-item>
          <text:p text:style-name="P48">Later 👉 <text:span text:style-name="Strong_20_Emphasis">SQL</text:span> ani rename chesaru</text:p>
        </text:list-item>
      </text:list>
      <text:p text:style-name="Horizontal_20_Line"/>
      <text:h text:style-name="Heading_20_2" text:outline-level="2"><text:span text:style-name="Strong_20_Emphasis">SQL is common</text:span></text:h>
      <text:p text:style-name="Text_20_body">👉 SQL <text:span text:style-name="Strong_20_Emphasis">anni RDBMS softwares ki common</text:span></text:p>
      <text:h text:style-name="Heading_20_3" text:outline-level="3"><text:span text:style-name="Strong_20_Emphasis">Flow examples</text:span></text:h>
      <text:p text:style-name="P3"><text:span text:style-name="Source_20_Text">User → SQL*Plus → SQL → Oracle → DB</text:span></text:p>
      <text:p text:style-name="P5"><text:span text:style-name="Source_20_Text">User → MySQL Workbench → SQL → MySQL → DB</text:span></text:p>
      <text:p text:style-name="P2"><text:span text:style-name="Source_20_Text">User → SSMS → SQL → SQL Server → DB</text:span></text:p>
      <text:p text:style-name="Text_20_body">🧠 <text:span text:style-name="Emphasis">Meaning:</text:span></text:p>
      <text:p text:style-name="Quotations">Tool marutundi, DB marutundi — <text:span text:style-name="Strong_20_Emphasis">SQL same</text:span></text:p>
      <text:p text:style-name="Horizontal_20_Line"/>
      <text:h text:style-name="Heading_20_2" text:outline-level="2"><text:soft-page-break/><text:span text:style-name="Strong_20_Emphasis">SQL Sublanguages (Very Important 📝)</text:span></text:h>
      <text:p text:style-name="Text_20_body">SQL ni <text:span text:style-name="Strong_20_Emphasis">5 categories</text:span> ga divide chesaru 👇</text:p>
      <text:p text:style-name="Horizontal_20_Line"/>
      <text:h text:style-name="Heading_20_3" text:outline-level="3"><text:span text:style-name="Strong_20_Emphasis">1️⃣ DDL – Data Definition Language</text:span></text:h>
      <text:p text:style-name="Text_20_body">👉 <text:span text:style-name="Strong_20_Emphasis">Structure define cheyyadam</text:span></text:p>
      <text:p text:style-name="Text_20_body"><text:span text:style-name="Strong_20_Emphasis">Commands:</text:span></text:p>
      <text:list text:style-name="L43">
        <text:list-item>
          <text:p text:style-name="P49"><text:span text:style-name="Source_20_Text">CREATE</text:span></text:p>
        </text:list-item>
        <text:list-item>
          <text:p text:style-name="P49"><text:span text:style-name="Source_20_Text">ALTER</text:span></text:p>
        </text:list-item>
        <text:list-item>
          <text:p text:style-name="P49"><text:span text:style-name="Source_20_Text">DROP</text:span></text:p>
        </text:list-item>
        <text:list-item>
          <text:p text:style-name="P49"><text:span text:style-name="Source_20_Text">TRUNCATE</text:span></text:p>
        </text:list-item>
        <text:list-item>
          <text:p text:style-name="P49"><text:span text:style-name="Source_20_Text">RENAME</text:span></text:p>
        </text:list-item>
        <text:list-item>
          <text:p text:style-name="P49"><text:span text:style-name="Source_20_Text">FLASHBACK</text:span></text:p>
        </text:list-item>
        <text:list-item>
          <text:p text:style-name="P49"><text:span text:style-name="Source_20_Text">PURGE</text:span></text:p>
        </text:list-item>
      </text:list>
      <text:p text:style-name="Text_20_body">🧠 <text:span text:style-name="Emphasis">DDL = table structure</text:span></text:p>
      <text:p text:style-name="Horizontal_20_Line"/>
      <text:h text:style-name="Heading_20_3" text:outline-level="3"><text:span text:style-name="Strong_20_Emphasis">2️⃣ DML – Data Manipulation Language</text:span></text:h>
      <text:p text:style-name="Text_20_body">👉 <text:span text:style-name="Strong_20_Emphasis">Data change cheyyadam</text:span></text:p>
      <text:p text:style-name="Text_20_body"><text:span text:style-name="Strong_20_Emphasis">Commands:</text:span></text:p>
      <text:list text:style-name="L44">
        <text:list-item>
          <text:p text:style-name="P50"><text:span text:style-name="Source_20_Text">INSERT</text:span></text:p>
        </text:list-item>
        <text:list-item>
          <text:p text:style-name="P50"><text:span text:style-name="Source_20_Text">UPDATE</text:span></text:p>
        </text:list-item>
        <text:list-item>
          <text:p text:style-name="P50"><text:span text:style-name="Source_20_Text">DELETE</text:span></text:p>
        </text:list-item>
        <text:list-item>
          <text:p text:style-name="P50"><text:span text:style-name="Source_20_Text">MERGE</text:span></text:p>
        </text:list-item>
        <text:list-item>
          <text:p text:style-name="P51"><text:span text:style-name="Source_20_Text"><text:span text:style-name="T1">Install all</text:span></text:span></text:p>
        </text:list-item>
      </text:list>
      <text:p text:style-name="Text_20_body">🧠 <text:span text:style-name="Emphasis">DML = data changes</text:span></text:p>
      <text:p text:style-name="Horizontal_20_Line"/>
      <text:h text:style-name="Heading_20_3" text:outline-level="3"><text:span text:style-name="Strong_20_Emphasis">3️⃣ DQL / DRL – Data Query / Retrieval Language</text:span></text:h>
      <text:p text:style-name="Text_20_body">👉 <text:span text:style-name="Strong_20_Emphasis">Data fetch cheyyadam</text:span></text:p>
      <text:p text:style-name="Text_20_body"><text:span text:style-name="Strong_20_Emphasis">Command:</text:span></text:p>
      <text:list text:style-name="L45">
        <text:list-item>
          <text:p text:style-name="P52"><text:span text:style-name="Source_20_Text">SELECT</text:span></text:p>
        </text:list-item>
      </text:list>
      <text:p text:style-name="Text_20_body">🧠 <text:span text:style-name="Emphasis">DQL = data chuddam</text:span></text:p>
      <text:p text:style-name="Horizontal_20_Line"/>
      <text:h text:style-name="Heading_20_3" text:outline-level="3"><text:soft-page-break/><text:span text:style-name="Strong_20_Emphasis">4️⃣ TCL – Transaction Control Language</text:span></text:h>
      <text:p text:style-name="Text_20_body">👉 <text:span text:style-name="Strong_20_Emphasis">Transactions control cheyyadam</text:span></text:p>
      <text:p text:style-name="Text_20_body"><text:span text:style-name="Strong_20_Emphasis">Commands:</text:span></text:p>
      <text:list text:style-name="L46">
        <text:list-item>
          <text:p text:style-name="P53"><text:span text:style-name="Source_20_Text">COMMIT</text:span></text:p>
        </text:list-item>
        <text:list-item>
          <text:p text:style-name="P53"><text:span text:style-name="Source_20_Text">ROLLBACK</text:span></text:p>
        </text:list-item>
        <text:list-item>
          <text:p text:style-name="P53"><text:span text:style-name="Source_20_Text">SAVEPOINT</text:span></text:p>
        </text:list-item>
      </text:list>
      <text:p text:style-name="Text_20_body">🧠 <text:span text:style-name="Emphasis">TCL = save or undo</text:span></text:p>
      <text:p text:style-name="Horizontal_20_Line"/>
      <text:h text:style-name="Heading_20_3" text:outline-level="3"><text:span text:style-name="Strong_20_Emphasis">5️⃣ DCL – Data Control Language</text:span></text:h>
      <text:p text:style-name="Text_20_body">👉 <text:span text:style-name="Strong_20_Emphasis">Permissions control cheyyadam</text:span></text:p>
      <text:p text:style-name="Text_20_body"><text:span text:style-name="Strong_20_Emphasis">Commands:</text:span></text:p>
      <text:list text:style-name="L47">
        <text:list-item>
          <text:p text:style-name="P54"><text:span text:style-name="Source_20_Text">GRANT</text:span></text:p>
        </text:list-item>
        <text:list-item>
          <text:p text:style-name="P54"><text:span text:style-name="Source_20_Text">REVOKE</text:span></text:p>
        </text:list-item>
      </text:list>
      <text:p text:style-name="Text_20_body">🧠 <text:span text:style-name="Emphasis">DCL = security</text:span></text:p>
      <text:p text:style-name="Horizontal_20_Line"/>
      <text:h text:style-name="Heading_20_2" text:outline-level="2"><text:span text:style-name="Strong_20_Emphasis">Quick Memory Table 🧠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DDL</text:p>
          </table:table-cell>
          <table:table-cell table:style-name="Table1.A1" office:value-type="string">
            <text:p text:style-name="Table_20_Contents">Structure</text:p>
          </table:table-cell>
          <table:table-cell table:style-name="Table1.A1" office:value-type="string">
            <text:p text:style-name="Table_20_Contents">CREATE</text:p>
          </table:table-cell>
        </table:table-row>
        <table:table-row>
          <table:table-cell table:style-name="Table1.A1" office:value-type="string">
            <text:p text:style-name="Table_20_Contents">DML</text:p>
          </table:table-cell>
          <table:table-cell table:style-name="Table1.A1" office:value-type="string">
            <text:p text:style-name="Table_20_Contents">Data change</text:p>
          </table:table-cell>
          <table:table-cell table:style-name="Table1.A1" office:value-type="string">
            <text:p text:style-name="Table_20_Contents">INSERT</text:p>
          </table:table-cell>
        </table:table-row>
        <table:table-row>
          <table:table-cell table:style-name="Table1.A1" office:value-type="string">
            <text:p text:style-name="Table_20_Contents">DQL</text:p>
          </table:table-cell>
          <table:table-cell table:style-name="Table1.A1" office:value-type="string">
            <text:p text:style-name="Table_20_Contents">Data fetch</text:p>
          </table:table-cell>
          <table:table-cell table:style-name="Table1.A1" office:value-type="string">
            <text:p text:style-name="Table_20_Contents">SELECT</text:p>
          </table:table-cell>
        </table:table-row>
        <table:table-row>
          <table:table-cell table:style-name="Table1.A1" office:value-type="string">
            <text:p text:style-name="Table_20_Contents">TCL</text:p>
          </table:table-cell>
          <table:table-cell table:style-name="Table1.A1" office:value-type="string">
            <text:p text:style-name="Table_20_Contents">Transaction</text:p>
          </table:table-cell>
          <table:table-cell table:style-name="Table1.A1" office:value-type="string">
            <text:p text:style-name="Table_20_Contents">COMMIT</text:p>
          </table:table-cell>
        </table:table-row>
        <table:table-row>
          <table:table-cell table:style-name="Table1.A1" office:value-type="string">
            <text:p text:style-name="Table_20_Contents">DCL</text:p>
          </table:table-cell>
          <table:table-cell table:style-name="Table1.A1" office:value-type="string">
            <text:p text:style-name="Table_20_Contents">Permission</text:p>
          </table:table-cell>
          <table:table-cell table:style-name="Table1.A1" office:value-type="string">
            <text:p text:style-name="Table_20_Contents">GRANT</text:p>
          </table:table-cell>
        </table:table-row>
      </table:table>
      <text:p text:style-name="Horizontal_20_Line"/>
      <text:h text:style-name="Heading_20_2" text:outline-level="2"><text:span text:style-name="Strong_20_Emphasis">Important Rules (Exam ⭐)</text:span></text:h>
      <text:list text:style-name="L48">
        <text:list-item>
          <text:p text:style-name="P55">✅ <text:span text:style-name="Strong_20_Emphasis">SQL commands are NOT case sensitive</text:span></text:p>
          <text:list>
            <text:list-item>
              <text:p text:style-name="P55"><text:span text:style-name="Source_20_Text">select</text:span> = <text:span text:style-name="Source_20_Text">SELECT</text:span> = <text:span text:style-name="Source_20_Text">SeLeCt</text:span></text:p>
            </text:list-item>
          </text:list>
        </text:list-item>
        <text:list-item>
          <text:p text:style-name="P55">✅ <text:span text:style-name="Strong_20_Emphasis">Every SQL command must end with </text:span><text:span text:style-name="Strong_20_Emphasis"><text:span text:style-name="Source_20_Text">;</text:span></text:span></text:p>
        </text:list-item>
      </text:list>
      <text:p text:style-name="Horizontal_20_Line"/>
      <text:h text:style-name="Heading_20_2" text:outline-level="2"><text:span text:style-name="Strong_20_Emphasis">One-line exam summary 📝</text:span></text:h>
      <text:p text:style-name="Quotations"><text:span text:style-name="Strong_20_Emphasis">SQL is a structured query language used to communicate with RDBMS databases, introduced by IBM as SEQUEL, later renamed SQL, and categorized into DDL, DML, DQL, TCL, and DCL.</text:span></text:p>
      <text:h text:style-name="Heading_20_2" text:outline-level="2"><text:soft-page-break/><text:span text:style-name="Strong_20_Emphasis">SCHEMA</text:span></text:h>
      <text:p text:style-name="Text_20_body">👉 <text:span text:style-name="Strong_20_Emphasis">Schema ante User</text:span><text:line-break/>👉 <text:span text:style-name="Strong_20_Emphasis">Oracle DB lo user ni schema ani pilustaru</text:span></text:p>
      <text:p text:style-name="Text_20_body">🧠 <text:span text:style-name="Emphasis">One line:</text:span></text:p>
      <text:p text:style-name="Quotations"><text:span text:style-name="Strong_20_Emphasis">Schema = User + his own database objects</text:span></text:p>
      <text:p text:style-name="Horizontal_20_Line"/>
      <text:h text:style-name="Heading_20_2" text:outline-level="2"><text:span text:style-name="Strong_20_Emphasis">Hierarchy (Flow)</text:span></text:h>
      <text:p text:style-name="P3"><text:span text:style-name="Source_20_Text">SERVER</text:span></text:p>
      <text:p text:style-name="P5"><text:span text:style-name="Source_20_Text"><text:s text:c="3"/>↓</text:span></text:p>
      <text:p text:style-name="P5"><text:span text:style-name="Source_20_Text">DATABASE</text:span></text:p>
      <text:p text:style-name="P5"><text:span text:style-name="Source_20_Text"><text:s text:c="3"/>↓</text:span></text:p>
      <text:p text:style-name="P5"><text:span text:style-name="Source_20_Text">USER (SCHEMA)</text:span></text:p>
      <text:p text:style-name="P5"><text:span text:style-name="Source_20_Text"><text:s text:c="3"/>↓</text:span></text:p>
      <text:p text:style-name="P5"><text:span text:style-name="Source_20_Text">TABLE</text:span></text:p>
      <text:p text:style-name="P5"><text:span text:style-name="Source_20_Text"><text:s text:c="3"/>↓</text:span></text:p>
      <text:p text:style-name="P2"><text:span text:style-name="Source_20_Text">DATA</text:span></text:p>
      <text:p text:style-name="Text_20_body">👉 Meaning:</text:p>
      <text:list text:style-name="L49">
        <text:list-item>
          <text:p text:style-name="P56">Server lo <text:span text:style-name="Strong_20_Emphasis">Oracle DB</text:span> run avuthundi</text:p>
        </text:list-item>
        <text:list-item>
          <text:p text:style-name="P56">Database lo <text:span text:style-name="Strong_20_Emphasis">Users (Schemas)</text:span> untayi</text:p>
        </text:list-item>
        <text:list-item>
          <text:p text:style-name="P56">Each user ki <text:span text:style-name="Strong_20_Emphasis">own tables</text:span> untayi</text:p>
        </text:list-item>
        <text:list-item>
          <text:p text:style-name="P56">Tables lo <text:span text:style-name="Strong_20_Emphasis">data</text:span> untundi</text:p>
        </text:list-item>
      </text:list>
      <text:p text:style-name="Horizontal_20_Line"/>
      <text:h text:style-name="Heading_20_2" text:outline-level="2"><text:span text:style-name="Strong_20_Emphasis">Important Point (Exam ⭐)</text:span></text:h>
      <text:list text:style-name="L50">
        <text:list-item>
          <text:p text:style-name="P57"><text:span text:style-name="Strong_20_Emphasis">Every user has one schema</text:span></text:p>
        </text:list-item>
        <text:list-item>
          <text:p text:style-name="P57"><text:span text:style-name="Strong_20_Emphasis">Schema name = User name</text:span></text:p>
        </text:list-item>
        <text:list-item>
          <text:p text:style-name="P57">User create chesina objects (tables, views, procedures) anni <text:span text:style-name="Strong_20_Emphasis">aa schema ke belong</text:span></text:p>
        </text:list-item>
      </text:list>
      <text:p text:style-name="Text_20_body">🧠 <text:span text:style-name="Emphasis">Example:</text:span></text:p>
      <text:p text:style-name="P3"><text:span text:style-name="Source_20_Text">User name : STUDENT</text:span></text:p>
      <text:p text:style-name="P5"><text:span text:style-name="Source_20_Text">Schema <text:s text:c="3"/>: STUDENT</text:span></text:p>
      <text:p text:style-name="P2"><text:span text:style-name="Source_20_Text">Table <text:s text:c="4"/>: STUDENT.MARKS</text:span></text:p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h text:style-name="Heading_20_2" text:outline-level="2"><text:soft-page-break/><text:span text:style-name="Strong_20_Emphasis">Default Schemas in Oracle</text:span></text:h>
      <text:p text:style-name="Text_20_body">Oracle DB install chesinappudu <text:span text:style-name="Strong_20_Emphasis">default users/schemas</text:span> create avuthayi.</text:p>
      <text:h text:style-name="Heading_20_3" text:outline-level="3"><text:span text:style-name="Strong_20_Emphasis">Examples</text:span></text:h>
      <text:p text:style-name="P3"><text:span text:style-name="Source_20_Text">SERVER</text:span></text:p>
      <text:p text:style-name="P5"><text:span text:style-name="Source_20_Text"><text:s text:c="3"/>↓</text:span></text:p>
      <text:p text:style-name="P5"><text:span text:style-name="Source_20_Text">ORCL (Database)</text:span></text:p>
      <text:p text:style-name="P5"><text:span text:style-name="Source_20_Text"><text:s text:c="3"/>↓</text:span></text:p>
      <text:p text:style-name="P5"><text:span text:style-name="Source_20_Text">SYS / MANAGER <text:s text:c="7"/>→ DBA</text:span></text:p>
      <text:p text:style-name="P2"><text:span text:style-name="Source_20_Text">SYSTEM / MANAGER <text:s text:c="4"/>→ DBA</text:span></text:p>
      <text:h text:style-name="Heading_20_3" text:outline-level="3"><text:span text:style-name="Strong_20_Emphasis">SYS Schema</text:span></text:h>
      <text:list text:style-name="L51">
        <text:list-item>
          <text:p text:style-name="P58">Most powerful user</text:p>
        </text:list-item>
        <text:list-item>
          <text:p text:style-name="P58">Data dictionary tables untayi</text:p>
        </text:list-item>
        <text:list-item>
          <text:p text:style-name="P58">DBA activities kosam use avuthundi</text:p>
        </text:list-item>
      </text:list>
      <text:h text:style-name="Heading_20_3" text:outline-level="3"><text:span text:style-name="Strong_20_Emphasis">SYSTEM Schema</text:span></text:h>
      <text:list text:style-name="L52">
        <text:list-item>
          <text:p text:style-name="P59">Administrative tasks kosam</text:p>
        </text:list-item>
        <text:list-item>
          <text:p text:style-name="P59">Normal users ki tables create cheyyadaniki use cheyyaru</text:p>
        </text:list-item>
      </text:list>
      <text:p text:style-name="Text_20_body">🧠 <text:span text:style-name="Emphasis">SYS &amp; SYSTEM = Admin users</text:span></text:p>
      <text:p text:style-name="Horizontal_20_Line"/>
      <text:h text:style-name="Heading_20_2" text:outline-level="2"><text:span text:style-name="Strong_20_Emphasis">Real-life analogy 🧠</text:span></text:h>
      <text:list text:style-name="L53">
        <text:list-item>
          <text:p text:style-name="P60"><text:span text:style-name="Strong_20_Emphasis">Database</text:span> = Apartment building</text:p>
        </text:list-item>
        <text:list-item>
          <text:p text:style-name="P60"><text:span text:style-name="Strong_20_Emphasis">Schema/User</text:span> = Individual flat</text:p>
        </text:list-item>
        <text:list-item>
          <text:p text:style-name="P60"><text:span text:style-name="Strong_20_Emphasis">Tables</text:span> = Rooms</text:p>
        </text:list-item>
        <text:list-item>
          <text:p text:style-name="P60"><text:span text:style-name="Strong_20_Emphasis">Data</text:span> = Furniture inside rooms</text:p>
        </text:list-item>
      </text:list>
      <text:p text:style-name="Horizontal_20_Line"/>
      <text:h text:style-name="Heading_20_2" text:outline-level="2"><text:span text:style-name="Strong_20_Emphasis">One-line exam summary 📝</text:span></text:h>
      <text:p text:style-name="Quotations"><text:span text:style-name="Strong_20_Emphasis">In Oracle, a schema is a database user that owns database objects like tables, and each user has exactly one schema with the same name as the user.</text:span></text:p>
      <text:p text:style-name="Quotations"><text:span text:style-name="Strong_20_Emphasis"/></text:p>
      <text:p text:style-name="Text_20_body"><text:span text:style-name="Strong_20_Emphasis">Below is a clean + exam-oriented explanation of Oracle Datatypes, same structure lo, English + Telugu mix lo 👇</text:span></text:p>
      <text:p text:style-name="Horizontal_20_Line"/>
      <text:h text:style-name="Heading_20_2" text:outline-level="2"><text:soft-page-break/><text:span text:style-name="Strong_20_Emphasis">Datatypes in Oracle</text:span></text:h>
      <text:p text:style-name="Text_20_body">==================</text:p>
      <text:p text:style-name="Text_20_body">👉 <text:span text:style-name="Strong_20_Emphasis">Datatype</text:span> ante <text:span text:style-name="Strong_20_Emphasis">column lo yelanti data allow cheyyalo</text:span> and <text:span text:style-name="Strong_20_Emphasis">entha memory kavalo</text:span> define chestundi.</text:p>
      <text:h text:style-name="Heading_20_3" text:outline-level="3"><text:span text:style-name="Strong_20_Emphasis">A Datatype specifies:</text:span></text:h>
      <text:p text:style-name="Text_20_body">1️⃣ <text:span text:style-name="Strong_20_Emphasis">What type of data</text:span> is allowed in a column<text:line-break/>2️⃣ <text:span text:style-name="Strong_20_Emphasis">How much memory</text:span> is allocated for that column</text:p>
      <text:p text:style-name="Horizontal_20_Line"/>
      <text:h text:style-name="Heading_20_2" text:outline-level="2"><text:span text:style-name="Strong_20_Emphasis">Oracle Datatypes Classification</text:span></text:h>
      <text:p text:style-name="Text_20_body">Oracle lo datatypes ni mainly <text:span text:style-name="Strong_20_Emphasis">4 categories</text:span> ga divide chestaru 👇</text:p>
      <text:p text:style-name="P1"><text:span text:style-name="Source_20_Text">CHARACTER <text:s text:c="5"/>NUMERIC <text:s text:c="7"/>DATE / TIME <text:s text:c="7"/>BINARY</text:span></text:p>
      <text:p text:style-name="Horizontal_20_Line"/>
      <text:h text:style-name="Heading_20_2" text:outline-level="2"><text:span text:style-name="Strong_20_Emphasis">1️⃣ CHARACTER Datatypes</text:span></text:h>
      <text:p text:style-name="Text_20_body">👉 <text:span text:style-name="Strong_20_Emphasis">Text / String data</text:span> store cheyyadaniki use chestaru.</text:p>
      <text:h text:style-name="Heading_20_3" text:outline-level="3"><text:span text:style-name="Strong_20_Emphasis">ASCII Character Datatypes</text:span></text:h>
      <text:list text:style-name="L54">
        <text:list-item>
          <text:p text:style-name="P61"><text:span text:style-name="Strong_20_Emphasis">CHAR(size)</text:span><text:line-break/>➤ Fixed length string<text:line-break/>➤ Eg: <text:span text:style-name="Source_20_Text">CHAR(10)</text:span> → always 10 characters</text:p>
        </text:list-item>
        <text:list-item>
          <text:p text:style-name="P61"><text:span text:style-name="Strong_20_Emphasis">VARCHAR2(size)</text:span><text:line-break/>➤ Variable length string<text:line-break/>➤ Memory efficient<text:line-break/>➤ Most commonly used</text:p>
        </text:list-item>
        <text:list-item>
          <text:p text:style-name="P61"><text:span text:style-name="Strong_20_Emphasis">LONG</text:span><text:line-break/>➤ Old datatype (deprecated)<text:line-break/>➤ Large text store cheyyadaniki<text:line-break/>➤ ❌ Avoid using in new projects</text:p>
        </text:list-item>
        <text:list-item>
          <text:p text:style-name="P61"><text:span text:style-name="Strong_20_Emphasis">CLOB</text:span> (Character Large Object)<text:line-break/>➤ Very large text (documents, XML, JSON)</text:p>
        </text:list-item>
      </text:list>
      <text:p text:style-name="Horizontal_20_Line"/>
      <text:h text:style-name="Heading_20_3" text:outline-level="3"><text:span text:style-name="Strong_20_Emphasis">UNICODE Character Datatypes</text:span></text:h>
      <text:p text:style-name="Text_20_body">👉 Multiple languages (Telugu, Hindi, Chinese) support kosam.</text:p>
      <text:list text:style-name="L55">
        <text:list-item>
          <text:p text:style-name="P62"><text:span text:style-name="Strong_20_Emphasis">NCHAR(size)</text:span><text:line-break/>➤ Fixed length Unicode</text:p>
        </text:list-item>
        <text:list-item>
          <text:p text:style-name="P62"><text:soft-page-break/><text:span text:style-name="Strong_20_Emphasis">NVARCHAR2(size)</text:span><text:line-break/>➤ Variable length Unicode</text:p>
        </text:list-item>
        <text:list-item>
          <text:p text:style-name="P62"><text:span text:style-name="Strong_20_Emphasis">NCLOB</text:span><text:line-break/>➤ Large Unicode text</text:p>
        </text:list-item>
      </text:list>
      <text:p text:style-name="Horizontal_20_Line"/>
      <text:h text:style-name="Heading_20_2" text:outline-level="2"><text:span text:style-name="Strong_20_Emphasis">2️⃣ NUMERIC Datatypes</text:span></text:h>
      <text:p text:style-name="Text_20_body">👉 <text:span text:style-name="Strong_20_Emphasis">Numbers</text:span> store cheyyadaniki.</text:p>
      <text:list text:style-name="L56">
        <text:list-item>
          <text:p text:style-name="P63"><text:span text:style-name="Strong_20_Emphasis">NUMBER(p)</text:span><text:line-break/>➤ <text:span text:style-name="Source_20_Text">p</text:span> = precision (total digits)<text:line-break/>➤ Eg: <text:span text:style-name="Source_20_Text">NUMBER(5)</text:span> → max 5 digits</text:p>
        </text:list-item>
        <text:list-item>
          <text:p text:style-name="P63"><text:span text:style-name="Strong_20_Emphasis">NUMBER(p, s)</text:span><text:line-break/>➤ <text:span text:style-name="Source_20_Text">p</text:span> = total digits<text:line-break/>➤ <text:span text:style-name="Source_20_Text">s</text:span> = decimal places<text:line-break/>➤ Eg: <text:span text:style-name="Source_20_Text">NUMBER(7,2)</text:span> → 5 before decimal + 2 after</text:p>
        </text:list-item>
      </text:list>
      <text:p text:style-name="Text_20_body">📌 <text:span text:style-name="Strong_20_Emphasis">Example:</text:span></text:p>
      <text:p text:style-name="P1"><text:span text:style-name="Source_20_Text">salary NUMBER(8,2)</text:span></text:p>
      <text:p text:style-name="Horizontal_20_Line"/>
      <text:h text:style-name="Heading_20_2" text:outline-level="2"><text:span text:style-name="Strong_20_Emphasis">3️⃣ DATE / TIME Datatypes</text:span></text:h>
      <text:p text:style-name="Text_20_body">👉 <text:span text:style-name="Strong_20_Emphasis">Date and Time</text:span> store cheyyadaniki.</text:p>
      <text:list text:style-name="L57">
        <text:list-item>
          <text:p text:style-name="P64"><text:span text:style-name="Strong_20_Emphasis">DATE</text:span><text:line-break/>➤ Stores date + time<text:line-break/>➤ Format: DD-MM-YY HH:MI:SS</text:p>
        </text:list-item>
        <text:list-item>
          <text:p text:style-name="P64"><text:span text:style-name="Strong_20_Emphasis">TIMESTAMP</text:span><text:line-break/>➤ DATE kanna <text:span text:style-name="Strong_20_Emphasis">more precision</text:span><text:line-break/>➤ Fractional seconds kuda store chestundi</text:p>
        </text:list-item>
      </text:list>
      <text:p text:style-name="Horizontal_20_Line"/>
      <text:h text:style-name="Heading_20_2" text:outline-level="2"><text:span text:style-name="Strong_20_Emphasis">4️⃣ BINARY Datatypes</text:span></text:h>
      <text:p text:style-name="Text_20_body">👉 <text:span text:style-name="Strong_20_Emphasis">Files / multimedia data</text:span> store cheyyadaniki.</text:p>
      <text:list text:style-name="L58">
        <text:list-item>
          <text:p text:style-name="P65"><text:span text:style-name="Strong_20_Emphasis">BFILE</text:span><text:line-break/>➤ Database bayata unna file ki pointer<text:line-break/>➤ Read-only</text:p>
        </text:list-item>
        <text:list-item>
          <text:p text:style-name="P65"><text:span text:style-name="Strong_20_Emphasis">BLOB</text:span> (Binary Large Object)<text:line-break/>➤ Images, videos, audio files<text:line-break/>➤ Stored inside database</text:p>
        </text:list-item>
      </text:list>
      <text:p text:style-name="Horizontal_20_Line"/>
      <text:h text:style-name="Heading_20_2" text:outline-level="2"><text:soft-page-break/><text:span text:style-name="Strong_20_Emphasis">Quick Memory Trick (Exam / Interview)</text:span> 😄</text:h>
      <text:p text:style-name="Text_20_body">👉 <text:span text:style-name="Strong_20_Emphasis">“C N D B”</text:span></text:p>
      <text:list text:style-name="L59">
        <text:list-item>
          <text:p text:style-name="P66"><text:span text:style-name="Strong_20_Emphasis">C</text:span> → Character</text:p>
        </text:list-item>
        <text:list-item>
          <text:p text:style-name="P66"><text:span text:style-name="Strong_20_Emphasis">N</text:span> → Numeric</text:p>
        </text:list-item>
        <text:list-item>
          <text:p text:style-name="P66"><text:span text:style-name="Strong_20_Emphasis">D</text:span> → Date</text:p>
        </text:list-item>
        <text:list-item>
          <text:p text:style-name="P66"><text:span text:style-name="Strong_20_Emphasis">B</text:span> → Binary</text:p>
        </text:list-item>
      </text:list>
      <text:p text:style-name="Horizontal_20_Line"/>
      <text:h text:style-name="Heading_20_2" text:outline-level="2"><text:span text:style-name="Strong_20_Emphasis">One-Line Interview Answer</text:span></text:h>
      <text:p text:style-name="Quotations">Oracle datatype defines the type of data allowed in a column and the amount of memory allocated for storing that data.</text:p>
      <text:p text:style-name="Horizontal_20_Line"/>
      <text:p text:style-name="Text_20_body">Below is <text:span text:style-name="Strong_20_Emphasis">neat + exam-ready notes</text:span> for <text:span text:style-name="Strong_20_Emphasis"><text:span text:style-name="Source_20_Text">CHAR(size)</text:span></text:span><text:span text:style-name="Strong_20_Emphasis"> datatype</text:span>, same content ni <text:span text:style-name="Strong_20_Emphasis">clean structure</text:span> lo, <text:span text:style-name="Strong_20_Emphasis">English + Telugu mix</text:span> lo 👇</text:p>
      <text:p text:style-name="Horizontal_20_Line"/>
      <text:h text:style-name="Heading_20_2" text:outline-level="2"><text:span text:style-name="Strong_20_Emphasis">CHAR(size) Datatype</text:span></text:h>
      <text:p text:style-name="Horizontal_20_Line"/>
      <text:p text:style-name="Text_20_body">👉 <text:span text:style-name="Strong_20_Emphasis">CHAR(size)</text:span> Oracle lo <text:span text:style-name="Strong_20_Emphasis">fixed-length character datatype</text:span>.</text:p>
      <text:h text:style-name="Heading_20_3" text:outline-level="3"><text:span text:style-name="Strong_20_Emphasis">Key Points</text:span></text:h>
      <text:list text:style-name="L60">
        <text:list-item>
          <text:p text:style-name="P67">✔️ <text:span text:style-name="Strong_20_Emphasis">Maximum size:</text:span> up to <text:span text:style-name="Strong_20_Emphasis">2000 characters</text:span></text:p>
        </text:list-item>
        <text:list-item>
          <text:p text:style-name="P67">✔️ <text:span text:style-name="Strong_20_Emphasis">Fixed length</text:span> datatype</text:p>
        </text:list-item>
        <text:list-item>
          <text:p text:style-name="P67">✔️ Column size fix ayyi untundi, <text:span text:style-name="Strong_20_Emphasis">actual data chinna unna kuda full memory allocate avuthundi</text:span></text:p>
        </text:list-item>
      </text:list>
      <text:p text:style-name="Horizontal_20_Line"/>
      <text:h text:style-name="Heading_20_3" text:outline-level="3"><text:span text:style-name="Strong_20_Emphasis">Definition (Simple)</text:span></text:h>
      <text:p text:style-name="Quotations">CHAR(size) allows character data up to the specified size and always occupies the full size, regardless of actual data length.</text:p>
      <text:p text:style-name="Horizontal_20_Line"/>
      <text:h text:style-name="Heading_20_2" text:outline-level="2"><text:span text:style-name="Strong_20_Emphasis">Example</text:span></text:h>
      <text:p text:style-name="P1"><text:span text:style-name="Source_20_Text">NAME CHAR(10)</text:span></text:p>
      <text:h text:style-name="Heading_20_3" text:outline-level="3"><text:soft-page-break/><text:span text:style-name="Strong_20_Emphasis">Stored Values</text:span></text:h>
      <text:p text:style-name="Preformatted_20_Text"><text:span text:style-name="Source_20_Text">SACHIN---- <text:s text:c="2"/>→ 10 bytes (4 bytes wasted)</text:span></text:p>
      <text:p text:style-name="P1"><text:span text:style-name="Source_20_Text">RAVI------ <text:s text:c="2"/>→ 10 bytes (6 bytes wasted)</text:span></text:p>
      <text:p text:style-name="Text_20_body">👉 Data chinna unna kuda <text:span text:style-name="Strong_20_Emphasis">remaining spaces waste</text:span> avuthayi.</text:p>
      <text:p text:style-name="Horizontal_20_Line"/>
      <text:h text:style-name="Heading_20_2" text:outline-level="2"><text:span text:style-name="Strong_20_Emphasis">Important Observation</text:span></text:h>
      <text:p text:style-name="Text_20_body">❌ <text:span text:style-name="Strong_20_Emphasis">CHAR datatype lo extra bytes wasted avuthayi</text:span></text:p>
      <text:p text:style-name="Text_20_body">👉 <text:span text:style-name="Strong_20_Emphasis">So:</text:span></text:p>
      <text:list text:style-name="L61">
        <text:list-item>
          <text:p text:style-name="P68">❌ Variable length fields ki <text:span text:style-name="Strong_20_Emphasis">CHAR use cheyyakudadhu</text:span></text:p>
        </text:list-item>
        <text:list-item>
          <text:p text:style-name="P68">✅ Fixed length fields ki <text:span text:style-name="Strong_20_Emphasis">CHAR best</text:span></text:p>
        </text:list-item>
      </text:list>
      <text:p text:style-name="Horizontal_20_Line"/>
      <text:h text:style-name="Heading_20_2" text:outline-level="2"><text:span text:style-name="Strong_20_Emphasis">Recommended Usage (Correct Examples)</text:span></text:h>
      <text:h text:style-name="Heading_20_3" text:outline-level="3"><text:span text:style-name="Strong_20_Emphasis">Fixed Length Columns</text:span></text:h>
      <text:p text:style-name="P1"><text:span text:style-name="Source_20_Text">GENDER CHAR(1)</text:span></text:p>
      <text:p text:style-name="Text_20_body">Values:</text:p>
      <text:p text:style-name="Preformatted_20_Text"><text:span text:style-name="Source_20_Text">M</text:span></text:p>
      <text:p text:style-name="P1"><text:span text:style-name="Source_20_Text">F</text:span></text:p>
      <text:p text:style-name="P1"><text:span text:style-name="Source_20_Text">STATE_CODE CHAR(2)</text:span></text:p>
      <text:p text:style-name="Text_20_body">Values:</text:p>
      <text:p text:style-name="Preformatted_20_Text"><text:span text:style-name="Source_20_Text">AP</text:span></text:p>
      <text:p text:style-name="Preformatted_20_Text"><text:span text:style-name="Source_20_Text">TG</text:span></text:p>
      <text:p text:style-name="P1"><text:span text:style-name="Source_20_Text">MH</text:span></text:p>
      <text:p text:style-name="P1"><text:span text:style-name="Source_20_Text">COUNTRY_CODE CHAR(3)</text:span></text:p>
      <text:p text:style-name="Text_20_body">Values:</text:p>
      <text:p text:style-name="Preformatted_20_Text"><text:span text:style-name="Source_20_Text">IND</text:span></text:p>
      <text:p text:style-name="P1"><text:span text:style-name="Source_20_Text">USA</text:span></text:p>
      <text:p text:style-name="Horizontal_20_Line"/>
      <text:h text:style-name="Heading_20_2" text:outline-level="2"><text:span text:style-name="Strong_20_Emphasis">When to Use CHAR? (Interview Point)</text:span></text:h>
      <text:p text:style-name="Text_20_body">✔️ Data <text:span text:style-name="Strong_20_Emphasis">length always same</text:span> unte<text:line-break/>✔️ Codes, flags, identifiers kosam<text:line-break/>✔️ Memory waste acceptable ayithe</text:p>
      <text:p text:style-name="Horizontal_20_Line"/>
      <text:h text:style-name="Heading_20_2" text:outline-level="2"><text:soft-page-break/><text:span text:style-name="Strong_20_Emphasis">When NOT to Use CHAR?</text:span></text:h>
      <text:p text:style-name="Text_20_body">❌ Names<text:line-break/>❌ Addresses<text:line-break/>❌ Descriptions<text:line-break/>❌ Any <text:span text:style-name="Strong_20_Emphasis">variable length text</text:span></text:p>
      <text:p text:style-name="Text_20_body">👉 <text:span text:style-name="Strong_20_Emphasis">Use </text:span><text:span text:style-name="Strong_20_Emphasis"><text:span text:style-name="Source_20_Text">VARCHAR2</text:span></text:span><text:span text:style-name="Strong_20_Emphasis"> instead</text:span></text:p>
      <text:p text:style-name="Horizontal_20_Line"/>
      <text:h text:style-name="Heading_20_2" text:outline-level="2"><text:span text:style-name="Strong_20_Emphasis">One-Line Exam / Interview Answer</text:span></text:h>
      <text:p text:style-name="Quotations">CHAR(size) is a fixed-length character datatype that always occupies the specified size, causing unused space if the data is shorter.</text:p>
      <text:p text:style-name="Horizontal_20_Line"/>
      <text:p text:style-name="Text_20_body">Below is <text:span text:style-name="Strong_20_Emphasis">clean, exam-ready notes</text:span> for <text:span text:style-name="Strong_20_Emphasis"><text:span text:style-name="Source_20_Text">VARCHAR2(size)</text:span></text:span>, same style lo, <text:span text:style-name="Strong_20_Emphasis">English + Telugu mix</text:span> lo 👇</text:p>
      <text:p text:style-name="Horizontal_20_Line"/>
      <text:h text:style-name="Heading_20_2" text:outline-level="2"><text:span text:style-name="Strong_20_Emphasis">VARCHAR2(size) Datatype</text:span></text:h>
      <text:p text:style-name="Horizontal_20_Line"/>
      <text:p text:style-name="Text_20_body">👉 <text:span text:style-name="Strong_20_Emphasis">VARCHAR2(size)</text:span> Oracle lo <text:span text:style-name="Strong_20_Emphasis">variable-length character datatype</text:span>.</text:p>
      <text:p text:style-name="Horizontal_20_Line"/>
      <text:h text:style-name="Heading_20_3" text:outline-level="3"><text:span text:style-name="Strong_20_Emphasis">Key Points</text:span></text:h>
      <text:list text:style-name="L62">
        <text:list-item>
          <text:p text:style-name="P69">✔️ <text:span text:style-name="Strong_20_Emphasis">Maximum size:</text:span> up to <text:span text:style-name="Strong_20_Emphasis">4000 characters</text:span></text:p>
        </text:list-item>
        <text:list-item>
          <text:p text:style-name="P69">✔️ <text:span text:style-name="Strong_20_Emphasis">Variable length</text:span> datatype</text:p>
        </text:list-item>
        <text:list-item>
          <text:p text:style-name="P69">✔️ Only <text:span text:style-name="Strong_20_Emphasis">actual data ki required memory</text:span> matrame use chestundi</text:p>
        </text:list-item>
        <text:list-item>
          <text:p text:style-name="P69">✔️ <text:span text:style-name="Strong_20_Emphasis">Recommended for variable length fields</text:span></text:p>
        </text:list-item>
      </text:list>
      <text:p text:style-name="Horizontal_20_Line"/>
      <text:h text:style-name="Heading_20_3" text:outline-level="3"><text:span text:style-name="Strong_20_Emphasis">Definition (Simple)</text:span></text:h>
      <text:p text:style-name="Quotations">VARCHAR2(size) stores character data up to the given size and uses memory only for the actual data stored.</text:p>
      <text:p text:style-name="Horizontal_20_Line"/>
      <text:h text:style-name="Heading_20_2" text:outline-level="2"><text:span text:style-name="Strong_20_Emphasis">Example</text:span></text:h>
      <text:p text:style-name="P1"><text:span text:style-name="Source_20_Text">NAME VARCHAR2(10)</text:span></text:p>
      <text:h text:style-name="Heading_20_3" text:outline-level="3"><text:soft-page-break/><text:span text:style-name="Strong_20_Emphasis">Stored Values</text:span></text:h>
      <text:p text:style-name="Preformatted_20_Text"><text:span text:style-name="Source_20_Text">SACHIN <text:s text:c="2"/>→ 6 bytes (remaining space released)</text:span></text:p>
      <text:p text:style-name="P1"><text:span text:style-name="Source_20_Text">RAVI <text:s text:c="4"/>→ 4 bytes (remaining space released)</text:span></text:p>
      <text:p text:style-name="Text_20_body">👉 Extra spaces <text:span text:style-name="Strong_20_Emphasis">waste avvavu</text:span>, memory <text:span text:style-name="Strong_20_Emphasis">efficient</text:span>.</text:p>
      <text:p text:style-name="Horizontal_20_Line"/>
      <text:h text:style-name="Heading_20_2" text:outline-level="2"><text:span text:style-name="Strong_20_Emphasis">Important Observation</text:span></text:h>
      <text:p text:style-name="Text_20_body">✅ <text:span text:style-name="Strong_20_Emphasis">VARCHAR2 lo unused bytes release avuthayi</text:span><text:line-break/>❌ <text:span text:style-name="Strong_20_Emphasis">No memory wastage</text:span></text:p>
      <text:p text:style-name="Horizontal_20_Line"/>
      <text:h text:style-name="Heading_20_2" text:outline-level="2"><text:span text:style-name="Strong_20_Emphasis">Recommended Usage</text:span></text:h>
      <text:p text:style-name="Text_20_body">✔️ Names<text:line-break/>✔️ Addresses<text:line-break/>✔️ Descriptions<text:line-break/>✔️ Any <text:span text:style-name="Strong_20_Emphasis">variable length text</text:span></text:p>
      <text:p text:style-name="Horizontal_20_Line"/>
      <text:h text:style-name="Heading_20_2" text:outline-level="2"><text:span text:style-name="Strong_20_Emphasis">Version Note (Very Important for Exams)</text:span></text:h>
      <text:list text:style-name="L63">
        <text:list-item>
          <text:p text:style-name="P70">🔹 <text:span text:style-name="Strong_20_Emphasis">Up to Oracle 6</text:span> → <text:span text:style-name="Source_20_Text">VARCHAR</text:span></text:p>
        </text:list-item>
        <text:list-item>
          <text:p text:style-name="P70">🔹 <text:span text:style-name="Strong_20_Emphasis">From Oracle 7 onwards</text:span> → <text:span text:style-name="Source_20_Text">VARCHAR2</text:span></text:p>
        </text:list-item>
      </text:list>
      <text:p text:style-name="Text_20_body">👉 <text:span text:style-name="Strong_20_Emphasis">Always use </text:span><text:span text:style-name="Strong_20_Emphasis"><text:span text:style-name="Source_20_Text">VARCHAR2</text:span></text:span>, because:</text:p>
      <text:list text:style-name="L64">
        <text:list-item>
          <text:p text:style-name="P71"><text:span text:style-name="Source_20_Text">VARCHAR</text:span> future lo change ayye chance undi</text:p>
        </text:list-item>
        <text:list-item>
          <text:p text:style-name="P71"><text:span text:style-name="Source_20_Text">VARCHAR2</text:span> behaviour <text:span text:style-name="Strong_20_Emphasis">fixed &amp; safe</text:span></text:p>
        </text:list-item>
      </text:list>
      <text:p text:style-name="Horizontal_20_Line"/>
      <text:h text:style-name="Heading_20_2" text:outline-level="2"><text:span text:style-name="Strong_20_Emphasis">CHAR vs VARCHAR2 (Quick Comparison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CHAR</text:p>
            </table:table-cell>
            <table:table-cell table:style-name="Table2.A1" office:value-type="string">
              <text:p text:style-name="Table_20_Heading">VARCHAR2</text:p>
            </table:table-cell>
          </table:table-row>
        </table:table-header-rows>
        <table:table-row>
          <table:table-cell table:style-name="Table2.A1" office:value-type="string">
            <text:p text:style-name="Table_20_Contents">Length</text:p>
          </table:table-cell>
          <table:table-cell table:style-name="Table2.A1" office:value-type="string">
            <text:p text:style-name="Table_20_Contents">Fixed</text:p>
          </table:table-cell>
          <table:table-cell table:style-name="Table2.A1" office:value-type="string">
            <text:p text:style-name="Table_20_Contents">Variable</text:p>
          </table:table-cell>
        </table:table-row>
        <table:table-row>
          <table:table-cell table:style-name="Table2.A1" office:value-type="string">
            <text:p text:style-name="Table_20_Contents">Memory usage</text:p>
          </table:table-cell>
          <table:table-cell table:style-name="Table2.A1" office:value-type="string">
            <text:p text:style-name="Table_20_Contents">Wastes space</text:p>
          </table:table-cell>
          <table:table-cell table:style-name="Table2.A1" office:value-type="string">
            <text:p text:style-name="Table_20_Contents">No wastage</text:p>
          </table:table-cell>
        </table:table-row>
        <table:table-row>
          <table:table-cell table:style-name="Table2.A1" office:value-type="string">
            <text:p text:style-name="Table_20_Contents">Best for</text:p>
          </table:table-cell>
          <table:table-cell table:style-name="Table2.A1" office:value-type="string">
            <text:p text:style-name="Table_20_Contents">Fixed codes</text:p>
          </table:table-cell>
          <table:table-cell table:style-name="Table2.A1" office:value-type="string">
            <text:p text:style-name="Table_20_Contents">Variable text</text:p>
          </table:table-cell>
        </table:table-row>
        <table:table-row>
          <table:table-cell table:style-name="Table2.A1" office:value-type="string">
            <text:p text:style-name="Table_20_Contents">Max size</text:p>
          </table:table-cell>
          <table:table-cell table:style-name="Table2.A1" office:value-type="string">
            <text:p text:style-name="Table_20_Contents">2000</text:p>
          </table:table-cell>
          <table:table-cell table:style-name="Table2.A1" office:value-type="string">
            <text:p text:style-name="Table_20_Contents">4000</text:p>
          </table:table-cell>
        </table:table-row>
      </table:table>
      <text:p text:style-name="Horizontal_20_Line"/>
      <text:h text:style-name="Heading_20_2" text:outline-level="2"><text:span text:style-name="Strong_20_Emphasis">One-Line Interview Answer</text:span></text:h>
      <text:p text:style-name="Quotations">VARCHAR2 is a variable-length character datatype that stores only actual data and is recommended for fields with varying length.</text:p>
      <text:p text:style-name="Horizontal_20_Line"><text:soft-page-break/></text:p>
      <text:p text:style-name="Text_20_body"><text:span text:style-name="Strong_20_Emphasis">Below is neat + exam-ready notes for </text:span><text:span text:style-name="Strong_20_Emphasis"><text:span text:style-name="Source_20_Text">LONG</text:span></text:span><text:span text:style-name="Strong_20_Emphasis"> and </text:span><text:span text:style-name="Strong_20_Emphasis"><text:span text:style-name="Source_20_Text">CLOB</text:span></text:span><text:span text:style-name="Strong_20_Emphasis"> datatypes, same structure lo, English + Telugu mix lo 👇</text:span></text:p>
      <text:p text:style-name="Horizontal_20_Line"/>
      <text:h text:style-name="Heading_20_2" text:outline-level="2"><text:span text:style-name="Strong_20_Emphasis">LONG Datatype</text:span></text:h>
      <text:p text:style-name="Horizontal_20_Line"/>
      <text:p text:style-name="Text_20_body">👉 <text:span text:style-name="Strong_20_Emphasis">LONG</text:span> Oracle lo <text:span text:style-name="Strong_20_Emphasis">large character data</text:span> store cheyyadaniki use chestaru.</text:p>
      <text:h text:style-name="Heading_20_3" text:outline-level="3"><text:span text:style-name="Strong_20_Emphasis">Key Points</text:span></text:h>
      <text:list text:style-name="L65">
        <text:list-item>
          <text:p text:style-name="P72">✔️ <text:span text:style-name="Strong_20_Emphasis">Maximum size:</text:span> up to <text:span text:style-name="Strong_20_Emphasis">2 GB</text:span></text:p>
        </text:list-item>
        <text:list-item>
          <text:p text:style-name="P72">✔️ Stores <text:span text:style-name="Strong_20_Emphasis">ASCII character data</text:span></text:p>
        </text:list-item>
        <text:list-item>
          <text:p text:style-name="P72">❌ <text:span text:style-name="Strong_20_Emphasis">Deprecated / Old datatype</text:span></text:p>
        </text:list-item>
        <text:list-item>
          <text:p text:style-name="P72">❌ New projects lo <text:span text:style-name="Strong_20_Emphasis">recommend cheyyaru</text:span></text:p>
        </text:list-item>
      </text:list>
      <text:h text:style-name="Heading_20_3" text:outline-level="3"><text:span text:style-name="Strong_20_Emphasis">Example</text:span></text:h>
      <text:p text:style-name="P1"><text:span text:style-name="Source_20_Text">review LONG</text:span></text:p>
      <text:p text:style-name="Horizontal_20_Line"/>
      <text:h text:style-name="Heading_20_2" text:outline-level="2"><text:span text:style-name="Strong_20_Emphasis">CLOB Datatype</text:span> <text:span text:style-name="Emphasis">(Character Large Object)</text:span></text:h>
      <text:p text:style-name="Horizontal_20_Line"/>
      <text:p text:style-name="Text_20_body">👉 <text:span text:style-name="Strong_20_Emphasis">CLOB</text:span> is the <text:span text:style-name="Strong_20_Emphasis">modern replacement</text:span> for LONG.</text:p>
      <text:h text:style-name="Heading_20_3" text:outline-level="3"><text:span text:style-name="Strong_20_Emphasis">Key Points</text:span></text:h>
      <text:list text:style-name="L66">
        <text:list-item>
          <text:p text:style-name="P73">✔️ <text:span text:style-name="Strong_20_Emphasis">Maximum size:</text:span> up to <text:span text:style-name="Strong_20_Emphasis">4 GB</text:span></text:p>
        </text:list-item>
        <text:list-item>
          <text:p text:style-name="P73">✔️ Stores <text:span text:style-name="Strong_20_Emphasis">very large text data</text:span></text:p>
        </text:list-item>
        <text:list-item>
          <text:p text:style-name="P73">✔️ Recommended for <text:span text:style-name="Strong_20_Emphasis">documents, logs, XML, JSON</text:span></text:p>
        </text:list-item>
        <text:list-item>
          <text:p text:style-name="P73">✔️ Fully supported in modern Oracle versions</text:p>
        </text:list-item>
      </text:list>
      <text:h text:style-name="Heading_20_3" text:outline-level="3"><text:span text:style-name="Strong_20_Emphasis">Example</text:span></text:h>
      <text:p text:style-name="P1"><text:span text:style-name="Source_20_Text">review CLOB</text:span></text:p>
      <text:p text:style-name="Horizontal_20_Line"/>
      <text:h text:style-name="Heading_20_2" text:outline-level="2"><text:span text:style-name="Strong_20_Emphasis">LONG vs CLOB (Quick Comparison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LONG</text:p>
            </table:table-cell>
            <table:table-cell table:style-name="Table3.A1" office:value-type="string">
              <text:p text:style-name="Table_20_Heading">CLOB</text:p>
            </table:table-cell>
          </table:table-row>
        </table:table-header-rows>
        <table:table-row>
          <table:table-cell table:style-name="Table3.A1" office:value-type="string">
            <text:p text:style-name="Table_20_Contents">Max size</text:p>
          </table:table-cell>
          <table:table-cell table:style-name="Table3.A1" office:value-type="string">
            <text:p text:style-name="Table_20_Contents">2 GB</text:p>
          </table:table-cell>
          <table:table-cell table:style-name="Table3.A1" office:value-type="string">
            <text:p text:style-name="Table_20_Contents">4 GB</text:p>
          </table:table-cell>
        </table:table-row>
        <table:table-row>
          <table:table-cell table:style-name="Table3.A1" office:value-type="string">
            <text:p text:style-name="Table_20_Contents">Status</text:p>
          </table:table-cell>
          <table:table-cell table:style-name="Table3.A1" office:value-type="string">
            <text:p text:style-name="Table_20_Contents">Deprecated</text:p>
          </table:table-cell>
          <table:table-cell table:style-name="Table3.A1" office:value-type="string">
            <text:p text:style-name="Table_20_Contents">Recommended</text:p>
          </table:table-cell>
        </table:table-row>
        <text:soft-page-break/>
        <table:table-row>
          <table:table-cell table:style-name="Table3.A1" office:value-type="string">
            <text:p text:style-name="Table_20_Contents">Usage</text:p>
          </table:table-cell>
          <table:table-cell table:style-name="Table3.A1" office:value-type="string">
            <text:p text:style-name="Table_20_Contents">Old systems</text:p>
          </table:table-cell>
          <table:table-cell table:style-name="Table3.A1" office:value-type="string">
            <text:p text:style-name="Table_20_Contents">New systems</text:p>
          </table:table-cell>
        </table:table-row>
        <table:table-row>
          <table:table-cell table:style-name="Table3.A1" office:value-type="string">
            <text:p text:style-name="Table_20_Contents">Flexibility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High</text:p>
          </table:table-cell>
        </table:table-row>
      </table:table>
      <text:p text:style-name="Horizontal_20_Line"/>
      <text:h text:style-name="Heading_20_2" text:outline-level="2"><text:span text:style-name="Strong_20_Emphasis">Important Note (Very Important for Exams)</text:span></text:h>
      <text:p text:style-name="Horizontal_20_Line"/>
      <text:h text:style-name="Heading_20_3" text:outline-level="3"><text:span text:style-name="Strong_20_Emphasis">ASCII Character Support</text:span></text:h>
      <text:p text:style-name="Text_20_body">👉 <text:span text:style-name="Source_20_Text">CHAR / VARCHAR2 / LONG / CLOB</text:span> <text:span text:style-name="Strong_20_Emphasis">ASCII characters</text:span> ni allow chestayi.</text:p>
      <text:p text:style-name="Text_20_body"><text:span text:style-name="Strong_20_Emphasis">ASCII (256 chars) includes:</text:span></text:p>
      <text:list text:style-name="L67">
        <text:list-item>
          <text:p text:style-name="P74"><text:span text:style-name="Source_20_Text">a–z</text:span></text:p>
        </text:list-item>
        <text:list-item>
          <text:p text:style-name="P74"><text:span text:style-name="Source_20_Text">A–Z</text:span></text:p>
        </text:list-item>
        <text:list-item>
          <text:p text:style-name="P74"><text:span text:style-name="Source_20_Text">0–9</text:span></text:p>
        </text:list-item>
        <text:list-item>
          <text:p text:style-name="P74">Special characters (<text:span text:style-name="Source_20_Text">@ # $ % &amp; *</text:span> etc.)</text:p>
        </text:list-item>
      </text:list>
      <text:p text:style-name="Horizontal_20_Line"/>
      <text:h text:style-name="Heading_20_3" text:outline-level="3"><text:span text:style-name="Strong_20_Emphasis">Alphanumeric Data</text:span></text:h>
      <text:p text:style-name="Text_20_body">👉 <text:span text:style-name="Strong_20_Emphasis">CHAR &amp; VARCHAR2</text:span> datatypes <text:span text:style-name="Strong_20_Emphasis">alphanumeric data</text:span> ni store chestayi.</text:p>
      <text:h text:style-name="Heading_20_3" text:outline-level="3"><text:span text:style-name="Strong_20_Emphasis">Examples</text:span></text:h>
      <text:p text:style-name="Preformatted_20_Text"><text:span text:style-name="Source_20_Text">panno <text:s text:c="2"/>CHAR(10)</text:span></text:p>
      <text:p text:style-name="Preformatted_20_Text"><text:span text:style-name="Source_20_Text">vehno <text:s text:c="2"/>CHAR(10)</text:span></text:p>
      <text:p text:style-name="P1"><text:span text:style-name="Source_20_Text">emailid VARCHAR2(20)</text:span></text:p>
      <text:p text:style-name="Text_20_body">✔️ Letters + numbers allowed<text:line-break/>✔️ Fixed length ki <text:span text:style-name="Source_20_Text">CHAR</text:span><text:line-break/>✔️ Variable length ki <text:span text:style-name="Source_20_Text">VARCHAR2</text:span></text:p>
      <text:p text:style-name="Horizontal_20_Line"/>
      <text:h text:style-name="Heading_20_2" text:outline-level="2"><text:span text:style-name="Strong_20_Emphasis">When to Use What? (Interview Tip)</text:span></text:h>
      <text:list text:style-name="L68">
        <text:list-item>
          <text:p text:style-name="P75">✔️ <text:span text:style-name="Strong_20_Emphasis">CHAR</text:span> → Fixed-length codes</text:p>
        </text:list-item>
        <text:list-item>
          <text:p text:style-name="P75">✔️ <text:span text:style-name="Strong_20_Emphasis">VARCHAR2</text:span> → Names, emails, variable text</text:p>
        </text:list-item>
        <text:list-item>
          <text:p text:style-name="P75">✔️ <text:span text:style-name="Strong_20_Emphasis">CLOB</text:span> → Large text content</text:p>
        </text:list-item>
        <text:list-item>
          <text:p text:style-name="P75">❌ <text:span text:style-name="Strong_20_Emphasis">LONG</text:span> → Avoid (legacy only)</text:p>
        </text:list-item>
      </text:list>
      <text:p text:style-name="Horizontal_20_Line"/>
      <text:h text:style-name="Heading_20_2" text:outline-level="2"><text:soft-page-break/><text:span text:style-name="Strong_20_Emphasis">One-Line Interview Answer</text:span></text:h>
      <text:p text:style-name="Quotations">LONG and CLOB are used to store large character data, but CLOB is preferred since LONG is deprecated and has more limitations.</text:p>
      <text:p text:style-name="Text_20_body"><text:span text:style-name="Strong_20_Emphasis">Below is clean, exam-ready notes for UNICODE, NUMBER, DATE, TIMESTAMP datatypes, same content ni well-structured, English + Telugu mix lo 👇</text:span></text:p>
      <text:p text:style-name="Horizontal_20_Line"/>
      <text:h text:style-name="Heading_20_2" text:outline-level="2"><text:span text:style-name="Strong_20_Emphasis">NCHAR / NVARCHAR2 / NCLOB</text:span> <text:span text:style-name="Emphasis">(N = National)</text:span></text:h>
      <text:p text:style-name="Text_20_body">=================================</text:p>
      <text:p text:style-name="Text_20_body">👉 <text:span text:style-name="Strong_20_Emphasis">Unicode character datatypes</text:span> — multiple languages support kosam.</text:p>
      <text:h text:style-name="Heading_20_3" text:outline-level="3"><text:span text:style-name="Strong_20_Emphasis">Key Points</text:span></text:h>
      <text:list text:style-name="L69">
        <text:list-item>
          <text:p text:style-name="P76">✔️ <text:span text:style-name="Strong_20_Emphasis">Unicode chars:</text:span> up to <text:span text:style-name="Strong_20_Emphasis">65536 characters</text:span></text:p>
        </text:list-item>
        <text:list-item>
          <text:p text:style-name="P76">✔️ Includes <text:span text:style-name="Strong_20_Emphasis">all ASCII chars + other language chars</text:span> (Telugu, Hindi, Chinese, etc.)</text:p>
        </text:list-item>
        <text:list-item>
          <text:p text:style-name="P76">✔️ <text:span text:style-name="Strong_20_Emphasis">ASCII char</text:span> → <text:span text:style-name="Strong_20_Emphasis">1 byte</text:span></text:p>
        </text:list-item>
        <text:list-item>
          <text:p text:style-name="P76">✔️ <text:span text:style-name="Strong_20_Emphasis">Unicode char</text:span> → <text:span text:style-name="Strong_20_Emphasis">2 bytes</text:span></text:p>
        </text:list-item>
      </text:list>
      <text:h text:style-name="Heading_20_3" text:outline-level="3"><text:span text:style-name="Strong_20_Emphasis">Usage</text:span></text:h>
      <text:list text:style-name="L70">
        <text:list-item>
          <text:p text:style-name="P77"><text:span text:style-name="Strong_20_Emphasis">NCHAR(size)</text:span> → Fixed length Unicode</text:p>
        </text:list-item>
        <text:list-item>
          <text:p text:style-name="P77"><text:span text:style-name="Strong_20_Emphasis">NVARCHAR2(size)</text:span> → Variable length Unicode</text:p>
        </text:list-item>
        <text:list-item>
          <text:p text:style-name="P77"><text:span text:style-name="Strong_20_Emphasis">NCLOB</text:span> → Very large Unicode text</text:p>
        </text:list-item>
      </text:list>
      <text:p text:style-name="Text_20_body">📌 <text:span text:style-name="Strong_20_Emphasis">When to use?</text:span><text:line-break/>👉 Multiple languages store cheyyali ante <text:span text:style-name="Strong_20_Emphasis">N datatypes compulsory</text:span>.</text:p>
      <text:p text:style-name="Horizontal_20_Line"/>
      <text:h text:style-name="Heading_20_2" text:outline-level="2"><text:span text:style-name="Strong_20_Emphasis">NUMBER(p) Datatype</text:span></text:h>
      <text:p text:style-name="Horizontal_20_Line"/>
      <text:p text:style-name="Text_20_body">👉 <text:span text:style-name="Strong_20_Emphasis">Integer (without decimal)</text:span> numbers store cheyyadaniki.</text:p>
      <text:h text:style-name="Heading_20_3" text:outline-level="3"><text:span text:style-name="Strong_20_Emphasis">Key Points</text:span></text:h>
      <text:list text:style-name="L71">
        <text:list-item>
          <text:p text:style-name="P78">✔️ Maximum digits: <text:span text:style-name="Strong_20_Emphasis">38</text:span></text:p>
        </text:list-item>
        <text:list-item>
          <text:p text:style-name="P78">✔️ <text:span text:style-name="Strong_20_Emphasis">No decimal values</text:span></text:p>
        </text:list-item>
        <text:list-item>
          <text:p text:style-name="P78">✔️ <text:span text:style-name="Source_20_Text">p</text:span> = <text:span text:style-name="Strong_20_Emphasis">precision</text:span> (total digits)</text:p>
        </text:list-item>
      </text:list>
      <text:h text:style-name="Heading_20_3" text:outline-level="3"><text:span text:style-name="Strong_20_Emphasis">Example</text:span></text:h>
      <text:p text:style-name="P1"><text:span text:style-name="Source_20_Text">empid NUMBER(4)</text:span></text:p>
      <text:p text:style-name="Text_20_body"><text:soft-page-break/>Allowed:</text:p>
      <text:p text:style-name="Preformatted_20_Text"><text:span text:style-name="Source_20_Text">10</text:span></text:p>
      <text:p text:style-name="Preformatted_20_Text"><text:span text:style-name="Source_20_Text">100</text:span></text:p>
      <text:p text:style-name="P1"><text:span text:style-name="Source_20_Text">1000</text:span></text:p>
      <text:p text:style-name="Text_20_body">❌ Not allowed:</text:p>
      <text:p text:style-name="P1"><text:span text:style-name="Source_20_Text">10000</text:span></text:p>
      <text:h text:style-name="Heading_20_3" text:outline-level="3"><text:span text:style-name="Strong_20_Emphasis">Real-time Examples</text:span></text:h>
      <text:p text:style-name="Preformatted_20_Text"><text:span text:style-name="Source_20_Text">aadharno NUMBER(12)</text:span></text:p>
      <text:p text:style-name="Preformatted_20_Text"><text:span text:style-name="Source_20_Text">phone <text:s text:c="3"/>NUMBER(10)</text:span></text:p>
      <text:p text:style-name="P1"><text:span text:style-name="Source_20_Text">accno <text:s text:c="3"/>NUMBER(14)</text:span></text:p>
      <text:p text:style-name="Horizontal_20_Line"/>
      <text:h text:style-name="Heading_20_2" text:outline-level="2"><text:span text:style-name="Strong_20_Emphasis">NUMBER(p, s) Datatype</text:span></text:h>
      <text:p text:style-name="Text_20_body">===========================</text:p>
      <text:p text:style-name="Text_20_body">👉 <text:span text:style-name="Strong_20_Emphasis">Decimal (float) values</text:span> store cheyyadaniki.</text:p>
      <text:h text:style-name="Heading_20_3" text:outline-level="3"><text:span text:style-name="Strong_20_Emphasis">Parameters</text:span></text:h>
      <text:list text:style-name="L72">
        <text:list-item>
          <text:p text:style-name="P79"><text:span text:style-name="Strong_20_Emphasis">p (precision)</text:span> → total digits</text:p>
        </text:list-item>
        <text:list-item>
          <text:p text:style-name="P79"><text:span text:style-name="Strong_20_Emphasis">s (scale)</text:span> → digits after decimal</text:p>
        </text:list-item>
      </text:list>
      <text:h text:style-name="Heading_20_3" text:outline-level="3"><text:span text:style-name="Strong_20_Emphasis">Example</text:span></text:h>
      <text:p text:style-name="P1"><text:span text:style-name="Source_20_Text">salary NUMBER(7,2)</text:span></text:p>
      <text:p text:style-name="Text_20_body">Allowed:</text:p>
      <text:p text:style-name="Preformatted_20_Text"><text:span text:style-name="Source_20_Text">5000</text:span></text:p>
      <text:p text:style-name="Preformatted_20_Text"><text:span text:style-name="Source_20_Text">5000.56</text:span></text:p>
      <text:p text:style-name="P1"><text:span text:style-name="Source_20_Text">50000.56</text:span></text:p>
      <text:p text:style-name="Text_20_body">❌ Not allowed:</text:p>
      <text:p text:style-name="P1"><text:span text:style-name="Source_20_Text">500000.56</text:span></text:p>
      <text:h text:style-name="Heading_20_3" text:outline-level="3"><text:span text:style-name="Strong_20_Emphasis">Rounding Behaviour</text:span></text:h>
      <text:p text:style-name="Preformatted_20_Text"><text:span text:style-name="Source_20_Text">5000.5678 → 5000.57</text:span></text:p>
      <text:p text:style-name="P1"><text:span text:style-name="Source_20_Text">5000.5637 → 5000.56</text:span></text:p>
      <text:h text:style-name="Heading_20_3" text:outline-level="3"><text:span text:style-name="Strong_20_Emphasis">More Examples</text:span></text:h>
      <text:p text:style-name="Preformatted_20_Text"><text:span text:style-name="Source_20_Text">savg <text:s text:c="3"/>NUMBER(5,2)</text:span></text:p>
      <text:p text:style-name="P1"><text:span text:style-name="Source_20_Text">balance NUMBER(11,4)</text:span></text:p>
      <text:p text:style-name="Horizontal_20_Line"/>
      <text:h text:style-name="Heading_20_2" text:outline-level="2"><text:soft-page-break/><text:span text:style-name="Strong_20_Emphasis">DATE Datatype</text:span></text:h>
      <text:p text:style-name="Horizontal_20_Line"/>
      <text:p text:style-name="Text_20_body">👉 <text:span text:style-name="Strong_20_Emphasis">Date + Time</text:span> store chestundi.</text:p>
      <text:h text:style-name="Heading_20_3" text:outline-level="3"><text:span text:style-name="Strong_20_Emphasis">Key Points</text:span></text:h>
      <text:list text:style-name="L73">
        <text:list-item>
          <text:p text:style-name="P80">✔️ Date and Time both stored</text:p>
        </text:list-item>
        <text:list-item>
          <text:p text:style-name="P80">✔️ Time optional</text:p>
        </text:list-item>
        <text:list-item>
          <text:p text:style-name="P80">✔️ If time not given → <text:span text:style-name="Strong_20_Emphasis">12:00 AM</text:span></text:p>
        </text:list-item>
        <text:list-item>
          <text:p text:style-name="P80">✔️ Default date format: <text:span text:style-name="Strong_20_Emphasis">DD-MON-YY / YYYY</text:span></text:p>
        </text:list-item>
        <text:list-item>
          <text:p text:style-name="P80">✔️ Time format: <text:span text:style-name="Strong_20_Emphasis">HH:MI:SS</text:span></text:p>
        </text:list-item>
      </text:list>
      <text:h text:style-name="Heading_20_3" text:outline-level="3"><text:span text:style-name="Strong_20_Emphasis">Example</text:span></text:h>
      <text:p text:style-name="P1"><text:span text:style-name="Source_20_Text">DOB DATE</text:span></text:p>
      <text:p text:style-name="Text_20_body">Stored as:</text:p>
      <text:p text:style-name="Preformatted_20_Text"><text:span text:style-name="Source_20_Text">10-OCT-05 <text:s text:c="2"/>→ 10-OCT-2005</text:span></text:p>
      <text:p text:style-name="Preformatted_20_Text"><text:span text:style-name="Source_20_Text">15-MAR-98 <text:s text:c="2"/>→ 15-MAR-2098</text:span></text:p>
      <text:p text:style-name="P1"><text:span text:style-name="Source_20_Text">15-MAR-1998 → 15-MAR-1998</text:span></text:p>
      <text:p text:style-name="Text_20_body">⚠️ <text:span text:style-name="Strong_20_Emphasis">Important Exam Point:</text:span><text:line-break/>Oracle uses <text:span text:style-name="Strong_20_Emphasis">RR format logic</text:span> internally.</text:p>
      <text:p text:style-name="Horizontal_20_Line"/>
      <text:h text:style-name="Heading_20_2" text:outline-level="2"><text:span text:style-name="Strong_20_Emphasis">TIMESTAMP Datatype</text:span></text:h>
      <text:p text:style-name="Horizontal_20_Line"/>
      <text:p text:style-name="Text_20_body">👉 <text:span text:style-name="Strong_20_Emphasis">DATE + TIME + Milliseconds</text:span> store chestundi.</text:p>
      <text:h text:style-name="Heading_20_3" text:outline-level="3"><text:span text:style-name="Strong_20_Emphasis">Key Points</text:span></text:h>
      <text:list text:style-name="L74">
        <text:list-item>
          <text:p text:style-name="P81">✔️ Higher precision than DATE</text:p>
        </text:list-item>
        <text:list-item>
          <text:p text:style-name="P81">✔️ Stores <text:span text:style-name="Strong_20_Emphasis">milliseconds</text:span></text:p>
        </text:list-item>
      </text:list>
      <text:h text:style-name="Heading_20_3" text:outline-level="3"><text:span text:style-name="Strong_20_Emphasis">Example</text:span></text:h>
      <text:p text:style-name="P1"><text:span text:style-name="Source_20_Text">T TIMESTAMP</text:span></text:p>
      <text:p text:style-name="Preformatted_20_Text"><text:span text:style-name="Source_20_Text">07-OCT-25 15:41:20.123</text:span></text:p>
      <text:p text:style-name="Preformatted_20_Text"><text:span text:style-name="Source_20_Text">--------- ----------- ----</text:span></text:p>
      <text:p text:style-name="P1"><text:span text:style-name="Source_20_Text"><text:s text:c="2"/>DATE <text:s text:c="7"/>TIME <text:s text:c="5"/>MS</text:span></text:p>
      <text:p text:style-name="Horizontal_20_Line"/>
      <text:h text:style-name="Heading_20_2" text:outline-level="2"><text:soft-page-break/><text:span text:style-name="Strong_20_Emphasis">Quick Exam Memory Trick</text:span> 🧠</text:h>
      <text:list text:style-name="L75">
        <text:list-item>
          <text:p text:style-name="P82"><text:span text:style-name="Strong_20_Emphasis">N</text:span> → National (Unicode)</text:p>
        </text:list-item>
        <text:list-item>
          <text:p text:style-name="P82"><text:span text:style-name="Strong_20_Emphasis">NUMBER(p)</text:span> → Integer</text:p>
        </text:list-item>
        <text:list-item>
          <text:p text:style-name="P82"><text:span text:style-name="Strong_20_Emphasis">NUMBER(p,s)</text:span> → Decimal</text:p>
        </text:list-item>
        <text:list-item>
          <text:p text:style-name="P82"><text:span text:style-name="Strong_20_Emphasis">DATE</text:span> → Date + Time</text:p>
        </text:list-item>
        <text:list-item>
          <text:p text:style-name="P82"><text:span text:style-name="Strong_20_Emphasis">TIMESTAMP</text:span> → Date + Time + MS</text:p>
        </text:list-item>
      </text:list>
      <text:p text:style-name="Horizontal_20_Line"/>
      <text:h text:style-name="Heading_20_2" text:outline-level="2"><text:span text:style-name="Strong_20_Emphasis">One-Line Interview Answers</text:span></text:h>
      <text:list text:style-name="L76">
        <text:list-item>
          <text:p text:style-name="P83"><text:span text:style-name="Strong_20_Emphasis">NCHAR/NVARCHAR2/NCLOB</text:span> → Unicode character datatypes for multilingual data</text:p>
        </text:list-item>
        <text:list-item>
          <text:p text:style-name="P83"><text:span text:style-name="Strong_20_Emphasis">NUMBER(p)</text:span> → Integer numeric datatype</text:p>
        </text:list-item>
        <text:list-item>
          <text:p text:style-name="P83"><text:span text:style-name="Strong_20_Emphasis">NUMBER(p,s)</text:span> → Decimal numeric datatype</text:p>
        </text:list-item>
        <text:list-item>
          <text:p text:style-name="P83"><text:span text:style-name="Strong_20_Emphasis">DATE</text:span> → Stores date and time</text:p>
        </text:list-item>
        <text:list-item>
          <text:p text:style-name="P83"><text:span text:style-name="Strong_20_Emphasis">TIMESTAMP</text:span> → Stores date, time, and milliseconds</text:p>
        </text:list-item>
      </text:list>
      <text:p text:style-name="Horizontal_20_Line"/>
      <text:p text:style-name="Text_20_body"><text:span text:style-name="Strong_20_Emphasis">Below is clean, exam-ready &amp; interview-oriented notes for Binary Datatypes + Table creation + Insert operations, same content ni neat structure, English + Telugu mix lo 👇<text:line-break/></text:span><text:span text:style-name="Strong_20_Emphasis"><text:span text:style-name="Emphasis">(SQL concepts ki images avasaram ledu — clear notes best 👍)</text:span></text:span></text:p>
      <text:p text:style-name="Horizontal_20_Line"/>
      <text:h text:style-name="Heading_20_2" text:outline-level="2"><text:span text:style-name="Strong_20_Emphasis">Binary Types</text:span></text:h>
      <text:p text:style-name="Text_20_body">================</text:p>
      <text:p text:style-name="Text_20_body">👉 <text:span text:style-name="Strong_20_Emphasis">Binary datatypes</text:span> multimedia objects store cheyyadaniki use chestaru<text:line-break/>(audio, video, images, documents).</text:p>
      <text:h text:style-name="Heading_20_3" text:outline-level="3"><text:span text:style-name="Strong_20_Emphasis">Oracle supports 2 Binary types</text:span></text:h>
      <text:p text:style-name="Text_20_body">1️⃣ <text:span text:style-name="Strong_20_Emphasis">BFILE</text:span> – Binary File<text:line-break/>2️⃣ <text:span text:style-name="Strong_20_Emphasis">BLOB</text:span> – Binary Large Object</text:p>
      <text:p text:style-name="Horizontal_20_Line"/>
      <text:h text:style-name="Heading_20_3" text:outline-level="3"><text:span text:style-name="Strong_20_Emphasis">BFILE (External LOB)</text:span></text:h>
      <text:list text:style-name="L77">
        <text:list-item>
          <text:p text:style-name="P84">✔️ Data <text:span text:style-name="Strong_20_Emphasis">database bayata</text:span> store avuthundi</text:p>
        </text:list-item>
        <text:list-item>
          <text:p text:style-name="P84">✔️ Database lo <text:span text:style-name="Strong_20_Emphasis">only file path</text:span> store avuthundi</text:p>
        </text:list-item>
        <text:list-item>
          <text:p text:style-name="P84">✔️ Read-only</text:p>
        </text:list-item>
      </text:list>
      <text:p text:style-name="P1"><text:span text:style-name="Source_20_Text">photo BFILE</text:span></text:p>
      <text:p text:style-name="Horizontal_20_Line"/>
      <text:h text:style-name="Heading_20_3" text:outline-level="3"><text:soft-page-break/><text:span text:style-name="Strong_20_Emphasis">BLOB (Internal LOB)</text:span></text:h>
      <text:list text:style-name="L78">
        <text:list-item>
          <text:p text:style-name="P85">✔️ Data <text:span text:style-name="Strong_20_Emphasis">database lopala</text:span> store avuthundi</text:p>
        </text:list-item>
        <text:list-item>
          <text:p text:style-name="P85">✔️ Used for images, videos, PDFs</text:p>
        </text:list-item>
      </text:list>
      <text:p text:style-name="P1"><text:span text:style-name="Source_20_Text">sign BLOB</text:span></text:p>
      <text:p text:style-name="Horizontal_20_Line"/>
      <text:h text:style-name="Heading_20_3" text:outline-level="3"><text:span text:style-name="Strong_20_Emphasis">Quick Interview Line</text:span></text:h>
      <text:p text:style-name="Quotations">BFILE is an external LOB storing only the file path, whereas BLOB is an internal LOB storing binary data inside the database.</text:p>
      <text:p text:style-name="Horizontal_20_Line"/>
      <text:h text:style-name="Heading_20_2" text:outline-level="2"><text:span text:style-name="Strong_20_Emphasis">Creating Tables in Oracle</text:span></text:h>
      <text:p text:style-name="Text_20_body">===============================</text:p>
      <text:h text:style-name="Heading_20_3" text:outline-level="3"><text:span text:style-name="Strong_20_Emphasis">Syntax</text:span></text:h>
      <text:p text:style-name="Preformatted_20_Text"><text:span text:style-name="Source_20_Text">CREATE TABLE &lt;tabname&gt;</text:span></text:p>
      <text:p text:style-name="Preformatted_20_Text"><text:span text:style-name="Source_20_Text">(</text:span></text:p>
      <text:p text:style-name="Preformatted_20_Text"><text:span text:style-name="Source_20_Text"><text:s text:c="3"/>colname datatype(size),</text:span></text:p>
      <text:p text:style-name="Preformatted_20_Text"><text:span text:style-name="Source_20_Text"><text:s text:c="3"/>colname datatype(size),</text:span></text:p>
      <text:p text:style-name="Preformatted_20_Text"><text:span text:style-name="Source_20_Text"><text:s text:c="3"/>...</text:span></text:p>
      <text:p text:style-name="P1"><text:span text:style-name="Source_20_Text">);</text:span></text:p>
      <text:p text:style-name="Horizontal_20_Line"/>
      <text:h text:style-name="Heading_20_3" text:outline-level="3"><text:span text:style-name="Strong_20_Emphasis">Rules for Table Name</text:span></text:h>
      <text:p text:style-name="Text_20_body">1️⃣ Must start with an <text:span text:style-name="Strong_20_Emphasis">alphabet</text:span><text:line-break/>2️⃣ <text:span text:style-name="Strong_20_Emphasis">Spaces &amp; special characters not allowed</text:span><text:line-break/>✔️ Allowed: <text:span text:style-name="Source_20_Text">_ $ #</text:span><text:line-break/>3️⃣ Max length: <text:span text:style-name="Strong_20_Emphasis">128 characters</text:span><text:line-break/>4️⃣ Max columns: <text:span text:style-name="Strong_20_Emphasis">1000</text:span><text:line-break/>5️⃣ Rows: <text:span text:style-name="Strong_20_Emphasis">Unlimited</text:span></text:p>
      <text:p text:style-name="Horizontal_20_Line"/>
      <text:h text:style-name="Heading_20_3" text:outline-level="3"><text:span text:style-name="Strong_20_Emphasis">Valid / Invalid Table Name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Status</text:p>
            </table:table-cell>
          </table:table-row>
        </table:table-header-rows>
        <table:table-row>
          <table:table-cell table:style-name="Table4.A1" office:value-type="string">
            <text:p text:style-name="Table_20_Contents">123emp</text:p>
          </table:table-cell>
          <table:table-cell table:style-name="Table4.A1" office:value-type="string">
            <text:p text:style-name="Table_20_Contents">❌ Invalid</text:p>
          </table:table-cell>
        </table:table-row>
        <table:table-row>
          <table:table-cell table:style-name="Table4.A1" office:value-type="string">
            <text:p text:style-name="Table_20_Contents">emp 123</text:p>
          </table:table-cell>
          <table:table-cell table:style-name="Table4.A1" office:value-type="string">
            <text:p text:style-name="Table_20_Contents">❌ Invalid</text:p>
          </table:table-cell>
        </table:table-row>
        <table:table-row>
          <table:table-cell table:style-name="Table4.A1" office:value-type="string">
            <text:p text:style-name="Table_20_Contents">emp*123</text:p>
          </table:table-cell>
          <table:table-cell table:style-name="Table4.A1" office:value-type="string">
            <text:p text:style-name="Table_20_Contents">❌ Invalid</text:p>
          </table:table-cell>
        </table:table-row>
        <table:table-row>
          <table:table-cell table:style-name="Table4.A1" office:value-type="string">
            <text:p text:style-name="Table_20_Contents">emp_123</text:p>
          </table:table-cell>
          <table:table-cell table:style-name="Table4.A1" office:value-type="string">
            <text:p text:style-name="Table_20_Contents">✅ Valid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Example: EMP Table</text:span></text:h>
      <text:h text:style-name="Heading_20_3" text:outline-level="3"><text:span text:style-name="Strong_20_Emphasis">Requirement</text:span></text:h>
      <text:p text:style-name="Preformatted_20_Text"><text:span text:style-name="Source_20_Text">EMP</text:span></text:p>
      <text:p text:style-name="P1"><text:span text:style-name="Source_20_Text">empid <text:s text:c="2"/>ename <text:s text:c="2"/>job <text:s text:c="2"/>sal <text:s text:c="2"/>hiredate <text:s text:c="2"/>dept</text:span></text:p>
      <text:h text:style-name="Heading_20_3" text:outline-level="3"><text:span text:style-name="Strong_20_Emphasis">SQL</text:span></text:h>
      <text:p text:style-name="Preformatted_20_Text"><text:span text:style-name="Source_20_Text">CREATE TABLE emp</text:span></text:p>
      <text:p text:style-name="Preformatted_20_Text"><text:span text:style-name="Source_20_Text">(</text:span></text:p>
      <text:p text:style-name="Preformatted_20_Text"><text:span text:style-name="Source_20_Text"><text:s text:c="2"/>empid <text:s text:c="3"/>NUMBER(4),</text:span></text:p>
      <text:p text:style-name="Preformatted_20_Text"><text:span text:style-name="Source_20_Text"><text:s text:c="2"/>ename <text:s text:c="3"/>VARCHAR2(10),</text:span></text:p>
      <text:p text:style-name="Preformatted_20_Text"><text:span text:style-name="Source_20_Text"><text:s text:c="2"/>job <text:s text:c="5"/>VARCHAR2(10),</text:span></text:p>
      <text:p text:style-name="Preformatted_20_Text"><text:span text:style-name="Source_20_Text"><text:s text:c="2"/>sal <text:s text:c="5"/>NUMBER(7,2),</text:span></text:p>
      <text:p text:style-name="Preformatted_20_Text"><text:span text:style-name="Source_20_Text"><text:s text:c="2"/>hiredate DATE,</text:span></text:p>
      <text:p text:style-name="Preformatted_20_Text"><text:span text:style-name="Source_20_Text"><text:s text:c="2"/>dept <text:s text:c="4"/>VARCHAR2(10)</text:span></text:p>
      <text:p text:style-name="P1"><text:span text:style-name="Source_20_Text">);</text:span></text:p>
      <text:p text:style-name="Text_20_body">👉 Ee command <text:span text:style-name="Strong_20_Emphasis">table structure / metadata</text:span> create chestundi<text:line-break/>(columns, datatypes, sizes).</text:p>
      <text:p text:style-name="Horizontal_20_Line"/>
      <text:h text:style-name="Heading_20_2" text:outline-level="2"><text:span text:style-name="Strong_20_Emphasis">DESC (DESCRIBE) Command</text:span></text:h>
      <text:p text:style-name="Text_20_body">=============================</text:p>
      <text:p text:style-name="Text_20_body">👉 Table structure choodadaniki use chestaru.</text:p>
      <text:h text:style-name="Heading_20_3" text:outline-level="3"><text:span text:style-name="Strong_20_Emphasis">Syntax</text:span></text:h>
      <text:p text:style-name="P1"><text:span text:style-name="Source_20_Text">DESC &lt;tabname&gt;</text:span></text:p>
      <text:h text:style-name="Heading_20_3" text:outline-level="3"><text:span text:style-name="Strong_20_Emphasis">Example</text:span></text:h>
      <text:p text:style-name="P1"><text:span text:style-name="Source_20_Text">DESC emp;</text:span></text:p>
      <text:p text:style-name="Text_20_body">Output:</text:p>
      <text:p text:style-name="Preformatted_20_Text"><text:span text:style-name="Source_20_Text">EMPID <text:s text:c="4"/>NUMBER(4)</text:span></text:p>
      <text:p text:style-name="Preformatted_20_Text"><text:span text:style-name="Source_20_Text">ENAME <text:s text:c="4"/>VARCHAR2(10)</text:span></text:p>
      <text:p text:style-name="Preformatted_20_Text"><text:span text:style-name="Source_20_Text">JOB <text:s text:c="6"/>VARCHAR2(10)</text:span></text:p>
      <text:p text:style-name="Preformatted_20_Text"><text:span text:style-name="Source_20_Text">SAL <text:s text:c="6"/>NUMBER(7,2)</text:span></text:p>
      <text:p text:style-name="Preformatted_20_Text"><text:span text:style-name="Source_20_Text">HIREDATE <text:s/>DATE</text:span></text:p>
      <text:p text:style-name="P1"><text:span text:style-name="Source_20_Text">DEPT <text:s text:c="5"/>VARCHAR2(10)</text:span></text:p>
      <text:p text:style-name="Horizontal_20_Line"/>
      <text:h text:style-name="Heading_20_2" text:outline-level="2"><text:span text:style-name="Strong_20_Emphasis">Inserting Data into Table</text:span></text:h>
      <text:p text:style-name="Text_20_body">===============================</text:p>
      <text:p text:style-name="Text_20_body">👉 <text:span text:style-name="Strong_20_Emphasis">INSERT</text:span> command new row create chestundi.</text:p>
      <text:h text:style-name="Heading_20_3" text:outline-level="3"><text:soft-page-break/><text:span text:style-name="Strong_20_Emphasis">Types</text:span></text:h>
      <text:p text:style-name="Text_20_body">1️⃣ Insert <text:span text:style-name="Strong_20_Emphasis">single row</text:span><text:line-break/>2️⃣ Insert <text:span text:style-name="Strong_20_Emphasis">multiple rows</text:span></text:p>
      <text:p text:style-name="Horizontal_20_Line"/>
      <text:h text:style-name="Heading_20_2" text:outline-level="2"><text:span text:style-name="Strong_20_Emphasis">Inserting Single Row</text:span></text:h>
      <text:p text:style-name="Horizontal_20_Line"/>
      <text:h text:style-name="Heading_20_3" text:outline-level="3"><text:span text:style-name="Strong_20_Emphasis">Syntax</text:span></text:h>
      <text:p text:style-name="P1"><text:span text:style-name="Source_20_Text">INSERT INTO &lt;tabname&gt; VALUES(v1,v2,v3,...);</text:span></text:p>
      <text:h text:style-name="Heading_20_3" text:outline-level="3"><text:span text:style-name="Strong_20_Emphasis">Example</text:span></text:h>
      <text:p text:style-name="Preformatted_20_Text"><text:span text:style-name="Source_20_Text">INSERT INTO emp VALUES(100,'sachin','clerk',4000,'8-oct-25','hr');</text:span></text:p>
      <text:p text:style-name="P1"><text:span text:style-name="Source_20_Text">INSERT INTO emp VALUES(101,'arvind','manager',8000,sysdate,'sales');</text:span></text:p>
      <text:p text:style-name="Horizontal_20_Line"/>
      <text:h text:style-name="Heading_20_2" text:outline-level="2"><text:span text:style-name="Strong_20_Emphasis">Inserting Multiple Rows (Using &amp; variables)</text:span></text:h>
      <text:p text:style-name="Horizontal_20_Line"/>
      <text:p text:style-name="P1"><text:span text:style-name="Source_20_Text">INSERT INTO emp VALUES(&amp;empid,&amp;ename,&amp;job,&amp;sal,&amp;hiredate,&amp;dept);</text:span></text:p>
      <text:p text:style-name="Text_20_body">User input:</text:p>
      <text:p text:style-name="Preformatted_20_Text"><text:span text:style-name="Source_20_Text">102</text:span></text:p>
      <text:p text:style-name="Preformatted_20_Text"><text:span text:style-name="Source_20_Text">'david'</text:span></text:p>
      <text:p text:style-name="Preformatted_20_Text"><text:span text:style-name="Source_20_Text">'analyst'</text:span></text:p>
      <text:p text:style-name="Preformatted_20_Text"><text:span text:style-name="Source_20_Text">9000</text:span></text:p>
      <text:p text:style-name="Preformatted_20_Text"><text:span text:style-name="Source_20_Text">'20-apr-20'</text:span></text:p>
      <text:p text:style-name="P1"><text:span text:style-name="Source_20_Text">'it'</text:span></text:p>
      <text:p text:style-name="Text_20_body">👉 <text:span text:style-name="Source_20_Text">/</text:span> → previous command ni malli execute cheyyadaniki.</text:p>
      <text:p text:style-name="Horizontal_20_Line"/>
      <text:h text:style-name="Heading_20_2" text:outline-level="2"><text:span text:style-name="Strong_20_Emphasis">COMMIT</text:span></text:h>
      <text:p text:style-name="Text_20_body">=============</text:p>
      <text:p text:style-name="Text_20_body">👉 Insert chesina data <text:span text:style-name="Strong_20_Emphasis">first RAM (instance)</text:span> lo untundi.</text:p>
      <text:p text:style-name="P1"><text:span text:style-name="Source_20_Text">COMMIT;</text:span></text:p>
      <text:p text:style-name="Text_20_body">✔️ Commit tarvata data <text:span text:style-name="Strong_20_Emphasis">database lo permanent</text:span> avuthundi.</text:p>
      <text:p text:style-name="Horizontal_20_Line"/>
      <text:h text:style-name="Heading_20_3" text:outline-level="3"><text:span text:style-name="Strong_20_Emphasis">Exit Types</text:span></text:h>
      <text:list text:style-name="L79">
        <text:list-item>
          <text:p text:style-name="P86"><text:span text:style-name="Source_20_Text">EXIT;</text:span> → ✅ Normal exit (data saved)</text:p>
        </text:list-item>
        <text:list-item>
          <text:p text:style-name="P86"><text:soft-page-break/>Close window → ❌ Abnormal exit (data lost if not committed)</text:p>
        </text:list-item>
      </text:list>
      <text:p text:style-name="Horizontal_20_Line"/>
      <text:h text:style-name="Heading_20_2" text:outline-level="2"><text:span text:style-name="Strong_20_Emphasis">NULL Values</text:span></text:h>
      <text:p text:style-name="Text_20_body">=================</text:p>
      <text:p text:style-name="Text_20_body">👉 <text:span text:style-name="Strong_20_Emphasis">NULL = no value</text:span></text:p>
      <text:list text:style-name="L80">
        <text:list-item>
          <text:p text:style-name="P87">❌ Not equal to <text:span text:style-name="Source_20_Text">0</text:span></text:p>
        </text:list-item>
        <text:list-item>
          <text:p text:style-name="P87">❌ Not equal to space <text:span text:style-name="Source_20_Text">' '</text:span></text:p>
        </text:list-item>
      </text:list>
      <text:p text:style-name="Horizontal_20_Line"/>
      <text:h text:style-name="Heading_20_3" text:outline-level="3"><text:span text:style-name="Strong_20_Emphasis">Method 1: Explicit NULL</text:span></text:h>
      <text:p text:style-name="P1"><text:span text:style-name="Source_20_Text">INSERT INTO emp VALUES(105,'ravi','',NULL,'22-JAN-23','hr');</text:span></text:p>
      <text:p text:style-name="Horizontal_20_Line"/>
      <text:h text:style-name="Heading_20_3" text:outline-level="3"><text:span text:style-name="Strong_20_Emphasis">Method 2: Column-wise Insert</text:span></text:h>
      <text:p text:style-name="Preformatted_20_Text"><text:span text:style-name="Source_20_Text">INSERT INTO emp(empid,ename,hiredate,dept)</text:span></text:p>
      <text:p text:style-name="P1"><text:span text:style-name="Source_20_Text">VALUES(106,'satish',sysdate,'it');</text:span></text:p>
      <text:p text:style-name="Text_20_body">👉 Remaining columns <text:span text:style-name="Strong_20_Emphasis">automatically NULL</text:span> avuthayi.</text:p>
      <text:p text:style-name="Horizontal_20_Line"/>
      <text:h text:style-name="Heading_20_2" text:outline-level="2"><text:span text:style-name="Strong_20_Emphasis">One-Line Interview Power Points</text:span></text:h>
      <text:list text:style-name="L81">
        <text:list-item>
          <text:p text:style-name="P88"><text:span text:style-name="Strong_20_Emphasis">BLOB vs BFILE</text:span> → internal vs external LOB</text:p>
        </text:list-item>
        <text:list-item>
          <text:p text:style-name="P88"><text:span text:style-name="Strong_20_Emphasis">DESC</text:span> → shows table structure</text:p>
        </text:list-item>
        <text:list-item>
          <text:p text:style-name="P88"><text:span text:style-name="Strong_20_Emphasis">COMMIT</text:span> → makes data permanent</text:p>
        </text:list-item>
        <text:list-item>
          <text:p text:style-name="P88"><text:span text:style-name="Strong_20_Emphasis">NULL</text:span> → absence of value, not zero</text:p>
        </text:list-item>
      </text:list>
      <text:p text:style-name="Horizontal_20_Line"/>
      <text:p text:style-name="Text_20_body"><text:span text:style-name="Strong_20_Emphasis">Below is your complete, clean, exam-oriented Oracle Operators + SELECT + WHERE + IN / BETWEEN / LIKE notes, properly structured, English + Telugu mix, interview-safe.<text:line-break/>(SQL topics ki images avasaram ledu – clarity important 👍)</text:span></text:p>
      <text:p text:style-name="Horizontal_20_Line"/>
      <text:h text:style-name="Heading_20_1" text:outline-level="1"><text:span text:style-name="Strong_20_Emphasis">Operators in ORACLE</text:span></text:h>
      <text:p text:style-name="Text_20_body">========================</text:p>
      <text:p text:style-name="Text_20_body">Oracle lo operators <text:span text:style-name="Strong_20_Emphasis">conditions form cheyyadaniki</text:span> use chestaru.</text:p>
      <text:h text:style-name="Heading_20_2" text:outline-level="2"><text:soft-page-break/><text:span text:style-name="Strong_20_Emphasis">Types of Operators</text:span></text:h>
      <text:h text:style-name="Heading_20_3" text:outline-level="3"><text:span text:style-name="Strong_20_Emphasis">1️⃣ Arithmetic Operators</text:span></text:h>
      <text:p text:style-name="Text_20_body">Used for calculations</text:p>
      <text:p text:style-name="P1"><text:span text:style-name="Source_20_Text">+ <text:s text:c="2"/>- <text:s text:c="2"/>* <text:s text:c="2"/>/</text:span></text:p>
      <text:p text:style-name="Horizontal_20_Line"/>
      <text:h text:style-name="Heading_20_3" text:outline-level="3"><text:span text:style-name="Strong_20_Emphasis">2️⃣ Relational Operators</text:span></text:h>
      <text:p text:style-name="Text_20_body">Used for comparison</text:p>
      <text:p text:style-name="P1"><text:span text:style-name="Source_20_Text">&gt; <text:s text:c="2"/>&gt;= <text:s text:c="2"/>&lt; <text:s text:c="2"/>&lt;= <text:s text:c="2"/>= <text:s text:c="2"/>&lt;&gt; <text:s text:c="2"/>!=</text:span></text:p>
      <text:p text:style-name="Text_20_body">👉 Condition always returns <text:span text:style-name="Strong_20_Emphasis">TRUE / FALSE</text:span></text:p>
      <text:p text:style-name="Horizontal_20_Line"/>
      <text:h text:style-name="Heading_20_3" text:outline-level="3"><text:span text:style-name="Strong_20_Emphasis">3️⃣ Logical Operators</text:span></text:h>
      <text:p text:style-name="Text_20_body">Used to combine conditions</text:p>
      <text:p text:style-name="P1"><text:span text:style-name="Source_20_Text">AND <text:s text:c="2"/>OR <text:s text:c="2"/>NOT</text:span></text:p>
      <text:p text:style-name="Horizontal_20_Line"/>
      <text:h text:style-name="Heading_20_3" text:outline-level="3"><text:span text:style-name="Strong_20_Emphasis">4️⃣ Special Operators</text:span></text:h>
      <text:p text:style-name="Preformatted_20_Text"><text:span text:style-name="Source_20_Text">BETWEEN</text:span></text:p>
      <text:p text:style-name="Preformatted_20_Text"><text:span text:style-name="Source_20_Text">IN</text:span></text:p>
      <text:p text:style-name="Preformatted_20_Text"><text:span text:style-name="Source_20_Text">LIKE</text:span></text:p>
      <text:p text:style-name="Preformatted_20_Text"><text:span text:style-name="Source_20_Text">IS</text:span></text:p>
      <text:p text:style-name="Preformatted_20_Text"><text:span text:style-name="Source_20_Text">ANY</text:span></text:p>
      <text:p text:style-name="Preformatted_20_Text"><text:span text:style-name="Source_20_Text">ALL</text:span></text:p>
      <text:p text:style-name="P1"><text:span text:style-name="Source_20_Text">EXISTS</text:span></text:p>
      <text:p text:style-name="Horizontal_20_Line"/>
      <text:h text:style-name="Heading_20_3" text:outline-level="3"><text:span text:style-name="Strong_20_Emphasis">5️⃣ Set Operators</text:span></text:h>
      <text:p text:style-name="Text_20_body">Used to combine result sets</text:p>
      <text:p text:style-name="Preformatted_20_Text"><text:span text:style-name="Source_20_Text">UNION</text:span></text:p>
      <text:p text:style-name="Preformatted_20_Text"><text:span text:style-name="Source_20_Text">UNION ALL</text:span></text:p>
      <text:p text:style-name="Preformatted_20_Text"><text:span text:style-name="Source_20_Text">INTERSECT</text:span></text:p>
      <text:p text:style-name="P1"><text:span text:style-name="Source_20_Text">MINUS</text:span></text:p>
      <text:p text:style-name="Horizontal_20_Line"/>
      <text:h text:style-name="Heading_20_1" text:outline-level="1"><text:span text:style-name="Strong_20_Emphasis">Displaying Data (SELECT)</text:span></text:h>
      <text:p text:style-name="Text_20_body">==============================</text:p>
      <text:p text:style-name="Text_20_body">👉 <text:span text:style-name="Strong_20_Emphasis">SELECT</text:span> command table nundi data display cheyyadaniki.</text:p>
      <text:h text:style-name="Heading_20_3" text:outline-level="3"><text:soft-page-break/><text:span text:style-name="Strong_20_Emphasis">Syntax</text:span></text:h>
      <text:p text:style-name="Preformatted_20_Text"><text:span text:style-name="Source_20_Text">SELECT col1, col2, col3 / *</text:span></text:p>
      <text:p text:style-name="P1"><text:span text:style-name="Source_20_Text">FROM tabname;</text:span></text:p>
      <text:p text:style-name="Text_20_body">📌 <text:span text:style-name="Strong_20_Emphasis">SQL Analogy</text:span></text:p>
      <text:list text:style-name="L82">
        <text:list-item>
          <text:p text:style-name="P89">SQL → English</text:p>
        </text:list-item>
        <text:list-item>
          <text:p text:style-name="P89">Query → Sentence</text:p>
        </text:list-item>
        <text:list-item>
          <text:p text:style-name="P89">Clause → Word</text:p>
        </text:list-item>
      </text:list>
      <text:h text:style-name="Heading_20_3" text:outline-level="3"><text:span text:style-name="Strong_20_Emphasis">Clauses</text:span></text:h>
      <text:list text:style-name="L83">
        <text:list-item>
          <text:p text:style-name="P90"><text:span text:style-name="Strong_20_Emphasis">FROM</text:span> → table name</text:p>
        </text:list-item>
        <text:list-item>
          <text:p text:style-name="P90"><text:span text:style-name="Strong_20_Emphasis">SELECT</text:span> → column names</text:p>
        </text:list-item>
        <text:list-item>
          <text:p text:style-name="P90"><text:span text:style-name="Source_20_Text">*</text:span> → all columns</text:p>
        </text:list-item>
      </text:list>
      <text:p text:style-name="Horizontal_20_Line"/>
      <text:h text:style-name="Heading_20_3" text:outline-level="3"><text:span text:style-name="Strong_20_Emphasis">Examples</text:span></text:h>
      <text:p text:style-name="Text_20_body">👉 Employee names and salaries</text:p>
      <text:p text:style-name="P1"><text:span text:style-name="Source_20_Text">SELECT ename, sal FROM emp;</text:span></text:p>
      <text:p text:style-name="Text_20_body">👉 Employee names and jobs</text:p>
      <text:p text:style-name="P1"><text:span text:style-name="Source_20_Text">SELECT ename, job FROM emp;</text:span></text:p>
      <text:p text:style-name="Text_20_body">👉 Names, jobs, salaries, hiredate</text:p>
      <text:p text:style-name="P1"><text:span text:style-name="Source_20_Text">SELECT ename, job, sal, hiredate FROM emp;</text:span></text:p>
      <text:p text:style-name="Text_20_body">👉 All data</text:p>
      <text:p text:style-name="P1"><text:span text:style-name="Source_20_Text">SELECT * FROM emp;</text:span></text:p>
      <text:p text:style-name="Horizontal_20_Line"/>
      <text:h text:style-name="Heading_20_1" text:outline-level="1"><text:span text:style-name="Strong_20_Emphasis">WHERE Clause</text:span></text:h>
      <text:p text:style-name="Text_20_body">==================</text:p>
      <text:p text:style-name="Text_20_body">👉 <text:span text:style-name="Strong_20_Emphasis">WHERE</text:span> clause specific rows select cheyyadaniki.</text:p>
      <text:h text:style-name="Heading_20_3" text:outline-level="3"><text:span text:style-name="Strong_20_Emphasis">Syntax</text:span></text:h>
      <text:p text:style-name="Preformatted_20_Text"><text:span text:style-name="Source_20_Text">SELECT columns</text:span></text:p>
      <text:p text:style-name="Preformatted_20_Text"><text:span text:style-name="Source_20_Text">FROM tabname</text:span></text:p>
      <text:p text:style-name="P1"><text:span text:style-name="Source_20_Text">WHERE condition;</text:span></text:p>
      <text:h text:style-name="Heading_20_3" text:outline-level="3"><text:span text:style-name="Strong_20_Emphasis">Condition Format</text:span></text:h>
      <text:p text:style-name="P1"><text:span text:style-name="Source_20_Text">COLNAME <text:s/>OPERATOR <text:s/>VALUE</text:span></text:p>
      <text:p text:style-name="Horizontal_20_Line"><text:soft-page-break/></text:p>
      <text:h text:style-name="Heading_20_3" text:outline-level="3"><text:span text:style-name="Strong_20_Emphasis">Examples</text:span></text:h>
      <text:p text:style-name="Text_20_body">👉 Employee id = 103</text:p>
      <text:p text:style-name="P1"><text:span text:style-name="Source_20_Text">SELECT * FROM emp WHERE empid = 103;</text:span></text:p>
      <text:p text:style-name="Text_20_body">👉 Employee name = david</text:p>
      <text:p text:style-name="P1"><text:span text:style-name="Source_20_Text">SELECT * FROM emp WHERE ename = 'david';</text:span></text:p>
      <text:p text:style-name="Text_20_body">👉 Salary &gt; 10000</text:p>
      <text:p text:style-name="P1"><text:span text:style-name="Source_20_Text">SELECT * FROM emp WHERE sal &gt; 10000;</text:span></text:p>
      <text:p text:style-name="Horizontal_20_Line"/>
      <text:h text:style-name="Heading_20_3" text:outline-level="3"><text:span text:style-name="Strong_20_Emphasis">Date Comparison Rule (Important)</text:span></text:h>
      <text:p text:style-name="Text_20_body">❌ Wrong:</text:p>
      <text:p text:style-name="P1"><text:span text:style-name="Source_20_Text">WHERE hiredate &gt; 2020;</text:span></text:p>
      <text:p text:style-name="Text_20_body">✅ Correct:</text:p>
      <text:p text:style-name="P1"><text:span text:style-name="Source_20_Text">WHERE hiredate &gt; '31-DEC-2020';</text:span></text:p>
      <text:p text:style-name="Text_20_body">👉 <text:span text:style-name="Strong_20_Emphasis">Both sides datatype same undali</text:span></text:p>
      <text:p text:style-name="Horizontal_20_Line"/>
      <text:h text:style-name="Heading_20_3" text:outline-level="3"><text:span text:style-name="Strong_20_Emphasis">More Examples</text:span></text:h>
      <text:p text:style-name="Text_20_body">👉 Joined before 2020</text:p>
      <text:p text:style-name="P1"><text:span text:style-name="Source_20_Text">SELECT * FROM emp WHERE hiredate &lt; '01-JAN-2020';</text:span></text:p>
      <text:p text:style-name="Text_20_body">👉 Not working in HR</text:p>
      <text:p text:style-name="P1"><text:span text:style-name="Source_20_Text">SELECT * FROM emp WHERE dept &lt;&gt; 'hr';</text:span></text:p>
      <text:p text:style-name="Horizontal_20_Line"/>
      <text:h text:style-name="Heading_20_1" text:outline-level="1"><text:span text:style-name="Strong_20_Emphasis">Compound Conditions</text:span></text:h>
      <text:p text:style-name="Text_20_body">=========================</text:p>
      <text:p text:style-name="Text_20_body">👉 Multiple conditions with <text:span text:style-name="Strong_20_Emphasis">AND / OR</text:span></text:p>
      <text:h text:style-name="Heading_20_3" text:outline-level="3"><text:span text:style-name="Strong_20_Emphasis">AND Truth Table</text:span></text:h>
      <text:p text:style-name="Preformatted_20_Text"><text:span text:style-name="Source_20_Text">T AND T → T</text:span></text:p>
      <text:p text:style-name="Preformatted_20_Text"><text:span text:style-name="Source_20_Text">T AND F → F</text:span></text:p>
      <text:p text:style-name="Preformatted_20_Text"><text:span text:style-name="Source_20_Text">F AND T → F</text:span></text:p>
      <text:p text:style-name="P1"><text:span text:style-name="Source_20_Text">F AND F → F</text:span></text:p>
      <text:h text:style-name="Heading_20_3" text:outline-level="3"><text:soft-page-break/><text:span text:style-name="Strong_20_Emphasis">OR Truth Table</text:span></text:h>
      <text:p text:style-name="Preformatted_20_Text"><text:span text:style-name="Source_20_Text">T OR T → T</text:span></text:p>
      <text:p text:style-name="Preformatted_20_Text"><text:span text:style-name="Source_20_Text">T OR F → T</text:span></text:p>
      <text:p text:style-name="Preformatted_20_Text"><text:span text:style-name="Source_20_Text">F OR T → T</text:span></text:p>
      <text:p text:style-name="P1"><text:span text:style-name="Source_20_Text">F OR F → F</text:span></text:p>
      <text:p text:style-name="Horizontal_20_Line"/>
      <text:h text:style-name="Heading_20_3" text:outline-level="3"><text:span text:style-name="Strong_20_Emphasis">Examples</text:span></text:h>
      <text:p text:style-name="Text_20_body">👉 Clerk or Manager</text:p>
      <text:p text:style-name="P1"><text:span text:style-name="Source_20_Text">SELECT * FROM emp WHERE job='clerk' OR job='manager';</text:span></text:p>
      <text:p text:style-name="Text_20_body">👉 empid = 100,103,105</text:p>
      <text:p text:style-name="Preformatted_20_Text"><text:span text:style-name="Source_20_Text">SELECT * FROM emp </text:span></text:p>
      <text:p text:style-name="P1"><text:span text:style-name="Source_20_Text">WHERE empid=100 OR empid=103 OR empid=105;</text:span></text:p>
      <text:p text:style-name="Text_20_body">👉 Clerk earning &gt; 5000</text:p>
      <text:p text:style-name="P1"><text:span text:style-name="Source_20_Text">SELECT * FROM emp WHERE job='clerk' AND sal &gt; 5000;</text:span></text:p>
      <text:p text:style-name="Text_20_body">👉 Sales department manager</text:p>
      <text:p text:style-name="Preformatted_20_Text"><text:span text:style-name="Source_20_Text">SELECT * FROM emp </text:span></text:p>
      <text:p text:style-name="P1"><text:span text:style-name="Source_20_Text">WHERE dept='sales' AND job='manager';</text:span></text:p>
      <text:p text:style-name="Horizontal_20_Line"/>
      <text:h text:style-name="Heading_20_3" text:outline-level="3"><text:span text:style-name="Strong_20_Emphasis">Operator Priority (Very Important)</text:span></text:h>
      <text:p text:style-name="Text_20_body">❌ Wrong logic:</text:p>
      <text:p text:style-name="P1"><text:span text:style-name="Source_20_Text">WHERE job='clerk' OR job='manager' AND sal &gt; 5000;</text:span></text:p>
      <text:p text:style-name="Text_20_body">✔️ Correct (use brackets):</text:p>
      <text:p text:style-name="P1"><text:span text:style-name="Source_20_Text">WHERE (job='clerk' OR job='manager') AND sal &gt; 5000;</text:span></text:p>
      <text:p text:style-name="Horizontal_20_Line"/>
      <text:h text:style-name="Heading_20_1" text:outline-level="1"><text:span text:style-name="Strong_20_Emphasis">IN Operator</text:span></text:h>
      <text:p text:style-name="Text_20_body">=================</text:p>
      <text:p text:style-name="Text_20_body">👉 Used for <text:span text:style-name="Strong_20_Emphasis">multiple value comparison</text:span></text:p>
      <text:p text:style-name="Text_20_body">❌ Invalid:</text:p>
      <text:p text:style-name="P1"><text:span text:style-name="Source_20_Text">WHERE empid = 100,103,105;</text:span></text:p>
      <text:p text:style-name="Text_20_body">✅ Valid:</text:p>
      <text:p text:style-name="P1"><text:span text:style-name="Source_20_Text">WHERE empid IN (100,103,105);</text:span></text:p>
      <text:p text:style-name="Horizontal_20_Line"/>
      <text:h text:style-name="Heading_20_3" text:outline-level="3"><text:soft-page-break/><text:span text:style-name="Strong_20_Emphasis">Examples</text:span></text:h>
      <text:p text:style-name="Text_20_body">👉 Clerk or Manager</text:p>
      <text:p text:style-name="P1"><text:span text:style-name="Source_20_Text">WHERE job IN ('clerk','manager');</text:span></text:p>
      <text:p text:style-name="Text_20_body">👉 Not HR or IT</text:p>
      <text:p text:style-name="P1"><text:span text:style-name="Source_20_Text">WHERE dept NOT IN ('hr','it');</text:span></text:p>
      <text:p text:style-name="Horizontal_20_Line"/>
      <text:h text:style-name="Heading_20_1" text:outline-level="1"><text:span text:style-name="Strong_20_Emphasis">BETWEEN Operator</text:span></text:h>
      <text:p text:style-name="Text_20_body">======================</text:p>
      <text:p text:style-name="Text_20_body">👉 Used for <text:span text:style-name="Strong_20_Emphasis">range comparison</text:span> (inclusive)</text:p>
      <text:h text:style-name="Heading_20_3" text:outline-level="3"><text:span text:style-name="Strong_20_Emphasis">Syntax</text:span></text:h>
      <text:p text:style-name="P1"><text:span text:style-name="Source_20_Text">WHERE colname BETWEEN v1 AND v2;</text:span></text:p>
      <text:p text:style-name="Text_20_body">Equivalent to:</text:p>
      <text:p text:style-name="P1"><text:span text:style-name="Source_20_Text">col &gt;= v1 AND col &lt;= v2</text:span></text:p>
      <text:p text:style-name="Horizontal_20_Line"/>
      <text:h text:style-name="Heading_20_3" text:outline-level="3"><text:span text:style-name="Strong_20_Emphasis">Examples</text:span></text:h>
      <text:p text:style-name="Text_20_body">👉 Salary between 5000 and 10000</text:p>
      <text:p text:style-name="P1"><text:span text:style-name="Source_20_Text">WHERE sal BETWEEN 5000 AND 10000;</text:span></text:p>
      <text:p text:style-name="Text_20_body">👉 Joined in 2020</text:p>
      <text:p text:style-name="P1"><text:span text:style-name="Source_20_Text">WHERE hiredate BETWEEN '01-JAN-2020' AND '31-DEC-2020';</text:span></text:p>
      <text:p text:style-name="Text_20_body">👉 Not joined in 2020</text:p>
      <text:p text:style-name="P1"><text:span text:style-name="Source_20_Text">WHERE hiredate NOT BETWEEN '01-JAN-2020' AND '31-DEC-2020';</text:span></text:p>
      <text:p text:style-name="Text_20_body">⚠️ <text:span text:style-name="Strong_20_Emphasis">Order matters</text:span></text:p>
      <text:p text:style-name="P1"><text:span text:style-name="Source_20_Text">BETWEEN 10000 AND 5000 → returns NO rows</text:span></text:p>
      <text:p text:style-name="Horizontal_20_Line"/>
      <text:h text:style-name="Heading_20_1" text:outline-level="1"><text:span text:style-name="Strong_20_Emphasis">LIKE Operator</text:span></text:h>
      <text:p text:style-name="Text_20_body">===================</text:p>
      <text:p text:style-name="Text_20_body">👉 Used for <text:span text:style-name="Strong_20_Emphasis">pattern matching</text:span></text:p>
      <text:h text:style-name="Heading_20_3" text:outline-level="3"><text:soft-page-break/><text:span text:style-name="Strong_20_Emphasis">Wildcards</text:span></text:h>
      <text:p text:style-name="Preformatted_20_Text"><text:span text:style-name="Source_20_Text">% <text:s/>→ 0 or more characters</text:span></text:p>
      <text:p text:style-name="P1"><text:span text:style-name="Source_20_Text">_ <text:s/>→ exactly 1 character</text:span></text:p>
      <text:p text:style-name="Horizontal_20_Line"/>
      <text:h text:style-name="Heading_20_3" text:outline-level="3"><text:span text:style-name="Strong_20_Emphasis">Examples</text:span></text:h>
      <text:p text:style-name="Text_20_body">👉 Name starts with 's'</text:p>
      <text:p text:style-name="P1"><text:span text:style-name="Source_20_Text">WHERE ename LIKE 's%';</text:span></text:p>
      <text:p text:style-name="Text_20_body">👉 Name ends with 'd'</text:p>
      <text:p text:style-name="P1"><text:span text:style-name="Source_20_Text">WHERE ename LIKE '%d';</text:span></text:p>
      <text:p text:style-name="Text_20_body">👉 Name contains 'a'</text:p>
      <text:p text:style-name="P1"><text:span text:style-name="Source_20_Text">WHERE ename LIKE '%a%';</text:span></text:p>
      <text:p text:style-name="Text_20_body">👉 'a' is 4th character</text:p>
      <text:p text:style-name="P1"><text:span text:style-name="Source_20_Text">WHERE ename LIKE '___a%';</text:span></text:p>
      <text:p text:style-name="Text_20_body">👉 'a' is 4th from last</text:p>
      <text:p text:style-name="P1"><text:span text:style-name="Source_20_Text">WHERE ename LIKE '%a___';</text:span></text:p>
      <text:p text:style-name="Text_20_body">👉 Name length exactly 4</text:p>
      <text:p text:style-name="P1"><text:span text:style-name="Source_20_Text">WHERE ename LIKE '____';</text:span></text:p>
      <text:p text:style-name="Horizontal_20_Line"/>
      <text:h text:style-name="Heading_20_1" text:outline-level="1"><text:span text:style-name="Strong_20_Emphasis">One-Line Interview Power Points</text:span></text:h>
      <text:p text:style-name="Horizontal_20_Line"/>
      <text:list text:style-name="L84">
        <text:list-item>
          <text:p text:style-name="P91"><text:span text:style-name="Strong_20_Emphasis">WHERE</text:span> → row filtering</text:p>
        </text:list-item>
        <text:list-item>
          <text:p text:style-name="P91"><text:span text:style-name="Strong_20_Emphasis">IN</text:span> → multiple equality check</text:p>
        </text:list-item>
        <text:list-item>
          <text:p text:style-name="P91"><text:span text:style-name="Strong_20_Emphasis">BETWEEN</text:span> → range (inclusive)</text:p>
        </text:list-item>
        <text:list-item>
          <text:p text:style-name="P91"><text:span text:style-name="Strong_20_Emphasis">LIKE</text:span> → pattern matching</text:p>
        </text:list-item>
        <text:list-item>
          <text:p text:style-name="P91"><text:span text:style-name="Strong_20_Emphasis">AND &gt; OR priority</text:span> → use brackets</text:p>
        </text:list-item>
      </text:list>
      <text:p text:style-name="Horizontal_20_Line"/>
      <text:p text:style-name="Text_20_body"><text:span text:style-name="Strong_20_Emphasis">Below is clean, exam-ready continuation notes for LIKE (date patterns), ESCAPE, IS operator, same style lo English + Telugu mix, interview-safe 👇<text:line-break/></text:span><text:span text:style-name="Strong_20_Emphasis"><text:span text:style-name="Emphasis">(SQL concepts ki images avasaram ledu — clarity important 👍)</text:span></text:span></text:p>
      <text:p text:style-name="Horizontal_20_Line"/>
      <text:h text:style-name="Heading_20_2" text:outline-level="2"><text:soft-page-break/><text:span text:style-name="Strong_20_Emphasis">LIKE Operator with DATE (Pattern Matching)</text:span></text:h>
      <text:p text:style-name="Text_20_body">===============================================</text:p>
      <text:p text:style-name="Text_20_body">👉 Oracle lo <text:span text:style-name="Strong_20_Emphasis">DATE datatype internally text format lo display</text:span> avuthundi<text:line-break/>(Default: <text:span text:style-name="Strong_20_Emphasis">DD-MON-YY / YYYY</text:span>).<text:line-break/>So <text:span text:style-name="Strong_20_Emphasis">LIKE</text:span> operator use cheyyagalam.</text:p>
      <text:p text:style-name="Horizontal_20_Line"/>
      <text:h text:style-name="Heading_20_3" text:outline-level="3"><text:span text:style-name="Strong_20_Emphasis">Employees joined in October month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hiredate LIKE '%OCT%';</text:span></text:p>
      <text:p text:style-name="Text_20_body">OR (exact pattern)</text:p>
      <text:p text:style-name="P1"><text:span text:style-name="Source_20_Text">WHERE hiredate LIKE '___OCT___';</text:span></text:p>
      <text:p text:style-name="Text_20_body">📌 <text:span text:style-name="Source_20_Text">OCT</text:span> → month part</text:p>
      <text:p text:style-name="Horizontal_20_Line"/>
      <text:h text:style-name="Heading_20_3" text:outline-level="3"><text:span text:style-name="Strong_20_Emphasis">Employees joined in year 2020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hiredate LIKE '%20';</text:span></text:p>
      <text:p text:style-name="Text_20_body">👉 <text:span text:style-name="Source_20_Text">20</text:span> → year part (YY)</text:p>
      <text:p text:style-name="Horizontal_20_Line"/>
      <text:h text:style-name="Heading_20_3" text:outline-level="3"><text:span text:style-name="Strong_20_Emphasis">Employees joined in first 9 days of any month/year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hiredate LIKE '0%';</text:span></text:p>
      <text:p text:style-name="Text_20_body">📌 Dates <text:span text:style-name="Source_20_Text">01</text:span> to <text:span text:style-name="Source_20_Text">09</text:span> start with <text:span text:style-name="Source_20_Text">0</text:span></text:p>
      <text:p text:style-name="Horizontal_20_Line"/>
      <text:h text:style-name="Heading_20_2" text:outline-level="2"><text:span text:style-name="Strong_20_Emphasis">LIKE Operator – ESCAPE Character</text:span></text:h>
      <text:p text:style-name="Text_20_body">======================================</text:p>
      <text:h text:style-name="Heading_20_3" text:outline-level="3"><text:span text:style-name="Strong_20_Emphasis">Customer Table</text:span></text:h>
      <text:p text:style-name="Preformatted_20_Text"><text:span text:style-name="Source_20_Text">CUST</text:span></text:p>
      <text:p text:style-name="Preformatted_20_Text"><text:span text:style-name="Source_20_Text">cid <text:s text:c="2"/>cname</text:span></text:p>
      <text:p text:style-name="Preformatted_20_Text"><text:span text:style-name="Source_20_Text">10 <text:s text:c="3"/>sachin_tendulkar</text:span></text:p>
      <text:p text:style-name="Preformatted_20_Text"><text:span text:style-name="Source_20_Text">11 <text:s text:c="3"/>virat%kohli</text:span></text:p>
      <text:p text:style-name="P1"><text:span text:style-name="Source_20_Text">12 <text:s text:c="3"/>mahendra_singh_dhoni</text:span></text:p>
      <text:p text:style-name="Horizontal_20_Line"/>
      <text:h text:style-name="Heading_20_3" text:outline-level="3"><text:soft-page-break/><text:span text:style-name="Strong_20_Emphasis">Problem</text:span></text:h>
      <text:p text:style-name="Text_20_body">👉 <text:span text:style-name="Source_20_Text">_</text:span> and <text:span text:style-name="Source_20_Text">%</text:span> are <text:span text:style-name="Strong_20_Emphasis">wildcard characters</text:span>, search characters kaadu.</text:p>
      <text:p text:style-name="Horizontal_20_Line"/>
      <text:h text:style-name="Heading_20_3" text:outline-level="3"><text:span text:style-name="Strong_20_Emphasis">Customer names containing "_"</text:span></text:h>
      <text:p text:style-name="Text_20_body">❌ Wrong:</text:p>
      <text:p text:style-name="Preformatted_20_Text"><text:span text:style-name="Source_20_Text">SELECT *</text:span></text:p>
      <text:p text:style-name="Preformatted_20_Text"><text:span text:style-name="Source_20_Text">FROM cust</text:span></text:p>
      <text:p text:style-name="P1"><text:span text:style-name="Source_20_Text">WHERE cname LIKE '%_%';</text:span></text:p>
      <text:p text:style-name="Text_20_body">👉 Returns <text:span text:style-name="Strong_20_Emphasis">all rows</text:span> because <text:span text:style-name="Source_20_Text">_</text:span> = any single character.</text:p>
      <text:p text:style-name="Horizontal_20_Line"/>
      <text:h text:style-name="Heading_20_3" text:outline-level="3"><text:span text:style-name="Strong_20_Emphasis">Correct (Using ESCAPE)</text:span></text:h>
      <text:p text:style-name="Preformatted_20_Text"><text:span text:style-name="Source_20_Text">SELECT *</text:span></text:p>
      <text:p text:style-name="Preformatted_20_Text"><text:span text:style-name="Source_20_Text">FROM cust</text:span></text:p>
      <text:p text:style-name="P1"><text:span text:style-name="Source_20_Text">WHERE cname LIKE '%\_%' ESCAPE '\';</text:span></text:p>
      <text:p text:style-name="Text_20_body">✔️ <text:span text:style-name="Source_20_Text">\_</text:span> → treated as <text:span text:style-name="Strong_20_Emphasis">actual underscore</text:span></text:p>
      <text:p text:style-name="Horizontal_20_Line"/>
      <text:h text:style-name="Heading_20_3" text:outline-level="3"><text:span text:style-name="Strong_20_Emphasis">Customer names containing "%"</text:span></text:h>
      <text:p text:style-name="Preformatted_20_Text"><text:span text:style-name="Source_20_Text">SELECT *</text:span></text:p>
      <text:p text:style-name="Preformatted_20_Text"><text:span text:style-name="Source_20_Text">FROM cust</text:span></text:p>
      <text:p text:style-name="P1"><text:span text:style-name="Source_20_Text">WHERE cname LIKE '%\%%' ESCAPE '\';</text:span></text:p>
      <text:p text:style-name="Text_20_body">✔️ <text:span text:style-name="Source_20_Text">\%</text:span> → treated as <text:span text:style-name="Strong_20_Emphasis">actual percent symbol</text:span></text:p>
      <text:p text:style-name="Horizontal_20_Line"/>
      <text:h text:style-name="Heading_20_3" text:outline-level="3"><text:span text:style-name="Strong_20_Emphasis">Customer names containing exactly 2 "_"</text:span></text:h>
      <text:p text:style-name="Preformatted_20_Text"><text:span text:style-name="Source_20_Text">SELECT *</text:span></text:p>
      <text:p text:style-name="Preformatted_20_Text"><text:span text:style-name="Source_20_Text">FROM cust</text:span></text:p>
      <text:p text:style-name="P1"><text:span text:style-name="Source_20_Text">WHERE cname LIKE '%\_%\_%' ESCAPE '\';</text:span></text:p>
      <text:p text:style-name="Horizontal_20_Line"/>
      <text:h text:style-name="Heading_20_2" text:outline-level="2"><text:span text:style-name="Strong_20_Emphasis">IS Operator</text:span></text:h>
      <text:p text:style-name="Text_20_body">=================</text:p>
      <text:p text:style-name="Text_20_body">👉 <text:span text:style-name="Strong_20_Emphasis">NULL comparison</text:span> kosam <text:span text:style-name="Strong_20_Emphasis">IS</text:span> operator use chestaru<text:line-break/>(<text:span text:style-name="Source_20_Text">=</text:span> operator NULL ki work cheyyadu)</text:p>
      <text:p text:style-name="Horizontal_20_Line"/>
      <text:h text:style-name="Heading_20_3" text:outline-level="3"><text:span text:style-name="Strong_20_Emphasis">Syntax</text:span></text:h>
      <text:p text:style-name="Preformatted_20_Text"><text:span text:style-name="Source_20_Text">WHERE colname IS NULL</text:span></text:p>
      <text:p text:style-name="P1"><text:soft-page-break/><text:span text:style-name="Source_20_Text">WHERE colname IS NOT NULL</text:span></text:p>
      <text:p text:style-name="Horizontal_20_Line"/>
      <text:h text:style-name="Heading_20_3" text:outline-level="3"><text:span text:style-name="Strong_20_Emphasis">Examples</text:span></text:h>
      <text:p text:style-name="Text_20_body">👉 Employees <text:span text:style-name="Strong_20_Emphasis">not earning salary</text:span></text:p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sal IS NULL;</text:span></text:p>
      <text:p text:style-name="Text_20_body">👉 Employees <text:span text:style-name="Strong_20_Emphasis">earning salary</text:span></text:p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sal IS NOT NULL;</text:span></text:p>
      <text:p text:style-name="Text_20_body">👉 Employees <text:span text:style-name="Strong_20_Emphasis">not assigned any job</text:span></text:p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WHERE job IS NULL;</text:span></text:p>
      <text:p text:style-name="Horizontal_20_Line"/>
      <text:h text:style-name="Heading_20_2" text:outline-level="2"><text:span text:style-name="Strong_20_Emphasis">Important Interview Notes</text:span></text:h>
      <text:p text:style-name="Horizontal_20_Line"/>
      <text:list text:style-name="L85">
        <text:list-item>
          <text:p text:style-name="P92"><text:span text:style-name="Source_20_Text">=</text:span> ❌ cannot compare NULL</text:p>
        </text:list-item>
        <text:list-item>
          <text:p text:style-name="P92">Always use <text:span text:style-name="Strong_20_Emphasis">IS / IS NOT</text:span> for NULL</text:p>
        </text:list-item>
        <text:list-item>
          <text:p text:style-name="P92"><text:span text:style-name="Source_20_Text">_</text:span> and <text:span text:style-name="Source_20_Text">%</text:span> are wildcards in LIKE</text:p>
        </text:list-item>
        <text:list-item>
          <text:p text:style-name="P92">Use <text:span text:style-name="Strong_20_Emphasis">ESCAPE</text:span> to search them as characters</text:p>
        </text:list-item>
      </text:list>
      <text:p text:style-name="Horizontal_20_Line"/>
      <text:h text:style-name="Heading_20_2" text:outline-level="2"><text:span text:style-name="Strong_20_Emphasis">Final Summary (Very Important)</text:span></text:h>
      <text:p text:style-name="Horizontal_20_Line"/>
      <text:p text:style-name="Preformatted_20_Text"><text:span text:style-name="Source_20_Text">WHERE colname IN (v1,v2,v3)</text:span></text:p>
      <text:p text:style-name="Preformatted_20_Text"><text:span text:style-name="Source_20_Text">WHERE colname BETWEEN v1 AND v2</text:span></text:p>
      <text:p text:style-name="Preformatted_20_Text"><text:span text:style-name="Source_20_Text">WHERE colname LIKE 'pattern'</text:span></text:p>
      <text:p text:style-name="Preformatted_20_Text"><text:span text:style-name="Source_20_Text">WHERE colname IS NULL</text:span></text:p>
      <text:p text:style-name="P1"><text:span text:style-name="Source_20_Text">WHERE colname IS NOT NULL</text:span></text:p>
      <text:p text:style-name="Horizontal_20_Line"/>
      <text:p text:style-name="Text_20_body"><text:span text:style-name="Strong_20_Emphasis">👍 Sare, ippudu ALIAS + CASE statements ki OUTPUT kuda clear ga chupistanu.<text:line-break/>(Neat tables lo — exam &amp; interview ready)</text:span></text:p>
      <text:p text:style-name="Horizontal_20_Line"/>
      <text:h text:style-name="Heading_20_1" text:outline-level="1"><text:soft-page-break/><text:span text:style-name="Strong_20_Emphasis">ALIAS – with OUTPUT</text:span></text:h>
      <text:p text:style-name="Text_20_body">========================</text:p>
      <text:h text:style-name="Heading_20_2" text:outline-level="2"><text:span text:style-name="Strong_20_Emphasis">1️⃣ ENAME &amp; ANNUAL SALARY</text:span></text:h>
      <text:h text:style-name="Heading_20_3" text:outline-level="3"><text:span text:style-name="Strong_20_Emphasis">Query</text:span></text:h>
      <text:p text:style-name="Preformatted_20_Text"><text:span text:style-name="Source_20_Text">SELECT ename, sal*12 AS "ANNUAL SAL"</text:span></text:p>
      <text:p text:style-name="P1"><text:span text:style-name="Source_20_Text">FROM emp;</text:span></text:p>
      <text:h text:style-name="Heading_20_3" text:outline-level="3"><text:span text:style-name="Strong_20_Emphasis">Output</text:span></text:h>
      <text:p text:style-name="Preformatted_20_Text"><text:span text:style-name="Source_20_Text">ENAME <text:s text:c="4"/>ANNUAL SAL</text:span></text:p>
      <text:p text:style-name="Preformatted_20_Text"><text:span text:style-name="Source_20_Text">-------------------</text:span></text:p>
      <text:p text:style-name="Preformatted_20_Text"><text:span text:style-name="Source_20_Text">sachin <text:s text:c="5"/>48000</text:span></text:p>
      <text:p text:style-name="Preformatted_20_Text"><text:span text:style-name="Source_20_Text">arvind <text:s text:c="5"/>96000</text:span></text:p>
      <text:p text:style-name="Preformatted_20_Text"><text:span text:style-name="Source_20_Text">david <text:s text:c="5"/>108000</text:span></text:p>
      <text:p text:style-name="P1"><text:span text:style-name="Source_20_Text">vijay <text:s text:c="6"/>72000</text:span></text:p>
      <text:p text:style-name="Horizontal_20_Line"/>
      <text:h text:style-name="Heading_20_2" text:outline-level="2"><text:span text:style-name="Strong_20_Emphasis">2️⃣ ENAME &amp; EXPERIENCE (Years)</text:span></text:h>
      <text:h text:style-name="Heading_20_3" text:outline-level="3"><text:span text:style-name="Strong_20_Emphasis">Query</text:span></text:h>
      <text:p text:style-name="Preformatted_20_Text"><text:span text:style-name="Source_20_Text">SELECT ename,</text:span></text:p>
      <text:p text:style-name="Preformatted_20_Text"><text:span text:style-name="Source_20_Text"><text:s text:c="7"/>ROUND((SYSDATE - hiredate)/365) AS experience</text:span></text:p>
      <text:p text:style-name="P1"><text:span text:style-name="Source_20_Text">FROM emp;</text:span></text:p>
      <text:h text:style-name="Heading_20_3" text:outline-level="3"><text:span text:style-name="Strong_20_Emphasis">Output</text:span></text:h>
      <text:p text:style-name="Preformatted_20_Text"><text:span text:style-name="Source_20_Text">ENAME <text:s text:c="4"/>EXPERIENCE</text:span></text:p>
      <text:p text:style-name="Preformatted_20_Text"><text:span text:style-name="Source_20_Text">-------------------</text:span></text:p>
      <text:p text:style-name="Preformatted_20_Text"><text:span text:style-name="Source_20_Text">sachin <text:s text:c="7"/>0</text:span></text:p>
      <text:p text:style-name="Preformatted_20_Text"><text:span text:style-name="Source_20_Text">arvind <text:s text:c="7"/>0</text:span></text:p>
      <text:p text:style-name="Preformatted_20_Text"><text:span text:style-name="Source_20_Text">david <text:s text:c="8"/>5</text:span></text:p>
      <text:p text:style-name="P1"><text:span text:style-name="Source_20_Text">vijay <text:s text:c="8"/>8</text:span></text:p>
      <text:p text:style-name="Horizontal_20_Line"/>
      <text:h text:style-name="Heading_20_2" text:outline-level="2"><text:span text:style-name="Strong_20_Emphasis">3️⃣ Salary Breakup (HRA, DA, TAX, TOTSAL)</text:span></text:h>
      <text:h text:style-name="Heading_20_3" text:outline-level="3"><text:span text:style-name="Strong_20_Emphasis">Query</text:span></text:h>
      <text:p text:style-name="Preformatted_20_Text"><text:span text:style-name="Source_20_Text">SELECT ename, sal,</text:span></text:p>
      <text:p text:style-name="Preformatted_20_Text"><text:span text:style-name="Source_20_Text"><text:s text:c="7"/>sal*0.2 AS hra,</text:span></text:p>
      <text:p text:style-name="Preformatted_20_Text"><text:span text:style-name="Source_20_Text"><text:s text:c="7"/>sal*0.3 AS da,</text:span></text:p>
      <text:p text:style-name="Preformatted_20_Text"><text:span text:style-name="Source_20_Text"><text:s text:c="7"/>sal*0.1 AS tax,</text:span></text:p>
      <text:p text:style-name="Preformatted_20_Text"><text:span text:style-name="Source_20_Text"><text:s text:c="7"/>sal + (sal*0.2) + (sal*0.3) - (sal*0.1) AS totsal</text:span></text:p>
      <text:p text:style-name="P1"><text:span text:style-name="Source_20_Text">FROM emp;</text:span></text:p>
      <text:h text:style-name="Heading_20_3" text:outline-level="3"><text:span text:style-name="Strong_20_Emphasis">Output</text:span></text:h>
      <text:p text:style-name="Preformatted_20_Text"><text:span text:style-name="Source_20_Text">ENAME <text:s text:c="3"/>SAL <text:s text:c="3"/>HRA <text:s text:c="3"/>DA <text:s text:c="3"/>TAX <text:s text:c="2"/>TOTSAL</text:span></text:p>
      <text:p text:style-name="Preformatted_20_Text"><text:soft-page-break/><text:span text:style-name="Source_20_Text">----------------------------------------</text:span></text:p>
      <text:p text:style-name="Preformatted_20_Text"><text:span text:style-name="Source_20_Text">sachin <text:s/>4000 <text:s text:c="2"/>800 <text:s text:c="2"/>1200 <text:s text:c="2"/>400 <text:s text:c="3"/>5600</text:span></text:p>
      <text:p text:style-name="Preformatted_20_Text"><text:span text:style-name="Source_20_Text">arvind <text:s/>8000 <text:s/>1600 <text:s text:c="2"/>2400 <text:s text:c="2"/>800 <text:s text:c="2"/>11200</text:span></text:p>
      <text:p text:style-name="Preformatted_20_Text"><text:span text:style-name="Source_20_Text">david <text:s text:c="2"/>9000 <text:s/>1800 <text:s text:c="2"/>2700 <text:s text:c="2"/>900 <text:s text:c="2"/>12600</text:span></text:p>
      <text:p text:style-name="P1"><text:span text:style-name="Source_20_Text">vijay <text:s text:c="2"/>6000 <text:s/>1200 <text:s text:c="2"/>1800 <text:s text:c="2"/>600 <text:s text:c="3"/>8400</text:span></text:p>
      <text:p text:style-name="Horizontal_20_Line"/>
      <text:h text:style-name="Heading_20_2" text:outline-level="2"><text:span text:style-name="Strong_20_Emphasis">4️⃣ Student TOTAL &amp; AVG</text:span></text:h>
      <text:h text:style-name="Heading_20_3" text:outline-level="3"><text:span text:style-name="Strong_20_Emphasis">Query</text:span></text:h>
      <text:p text:style-name="Preformatted_20_Text"><text:span text:style-name="Source_20_Text">SELECT sno,</text:span></text:p>
      <text:p text:style-name="Preformatted_20_Text"><text:span text:style-name="Source_20_Text"><text:s text:c="7"/>s1+s2+s3 AS total,</text:span></text:p>
      <text:p text:style-name="Preformatted_20_Text"><text:span text:style-name="Source_20_Text"><text:s text:c="7"/>(s1+s2+s3)/3 AS avg</text:span></text:p>
      <text:p text:style-name="P1"><text:span text:style-name="Source_20_Text">FROM student;</text:span></text:p>
      <text:h text:style-name="Heading_20_3" text:outline-level="3"><text:span text:style-name="Strong_20_Emphasis">Output</text:span></text:h>
      <text:p text:style-name="Preformatted_20_Text"><text:span text:style-name="Source_20_Text">SNO <text:s text:c="2"/>TOTAL <text:s text:c="2"/>AVG</text:span></text:p>
      <text:p text:style-name="Preformatted_20_Text"><text:span text:style-name="Source_20_Text">----------------</text:span></text:p>
      <text:p text:style-name="Preformatted_20_Text"><text:span text:style-name="Source_20_Text">1 <text:s text:c="4"/>240 <text:s text:c="4"/>80</text:span></text:p>
      <text:p text:style-name="P1"><text:span text:style-name="Source_20_Text">2 <text:s text:c="4"/>150 <text:s text:c="4"/>50</text:span></text:p>
      <text:p text:style-name="Horizontal_20_Line"/>
      <text:h text:style-name="Heading_20_1" text:outline-level="1"><text:span text:style-name="Strong_20_Emphasis">CASE STATEMENT – with OUTPUT</text:span></text:h>
      <text:p text:style-name="Text_20_body">=================================</text:p>
      <text:h text:style-name="Heading_20_2" text:outline-level="2"><text:span text:style-name="Strong_20_Emphasis">5️⃣ JOB Description (Simple CASE)</text:span></text:h>
      <text:h text:style-name="Heading_20_3" text:outline-level="3"><text:span text:style-name="Strong_20_Emphasis">Query</text:span></text:h>
      <text:p text:style-name="Preformatted_20_Text"><text:span text:style-name="Source_20_Text">SELECT ename,</text:span></text:p>
      <text:p text:style-name="Preformatted_20_Text"><text:span text:style-name="Source_20_Text"><text:s text:c="7"/>CASE job</text:span></text:p>
      <text:p text:style-name="Preformatted_20_Text"><text:span text:style-name="Source_20_Text"><text:s text:c="9"/>WHEN 'clerk' THEN 'WORKER'</text:span></text:p>
      <text:p text:style-name="Preformatted_20_Text"><text:span text:style-name="Source_20_Text"><text:s text:c="9"/>WHEN 'manager' THEN 'BOSS'</text:span></text:p>
      <text:p text:style-name="Preformatted_20_Text"><text:span text:style-name="Source_20_Text"><text:s text:c="9"/>ELSE 'EXECUTIVE'</text:span></text:p>
      <text:p text:style-name="Preformatted_20_Text"><text:span text:style-name="Source_20_Text"><text:s text:c="7"/>END AS job</text:span></text:p>
      <text:p text:style-name="P1"><text:span text:style-name="Source_20_Text">FROM emp;</text:span></text:p>
      <text:h text:style-name="Heading_20_3" text:outline-level="3"><text:span text:style-name="Strong_20_Emphasis">Output</text:span></text:h>
      <text:p text:style-name="Preformatted_20_Text"><text:span text:style-name="Source_20_Text">ENAME <text:s text:c="4"/>JOB</text:span></text:p>
      <text:p text:style-name="Preformatted_20_Text"><text:span text:style-name="Source_20_Text">----------------</text:span></text:p>
      <text:p text:style-name="Preformatted_20_Text"><text:span text:style-name="Source_20_Text">sachin <text:s text:c="2"/>WORKER</text:span></text:p>
      <text:p text:style-name="Preformatted_20_Text"><text:span text:style-name="Source_20_Text">arvind <text:s text:c="2"/>BOSS</text:span></text:p>
      <text:p text:style-name="Preformatted_20_Text"><text:span text:style-name="Source_20_Text">david <text:s text:c="3"/>EXECUTIVE</text:span></text:p>
      <text:p text:style-name="P1"><text:span text:style-name="Source_20_Text">vijay <text:s text:c="3"/>WORKER</text:span></text:p>
      <text:p text:style-name="Horizontal_20_Line"/>
      <text:h text:style-name="Heading_20_2" text:outline-level="2"><text:soft-page-break/><text:span text:style-name="Strong_20_Emphasis">6️⃣ Gender Description (Simple CASE)</text:span></text:h>
      <text:h text:style-name="Heading_20_3" text:outline-level="3"><text:span text:style-name="Strong_20_Emphasis">Query</text:span></text:h>
      <text:p text:style-name="Preformatted_20_Text"><text:span text:style-name="Source_20_Text">SELECT cid, cname,</text:span></text:p>
      <text:p text:style-name="Preformatted_20_Text"><text:span text:style-name="Source_20_Text"><text:s text:c="7"/>CASE gender</text:span></text:p>
      <text:p text:style-name="Preformatted_20_Text"><text:span text:style-name="Source_20_Text"><text:s text:c="9"/>WHEN 'M' THEN 'MALE'</text:span></text:p>
      <text:p text:style-name="Preformatted_20_Text"><text:span text:style-name="Source_20_Text"><text:s text:c="9"/>WHEN 'F' THEN 'FEMALE'</text:span></text:p>
      <text:p text:style-name="Preformatted_20_Text"><text:span text:style-name="Source_20_Text"><text:s text:c="7"/>END AS gender</text:span></text:p>
      <text:p text:style-name="P1"><text:span text:style-name="Source_20_Text">FROM cust;</text:span></text:p>
      <text:h text:style-name="Heading_20_3" text:outline-level="3"><text:span text:style-name="Strong_20_Emphasis">Output</text:span></text:h>
      <text:p text:style-name="Preformatted_20_Text"><text:span text:style-name="Source_20_Text">CID <text:s text:c="2"/>CNAME <text:s text:c="2"/>GENDER</text:span></text:p>
      <text:p text:style-name="Preformatted_20_Text"><text:span text:style-name="Source_20_Text">-------------------</text:span></text:p>
      <text:p text:style-name="Preformatted_20_Text"><text:span text:style-name="Source_20_Text">10 <text:s text:c="3"/>A <text:s text:c="6"/>MALE</text:span></text:p>
      <text:p text:style-name="P1"><text:span text:style-name="Source_20_Text">11 <text:s text:c="3"/>B <text:s text:c="6"/>FEMALE</text:span></text:p>
      <text:p text:style-name="Horizontal_20_Line"/>
      <text:h text:style-name="Heading_20_2" text:outline-level="2"><text:span text:style-name="Strong_20_Emphasis">7️⃣ Salary Range (Searched CASE)</text:span></text:h>
      <text:h text:style-name="Heading_20_3" text:outline-level="3"><text:span text:style-name="Strong_20_Emphasis">Query</text:span></text:h>
      <text:p text:style-name="Preformatted_20_Text"><text:span text:style-name="Source_20_Text">SELECT ename, sal,</text:span></text:p>
      <text:p text:style-name="Preformatted_20_Text"><text:span text:style-name="Source_20_Text"><text:s text:c="7"/>CASE</text:span></text:p>
      <text:p text:style-name="Preformatted_20_Text"><text:span text:style-name="Source_20_Text"><text:s text:c="9"/>WHEN sal &lt; 5000 THEN 'LOSAL'</text:span></text:p>
      <text:p text:style-name="Preformatted_20_Text"><text:span text:style-name="Source_20_Text"><text:s text:c="9"/>WHEN sal &gt; 5000 THEN 'HISAL'</text:span></text:p>
      <text:p text:style-name="Preformatted_20_Text"><text:span text:style-name="Source_20_Text"><text:s text:c="9"/>ELSE 'AVGSAL'</text:span></text:p>
      <text:p text:style-name="Preformatted_20_Text"><text:span text:style-name="Source_20_Text"><text:s text:c="7"/>END AS salrange</text:span></text:p>
      <text:p text:style-name="P1"><text:span text:style-name="Source_20_Text">FROM emp;</text:span></text:p>
      <text:h text:style-name="Heading_20_3" text:outline-level="3"><text:span text:style-name="Strong_20_Emphasis">Output</text:span></text:h>
      <text:p text:style-name="Preformatted_20_Text"><text:span text:style-name="Source_20_Text">ENAME <text:s text:c="3"/>SAL <text:s text:c="3"/>SALRANGE</text:span></text:p>
      <text:p text:style-name="Preformatted_20_Text"><text:span text:style-name="Source_20_Text">----------------------</text:span></text:p>
      <text:p text:style-name="Preformatted_20_Text"><text:span text:style-name="Source_20_Text">sachin <text:s/>4000 <text:s text:c="2"/>LOSAL</text:span></text:p>
      <text:p text:style-name="Preformatted_20_Text"><text:span text:style-name="Source_20_Text">arvind <text:s/>8000 <text:s text:c="2"/>HISAL</text:span></text:p>
      <text:p text:style-name="Preformatted_20_Text"><text:span text:style-name="Source_20_Text">david <text:s text:c="2"/>9000 <text:s text:c="2"/>HISAL</text:span></text:p>
      <text:p text:style-name="P1"><text:span text:style-name="Source_20_Text">vijay <text:s text:c="2"/>6000 <text:s text:c="2"/>HISAL</text:span></text:p>
      <text:p text:style-name="Horizontal_20_Line"/>
      <text:h text:style-name="Heading_20_2" text:outline-level="2"><text:span text:style-name="Strong_20_Emphasis">8️⃣ Student RESULT (PASS / FAIL)</text:span></text:h>
      <text:h text:style-name="Heading_20_3" text:outline-level="3"><text:span text:style-name="Strong_20_Emphasis">Query</text:span></text:h>
      <text:p text:style-name="Preformatted_20_Text"><text:span text:style-name="Source_20_Text">SELECT sid,</text:span></text:p>
      <text:p text:style-name="Preformatted_20_Text"><text:span text:style-name="Source_20_Text"><text:s text:c="7"/>s1+s2+s3 AS total,</text:span></text:p>
      <text:p text:style-name="Preformatted_20_Text"><text:span text:style-name="Source_20_Text"><text:s text:c="7"/>(s1+s2+s3)/3 AS avg,</text:span></text:p>
      <text:p text:style-name="Preformatted_20_Text"><text:span text:style-name="Source_20_Text"><text:s text:c="7"/>CASE</text:span></text:p>
      <text:p text:style-name="Preformatted_20_Text"><text:span text:style-name="Source_20_Text"><text:s text:c="9"/>WHEN s1&gt;=35 AND s2&gt;=35 AND s3&gt;=35 THEN 'PASS'</text:span></text:p>
      <text:p text:style-name="Preformatted_20_Text"><text:span text:style-name="Source_20_Text"><text:s text:c="9"/>ELSE 'FAIL'</text:span></text:p>
      <text:p text:style-name="Preformatted_20_Text"><text:span text:style-name="Source_20_Text"><text:s text:c="7"/>END AS result</text:span></text:p>
      <text:p text:style-name="P1"><text:span text:style-name="Source_20_Text">FROM student;</text:span></text:p>
      <text:h text:style-name="Heading_20_3" text:outline-level="3"><text:soft-page-break/><text:span text:style-name="Strong_20_Emphasis">Output</text:span></text:h>
      <text:p text:style-name="Preformatted_20_Text"><text:span text:style-name="Source_20_Text">SID <text:s text:c="2"/>TOTAL <text:s text:c="2"/>AVG <text:s text:c="2"/>RESULT</text:span></text:p>
      <text:p text:style-name="Preformatted_20_Text"><text:span text:style-name="Source_20_Text">-------------------------</text:span></text:p>
      <text:p text:style-name="Preformatted_20_Text"><text:span text:style-name="Source_20_Text">1 <text:s text:c="4"/>240 <text:s text:c="4"/>80 <text:s text:c="3"/>PASS</text:span></text:p>
      <text:p text:style-name="P1"><text:span text:style-name="Source_20_Text">2 <text:s text:c="4"/>140 <text:s text:c="4"/>46 <text:s text:c="3"/>FAIL</text:span></text:p>
      <text:p text:style-name="Horizontal_20_Line"/>
      <text:h text:style-name="Heading_20_2" text:outline-level="2"><text:span text:style-name="Strong_20_Emphasis">Quick Exam Tip 🧠</text:span></text:h>
      <text:list text:style-name="L86">
        <text:list-item>
          <text:p text:style-name="P93"><text:span text:style-name="Strong_20_Emphasis">ALIAS</text:span> → output heading change</text:p>
        </text:list-item>
        <text:list-item>
          <text:p text:style-name="P93"><text:span text:style-name="Strong_20_Emphasis">CASE</text:span> → IF–ELSE logic</text:p>
        </text:list-item>
        <text:list-item>
          <text:p text:style-name="P93"><text:span text:style-name="Strong_20_Emphasis">Simple CASE</text:span> → <text:span text:style-name="Source_20_Text">=</text:span> based</text:p>
        </text:list-item>
        <text:list-item>
          <text:p text:style-name="P93"><text:span text:style-name="Strong_20_Emphasis">Searched CASE</text:span> → conditions based</text:p>
        </text:list-item>
      </text:list>
      <text:p text:style-name="Text_20_body"><text:span text:style-name="Strong_20_Emphasis">👍 Perfect, ippudu ORDER BY clause ni step-by-step explanation + OUTPUT tables tho clear ga chepthanu.<text:line-break/>(Exam + interview ready, English + Telugu mix)</text:span></text:p>
      <text:p text:style-name="Horizontal_20_Line"/>
      <text:h text:style-name="Heading_20_1" text:outline-level="1"><text:span text:style-name="Strong_20_Emphasis">ORDER BY Clause</text:span></text:h>
      <text:p text:style-name="Text_20_body">====================</text:p>
      <text:p text:style-name="Text_20_body">👉 <text:span text:style-name="Strong_20_Emphasis">ORDER BY</text:span> clause table data ni <text:span text:style-name="Strong_20_Emphasis">sort</text:span> cheyyadaniki use chestaru.<text:line-break/>👉 One column or <text:span text:style-name="Strong_20_Emphasis">multiple columns</text:span> meeda sorting cheyyachu.<text:line-break/>👉 Sorting <text:span text:style-name="Strong_20_Emphasis">ASC (ascending)</text:span> or <text:span text:style-name="Strong_20_Emphasis">DESC (descending)</text:span> lo cheyyachu.</text:p>
      <text:p text:style-name="Horizontal_20_Line"/>
      <text:h text:style-name="Heading_20_2" text:outline-level="2"><text:span text:style-name="Strong_20_Emphasis">Syntax</text:span></text:h>
      <text:p text:style-name="Preformatted_20_Text"><text:span text:style-name="Source_20_Text">SELECT columns / *</text:span></text:p>
      <text:p text:style-name="Preformatted_20_Text"><text:span text:style-name="Source_20_Text">FROM tabname</text:span></text:p>
      <text:p text:style-name="Preformatted_20_Text"><text:span text:style-name="Source_20_Text">[WHERE condition]</text:span></text:p>
      <text:p text:style-name="P1"><text:span text:style-name="Source_20_Text">ORDER BY colname ASC|DESC , colname ASC|DESC ;</text:span></text:p>
      <text:p text:style-name="Text_20_body">📌 <text:span text:style-name="Strong_20_Emphasis">Default order = ASC</text:span></text:p>
      <text:p text:style-name="Horizontal_20_Line"/>
      <text:h text:style-name="Heading_20_2" text:outline-level="2"><text:span text:style-name="Strong_20_Emphasis">Sorting Behaviour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Datatype</text:p>
            </table:table-cell>
            <table:table-cell table:style-name="Table5.A1" office:value-type="string">
              <text:p text:style-name="Table_20_Heading">ASC</text:p>
            </table:table-cell>
            <table:table-cell table:style-name="Table5.A1" office:value-type="string">
              <text:p text:style-name="Table_20_Heading">DESC</text:p>
            </table:table-cell>
          </table:table-row>
        </table:table-header-rows>
        <table:table-row>
          <table:table-cell table:style-name="Table5.A1" office:value-type="string">
            <text:p text:style-name="Table_20_Contents">NUMBER</text:p>
          </table:table-cell>
          <table:table-cell table:style-name="Table5.A1" office:value-type="string">
            <text:p text:style-name="Table_20_Contents">small → big</text:p>
          </table:table-cell>
          <table:table-cell table:style-name="Table5.A1" office:value-type="string">
            <text:p text:style-name="Table_20_Contents">big → small</text:p>
          </table:table-cell>
        </table:table-row>
        <table:table-row>
          <table:table-cell table:style-name="Table5.A1" office:value-type="string">
            <text:p text:style-name="Table_20_Contents">CHAR</text:p>
          </table:table-cell>
          <table:table-cell table:style-name="Table5.A1" office:value-type="string">
            <text:p text:style-name="Table_20_Contents">a → z</text:p>
          </table:table-cell>
          <table:table-cell table:style-name="Table5.A1" office:value-type="string">
            <text:p text:style-name="Table_20_Contents">z → a</text:p>
          </table:table-cell>
        </table:table-row>
        <table:table-row>
          <table:table-cell table:style-name="Table5.A1" office:value-type="string">
            <text:p text:style-name="Table_20_Contents">DATE</text:p>
          </table:table-cell>
          <table:table-cell table:style-name="Table5.A1" office:value-type="string">
            <text:p text:style-name="Table_20_Contents">old → new</text:p>
          </table:table-cell>
          <table:table-cell table:style-name="Table5.A1" office:value-type="string">
            <text:p text:style-name="Table_20_Contents">new → old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Example 1: Name-wise Ascending</text:span></text:h>
      <text:h text:style-name="Heading_20_3" text:outline-level="3"><text:span text:style-name="Strong_20_Emphasis">Query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ORDER BY ename ASC;</text:span></text:p>
      <text:h text:style-name="Heading_20_3" text:outline-level="3"><text:span text:style-name="Strong_20_Emphasis">Output</text:span></text:h>
      <text:p text:style-name="Preformatted_20_Text"><text:span text:style-name="Source_20_Text">EMPNO <text:s/>ENAME <text:s text:c="3"/>SAL</text:span></text:p>
      <text:p text:style-name="Preformatted_20_Text"><text:span text:style-name="Source_20_Text">-------------------</text:span></text:p>
      <text:p text:style-name="Preformatted_20_Text"><text:span text:style-name="Source_20_Text">1 <text:s text:c="5"/>A <text:s text:c="7"/>3000</text:span></text:p>
      <text:p text:style-name="Preformatted_20_Text"><text:span text:style-name="Source_20_Text">2 <text:s text:c="5"/>B <text:s text:c="7"/>5000</text:span></text:p>
      <text:p text:style-name="Preformatted_20_Text"><text:span text:style-name="Source_20_Text">3 <text:s text:c="5"/>C <text:s text:c="7"/>2000</text:span></text:p>
      <text:p text:style-name="P1"><text:span text:style-name="Source_20_Text">4 <text:s text:c="5"/>D <text:s text:c="7"/>4000</text:span></text:p>
      <text:p text:style-name="Horizontal_20_Line"/>
      <text:h text:style-name="Heading_20_2" text:outline-level="2"><text:span text:style-name="Strong_20_Emphasis">Example 2: Highest Salary First</text:span></text:h>
      <text:h text:style-name="Heading_20_3" text:outline-level="3"><text:span text:style-name="Strong_20_Emphasis">Query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ORDER BY sal DESC;</text:span></text:p>
      <text:h text:style-name="Heading_20_3" text:outline-level="3"><text:span text:style-name="Strong_20_Emphasis">Output</text:span></text:h>
      <text:p text:style-name="Preformatted_20_Text"><text:span text:style-name="Source_20_Text">EMPNO <text:s/>ENAME <text:s text:c="3"/>SAL</text:span></text:p>
      <text:p text:style-name="Preformatted_20_Text"><text:span text:style-name="Source_20_Text">-------------------</text:span></text:p>
      <text:p text:style-name="Preformatted_20_Text"><text:span text:style-name="Source_20_Text">2 <text:s text:c="5"/>B <text:s text:c="7"/>5000</text:span></text:p>
      <text:p text:style-name="Preformatted_20_Text"><text:span text:style-name="Source_20_Text">4 <text:s text:c="5"/>D <text:s text:c="7"/>4000</text:span></text:p>
      <text:p text:style-name="Preformatted_20_Text"><text:span text:style-name="Source_20_Text">1 <text:s text:c="5"/>A <text:s text:c="7"/>3000</text:span></text:p>
      <text:p text:style-name="P1"><text:span text:style-name="Source_20_Text">3 <text:s text:c="5"/>C <text:s text:c="7"/>2000</text:span></text:p>
      <text:p text:style-name="Horizontal_20_Line"/>
      <text:h text:style-name="Heading_20_2" text:outline-level="2"><text:span text:style-name="Strong_20_Emphasis">Example 3: Hiredate-wise (Oldest First)</text:span></text:h>
      <text:h text:style-name="Heading_20_3" text:outline-level="3"><text:span text:style-name="Strong_20_Emphasis">Query</text:span></text:h>
      <text:p text:style-name="Preformatted_20_Text"><text:span text:style-name="Source_20_Text">SELECT *</text:span></text:p>
      <text:p text:style-name="Preformatted_20_Text"><text:span text:style-name="Source_20_Text">FROM emp</text:span></text:p>
      <text:p text:style-name="P1"><text:span text:style-name="Source_20_Text">ORDER BY hiredate ASC;</text:span></text:p>
      <text:h text:style-name="Heading_20_3" text:outline-level="3"><text:span text:style-name="Strong_20_Emphasis">Output</text:span></text:h>
      <text:p text:style-name="Preformatted_20_Text"><text:span text:style-name="Source_20_Text">EMPNO <text:s/>ENAME <text:s text:c="2"/>HIREDATE</text:span></text:p>
      <text:p text:style-name="Preformatted_20_Text"><text:span text:style-name="Source_20_Text">----------------------</text:span></text:p>
      <text:p text:style-name="Preformatted_20_Text"><text:span text:style-name="Source_20_Text">3 <text:s text:c="5"/>C <text:s text:c="5"/>10-JAN-80</text:span></text:p>
      <text:p text:style-name="Preformatted_20_Text"><text:span text:style-name="Source_20_Text">1 <text:s text:c="5"/>A <text:s text:c="5"/>12-MAR-81</text:span></text:p>
      <text:p text:style-name="Preformatted_20_Text"><text:span text:style-name="Source_20_Text">4 <text:s text:c="5"/>D <text:s text:c="5"/>15-JUL-85</text:span></text:p>
      <text:p text:style-name="P1"><text:span text:style-name="Source_20_Text">2 <text:s text:c="5"/>B <text:s text:c="5"/>20-DEC-90</text:span></text:p>
      <text:p text:style-name="Horizontal_20_Line"/>
      <text:h text:style-name="Heading_20_1" text:outline-level="1"><text:soft-page-break/><text:span text:style-name="Strong_20_Emphasis">Sorting on Multiple Columns</text:span></text:h>
      <text:p text:style-name="Text_20_body">================================</text:p>
      <text:h text:style-name="Heading_20_2" text:outline-level="2"><text:span text:style-name="Strong_20_Emphasis">Dept ASC, within Dept Salary DESC</text:span></text:h>
      <text:h text:style-name="Heading_20_3" text:outline-level="3"><text:span text:style-name="Strong_20_Emphasis">Query</text:span></text:h>
      <text:p text:style-name="Preformatted_20_Text"><text:span text:style-name="Source_20_Text">SELECT empno, ename, sal, deptno</text:span></text:p>
      <text:p text:style-name="Preformatted_20_Text"><text:span text:style-name="Source_20_Text">FROM emp</text:span></text:p>
      <text:p text:style-name="P1"><text:span text:style-name="Source_20_Text">ORDER BY deptno ASC, sal DESC;</text:span></text:p>
      <text:h text:style-name="Heading_20_3" text:outline-level="3"><text:span text:style-name="Strong_20_Emphasis">Before Sorting</text:span></text:h>
      <text:p text:style-name="Preformatted_20_Text"><text:span text:style-name="Source_20_Text">1 A 3000 20</text:span></text:p>
      <text:p text:style-name="Preformatted_20_Text"><text:span text:style-name="Source_20_Text">2 B 6000 30</text:span></text:p>
      <text:p text:style-name="Preformatted_20_Text"><text:span text:style-name="Source_20_Text">3 C 4000 10</text:span></text:p>
      <text:p text:style-name="Preformatted_20_Text"><text:span text:style-name="Source_20_Text">4 D 5000 20</text:span></text:p>
      <text:p text:style-name="Preformatted_20_Text"><text:span text:style-name="Source_20_Text">5 E 6000 10</text:span></text:p>
      <text:p text:style-name="P1"><text:span text:style-name="Source_20_Text">6 F 3000 30</text:span></text:p>
      <text:h text:style-name="Heading_20_3" text:outline-level="3"><text:span text:style-name="Strong_20_Emphasis">After Sorting</text:span></text:h>
      <text:p text:style-name="Preformatted_20_Text"><text:span text:style-name="Source_20_Text">5 E 6000 10</text:span></text:p>
      <text:p text:style-name="Preformatted_20_Text"><text:span text:style-name="Source_20_Text">3 C 4000 10</text:span></text:p>
      <text:p text:style-name="Preformatted_20_Text"><text:span text:style-name="Source_20_Text">4 D 5000 20</text:span></text:p>
      <text:p text:style-name="Preformatted_20_Text"><text:span text:style-name="Source_20_Text">1 A 3000 20</text:span></text:p>
      <text:p text:style-name="Preformatted_20_Text"><text:span text:style-name="Source_20_Text">2 B 6000 30</text:span></text:p>
      <text:p text:style-name="P1"><text:span text:style-name="Source_20_Text">6 F 3000 30</text:span></text:p>
      <text:p text:style-name="Horizontal_20_Line"/>
      <text:h text:style-name="Heading_20_2" text:outline-level="2"><text:span text:style-name="Strong_20_Emphasis">Dept ASC, Hiredate ASC</text:span></text:h>
      <text:p text:style-name="Preformatted_20_Text"><text:span text:style-name="Source_20_Text">SELECT empno, ename, hiredate, deptno</text:span></text:p>
      <text:p text:style-name="Preformatted_20_Text"><text:span text:style-name="Source_20_Text">FROM emp</text:span></text:p>
      <text:p text:style-name="P1"><text:span text:style-name="Source_20_Text">ORDER BY deptno ASC, hiredate ASC;</text:span></text:p>
      <text:p text:style-name="Horizontal_20_Line"/>
      <text:h text:style-name="Heading_20_1" text:outline-level="1"><text:span text:style-name="Strong_20_Emphasis">ORDER BY with Expressions</text:span></text:h>
      <text:p text:style-name="Text_20_body">================================</text:p>
      <text:h text:style-name="Heading_20_2" text:outline-level="2"><text:span text:style-name="Strong_20_Emphasis">Student Avg DESC, then M DESC, then P DESC</text:span></text:h>
      <text:h text:style-name="Heading_20_3" text:outline-level="3"><text:span text:style-name="Strong_20_Emphasis">Query</text:span></text:h>
      <text:p text:style-name="Preformatted_20_Text"><text:span text:style-name="Source_20_Text">SELECT sno, sname, m, p, c, (m+p+c)/3 AS avg</text:span></text:p>
      <text:p text:style-name="Preformatted_20_Text"><text:span text:style-name="Source_20_Text">FROM student</text:span></text:p>
      <text:p text:style-name="P1"><text:span text:style-name="Source_20_Text">ORDER BY avg DESC, m DESC, p DESC;</text:span></text:p>
      <text:h text:style-name="Heading_20_3" text:outline-level="3"><text:soft-page-break/><text:span text:style-name="Strong_20_Emphasis">Output</text:span></text:h>
      <text:p text:style-name="Preformatted_20_Text"><text:span text:style-name="Source_20_Text">SNO <text:s/>SNAME <text:s/>M <text:s text:c="2"/>P <text:s text:c="2"/>C <text:s text:c="2"/>AVG</text:span></text:p>
      <text:p text:style-name="Preformatted_20_Text"><text:span text:style-name="Source_20_Text">--------------------------</text:span></text:p>
      <text:p text:style-name="Preformatted_20_Text"><text:span text:style-name="Source_20_Text">3 <text:s text:c="3"/>C <text:s text:c="4"/>90 <text:s/>80 <text:s/>70 <text:s text:c="2"/>80</text:span></text:p>
      <text:p text:style-name="Preformatted_20_Text"><text:span text:style-name="Source_20_Text">4 <text:s text:c="3"/>D <text:s text:c="4"/>90 <text:s/>70 <text:s/>80 <text:s text:c="2"/>80</text:span></text:p>
      <text:p text:style-name="Preformatted_20_Text"><text:span text:style-name="Source_20_Text">1 <text:s text:c="3"/>A <text:s text:c="4"/>80 <text:s/>90 <text:s/>70 <text:s text:c="2"/>80</text:span></text:p>
      <text:p text:style-name="P1"><text:span text:style-name="Source_20_Text">2 <text:s text:c="3"/>B <text:s text:c="4"/>60 <text:s/>50 <text:s/>70 <text:s text:c="2"/>60</text:span></text:p>
      <text:p text:style-name="Text_20_body">📌 <text:span text:style-name="Strong_20_Emphasis">Alias ORDER BY lo valid</text:span></text:p>
      <text:p text:style-name="P1"><text:span text:style-name="Source_20_Text">ORDER BY avg DESC <text:s text:c="2"/>-- valid</text:span></text:p>
      <text:p text:style-name="Text_20_body">📌 <text:span text:style-name="Strong_20_Emphasis">Alias WHERE lo invalid</text:span></text:p>
      <text:p text:style-name="P1"><text:span text:style-name="Source_20_Text">WHERE avg &gt;= 70 <text:s text:c="4"/>-- invalid</text:span></text:p>
      <text:p text:style-name="Horizontal_20_Line"/>
      <text:h text:style-name="Heading_20_2" text:outline-level="2"><text:span text:style-name="Strong_20_Emphasis">Why? (Execution Order)</text:span></text:h>
      <text:p text:style-name="Text_20_body">============================</text:p>
      <text:p text:style-name="Preformatted_20_Text"><text:span text:style-name="Source_20_Text">FROM</text:span></text:p>
      <text:p text:style-name="Preformatted_20_Text"><text:span text:style-name="Source_20_Text">WHERE</text:span></text:p>
      <text:p text:style-name="Preformatted_20_Text"><text:span text:style-name="Source_20_Text">SELECT</text:span></text:p>
      <text:p text:style-name="P1"><text:span text:style-name="Source_20_Text">ORDER BY</text:span></text:p>
      <text:p text:style-name="Text_20_body">👉 <text:span text:style-name="Strong_20_Emphasis">WHERE SELECT kanna mundu execute avuthundi</text:span>,<text:line-break/>kabatti alias available undadu.</text:p>
      <text:p text:style-name="Horizontal_20_Line"/>
      <text:h text:style-name="Heading_20_1" text:outline-level="1"><text:span text:style-name="Strong_20_Emphasis">ORDER BY with WHERE (Step-wise)</text:span></text:h>
      <text:p text:style-name="Text_20_body">====================================</text:p>
      <text:h text:style-name="Heading_20_3" text:outline-level="3"><text:span text:style-name="Strong_20_Emphasis">Query</text:span></text:h>
      <text:p text:style-name="Preformatted_20_Text"><text:span text:style-name="Source_20_Text">SELECT empno, ename, job, sal</text:span></text:p>
      <text:p text:style-name="Preformatted_20_Text"><text:span text:style-name="Source_20_Text">FROM emp</text:span></text:p>
      <text:p text:style-name="Preformatted_20_Text"><text:span text:style-name="Source_20_Text">WHERE job IN ('CLERK','MANAGER')</text:span></text:p>
      <text:p text:style-name="P1"><text:span text:style-name="Source_20_Text">ORDER BY sal DESC;</text:span></text:p>
      <text:h text:style-name="Heading_20_3" text:outline-level="3"><text:span text:style-name="Strong_20_Emphasis">FROM</text:span></text:h>
      <text:p text:style-name="Preformatted_20_Text"><text:span text:style-name="Source_20_Text">1 A CLERK 3000</text:span></text:p>
      <text:p text:style-name="Preformatted_20_Text"><text:span text:style-name="Source_20_Text">2 B MANAGER 5000</text:span></text:p>
      <text:p text:style-name="Preformatted_20_Text"><text:span text:style-name="Source_20_Text">3 C SALESMAN 2000</text:span></text:p>
      <text:p text:style-name="P1"><text:span text:style-name="Source_20_Text">4 D CLERK 4000</text:span></text:p>
      <text:h text:style-name="Heading_20_3" text:outline-level="3"><text:span text:style-name="Strong_20_Emphasis">WHERE</text:span></text:h>
      <text:p text:style-name="Preformatted_20_Text"><text:span text:style-name="Source_20_Text">1 A CLERK 3000</text:span></text:p>
      <text:p text:style-name="Preformatted_20_Text"><text:span text:style-name="Source_20_Text">2 B MANAGER 5000</text:span></text:p>
      <text:p text:style-name="P1"><text:span text:style-name="Source_20_Text">4 D CLERK 4000</text:span></text:p>
      <text:h text:style-name="Heading_20_3" text:outline-level="3"><text:soft-page-break/><text:span text:style-name="Strong_20_Emphasis">ORDER BY</text:span></text:h>
      <text:p text:style-name="Preformatted_20_Text"><text:span text:style-name="Source_20_Text">2 B MANAGER 5000</text:span></text:p>
      <text:p text:style-name="Preformatted_20_Text"><text:span text:style-name="Source_20_Text">4 D CLERK <text:s text:c="2"/>4000</text:span></text:p>
      <text:p text:style-name="P1"><text:span text:style-name="Source_20_Text">1 A CLERK <text:s text:c="2"/>3000</text:span></text:p>
      <text:p text:style-name="Horizontal_20_Line"/>
      <text:h text:style-name="Heading_20_2" text:outline-level="2"><text:span text:style-name="Strong_20_Emphasis">Example: Joined in 1981, Name-wise ASC</text:span></text:h>
      <text:p text:style-name="Preformatted_20_Text"><text:span text:style-name="Source_20_Text">SELECT empno, ename, hiredate</text:span></text:p>
      <text:p text:style-name="Preformatted_20_Text"><text:span text:style-name="Source_20_Text">FROM emp</text:span></text:p>
      <text:p text:style-name="Preformatted_20_Text"><text:span text:style-name="Source_20_Text">WHERE hiredate LIKE '%81'</text:span></text:p>
      <text:p text:style-name="P1"><text:span text:style-name="Source_20_Text">ORDER BY ename ASC;</text:span></text:p>
      <text:p text:style-name="Horizontal_20_Line"/>
      <text:h text:style-name="Heading_20_1" text:outline-level="1"><text:span text:style-name="Strong_20_Emphasis">Controlling NULLs in ORDER BY</text:span></text:h>
      <text:p text:style-name="Text_20_body">==================================</text:p>
      <text:p text:style-name="Text_20_body">📌 <text:span text:style-name="Strong_20_Emphasis">Default behaviour</text:span></text:p>
      <text:list text:style-name="L87">
        <text:list-item>
          <text:p text:style-name="P94">ASC → NULLS LAST</text:p>
        </text:list-item>
        <text:list-item>
          <text:p text:style-name="P94">DESC → NULLS FIRST</text:p>
        </text:list-item>
      </text:list>
      <text:p text:style-name="Horizontal_20_Line"/>
      <text:h text:style-name="Heading_20_2" text:outline-level="2"><text:span text:style-name="Strong_20_Emphasis">DESC with NULLS LAST</text:span></text:h>
      <text:p text:style-name="Preformatted_20_Text"><text:span text:style-name="Source_20_Text">SELECT empno, ename, sal, comm</text:span></text:p>
      <text:p text:style-name="Preformatted_20_Text"><text:span text:style-name="Source_20_Text">FROM emp</text:span></text:p>
      <text:p text:style-name="P1"><text:span text:style-name="Source_20_Text">ORDER BY comm DESC NULLS LAST;</text:span></text:p>
      <text:h text:style-name="Heading_20_3" text:outline-level="3"><text:span text:style-name="Strong_20_Emphasis">Output (NULLs at last)</text:span></text:h>
      <text:p text:style-name="Preformatted_20_Text"><text:span text:style-name="Source_20_Text">EMPNO ENAME <text:s text:c="2"/>SAL <text:s/>COMM</text:span></text:p>
      <text:p text:style-name="Preformatted_20_Text"><text:span text:style-name="Source_20_Text">-----------------------</text:span></text:p>
      <text:p text:style-name="Preformatted_20_Text"><text:span text:style-name="Source_20_Text">7844 TURNER 1500 <text:s text:c="2"/>0</text:span></text:p>
      <text:p text:style-name="Preformatted_20_Text"><text:span text:style-name="Source_20_Text">7499 ALLEN <text:s/>1600 <text:s/>300</text:span></text:p>
      <text:p text:style-name="Preformatted_20_Text"><text:span text:style-name="Source_20_Text">7521 WARD <text:s text:c="2"/>1250 <text:s/>500</text:span></text:p>
      <text:p text:style-name="Preformatted_20_Text"><text:span text:style-name="Source_20_Text">7654 MARTIN 1250 1400</text:span></text:p>
      <text:p text:style-name="Preformatted_20_Text"><text:span text:style-name="Source_20_Text">7788 SCOTT <text:s/>3000 <text:s/>NULL</text:span></text:p>
      <text:p text:style-name="Preformatted_20_Text"><text:span text:style-name="Source_20_Text">7839 KING <text:s text:c="2"/>5000 <text:s/>NULL</text:span></text:p>
      <text:p text:style-name="P1"><text:span text:style-name="Source_20_Text">...</text:span></text:p>
      <text:p text:style-name="Horizontal_20_Line"/>
      <text:h text:style-name="Heading_20_2" text:outline-level="2"><text:span text:style-name="Strong_20_Emphasis">ASC with NULLS FIRST</text:span></text:h>
      <text:p text:style-name="Preformatted_20_Text"><text:span text:style-name="Source_20_Text">SELECT empno, ename, sal, comm</text:span></text:p>
      <text:p text:style-name="Preformatted_20_Text"><text:span text:style-name="Source_20_Text">FROM emp</text:span></text:p>
      <text:p text:style-name="P1"><text:span text:style-name="Source_20_Text">ORDER BY comm ASC NULLS FIRST;</text:span></text:p>
      <text:h text:style-name="Heading_20_3" text:outline-level="3"><text:soft-page-break/><text:span text:style-name="Strong_20_Emphasis">Output</text:span></text:h>
      <text:p text:style-name="Preformatted_20_Text"><text:span text:style-name="Source_20_Text">7369 SMITH <text:s/>800 <text:s/>NULL</text:span></text:p>
      <text:p text:style-name="Preformatted_20_Text"><text:span text:style-name="Source_20_Text">7782 CLARK 2450 <text:s/>NULL</text:span></text:p>
      <text:p text:style-name="Preformatted_20_Text"><text:span text:style-name="Source_20_Text">7902 FORD <text:s/>3000 <text:s/>NULL</text:span></text:p>
      <text:p text:style-name="Preformatted_20_Text"><text:span text:style-name="Source_20_Text">...</text:span></text:p>
      <text:p text:style-name="Preformatted_20_Text"><text:span text:style-name="Source_20_Text">7844 TURNER 1500 <text:s text:c="2"/>0</text:span></text:p>
      <text:p text:style-name="P1"><text:span text:style-name="Source_20_Text">7499 ALLEN <text:s/>1600 300</text:span></text:p>
      <text:p text:style-name="Horizontal_20_Line"/>
      <text:h text:style-name="Heading_20_1" text:outline-level="1"><text:span text:style-name="Strong_20_Emphasis">Final Exam Summary 🧠</text:span></text:h>
      <text:p text:style-name="Horizontal_20_Line"/>
      <text:list text:style-name="L88">
        <text:list-item>
          <text:p text:style-name="P95"><text:span text:style-name="Strong_20_Emphasis">ORDER BY</text:span> → sorting</text:p>
        </text:list-item>
        <text:list-item>
          <text:p text:style-name="P95"><text:span text:style-name="Strong_20_Emphasis">ASC default</text:span></text:p>
        </text:list-item>
        <text:list-item>
          <text:p text:style-name="P95"><text:span text:style-name="Strong_20_Emphasis">Multiple columns allowed</text:span></text:p>
        </text:list-item>
        <text:list-item>
          <text:p text:style-name="P95"><text:span text:style-name="Strong_20_Emphasis">Alias allowed in ORDER BY, not in WHERE</text:span></text:p>
        </text:list-item>
        <text:list-item>
          <text:p text:style-name="P95"><text:span text:style-name="Strong_20_Emphasis">NULLS FIRST / LAST</text:span> → control null position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4:52:52.207952799</meta:creation-date>
    <dc:date>2026-01-05T15:42:27.790901713</dc:date>
    <meta:editing-duration>PT5H10M5S</meta:editing-duration>
    <meta:editing-cycles>6</meta:editing-cycles>
    <meta:generator>LibreOffice/24.2.7.2$Linux_X86_64 LibreOffice_project/420$Build-2</meta:generator>
    <meta:document-statistic meta:table-count="5" meta:image-count="0" meta:object-count="0" meta:page-count="49" meta:paragraph-count="1292" meta:word-count="5775" meta:character-count="33601" meta:non-whitespace-character-count="28510"/>
  </office:meta>
</office:document-meta>
</file>